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66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#000099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000066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666699"/>
    </style:style>
    <style:style style:name="ce6" style:family="table-cell" style:parent-style-name="Default">
      <style:table-cell-properties fo:background-color="#0066cc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006699"/>
    </style:style>
    <style:style style:name="ce10" style:family="table-cell" style:parent-style-name="Default" style:data-style-name="N110">
      <style:table-cell-properties fo:background-color="#cccccc"/>
    </style:style>
    <style:style style:name="ce11" style:family="table-cell" style:parent-style-name="Default" style:data-style-name="N110">
      <style:table-cell-properties fo:background-color="#999999"/>
    </style:style>
    <style:style style:name="ce12" style:family="table-cell" style:parent-style-name="Default" style:data-style-name="N110">
      <style:table-cell-properties fo:background-color="#b2b2b2"/>
    </style:style>
    <style:style style:name="ce13" style:family="table-cell" style:parent-style-name="Default">
      <style:table-cell-properties fo:background-color="#0066cc"/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110"/>
    <style:style style:name="ce15" style:family="table-cell" style:parent-style-name="Default">
      <style:table-cell-properties fo:background-color="#b2b2b2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0">
      <style:table-cell-properties fo:background-color="#b2b2b2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10" table:default-cell-style-name="Default"/>
        <table:table-column table:style-name="co1" table:default-cell-style-name="ce1"/>
        <table:table-column table:style-name="co1" table:default-cell-style-name="ce5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Box2d</text:p>
          </table:table-cell>
          <table:table-cell table:style-name="ce5" office:value-type="string" calcext:value-type="string">
            <text:p>detection AP</text:p>
          </table:table-cell>
          <table:table-cell table:style-name="ce5" table:number-columns-repeated="3"/>
          <table:table-cell table:number-columns-repeated="6"/>
          <table:table-cell office:value-type="string" calcext:value-type="string">
            <text:p>No ensemble (but learning like ensemble)</text:p>
          </table:table-cell>
          <table:table-cell table:style-name="ce1" table:number-columns-repeated="10"/>
        </table:table-row>
        <table:table-row table:style-name="ro1">
          <table:table-cell table:style-name="Default"/>
          <table:table-cell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7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car</text:p>
          </table:table-cell>
          <table:table-cell table:style-name="ce8" office:value-type="float" office:value="96.482544" calcext:value-type="float">
            <text:p>96,482544</text:p>
          </table:table-cell>
          <table:table-cell table:style-name="ce8" office:value-type="float" office:value="90.305161" calcext:value-type="float">
            <text:p>90,305161</text:p>
          </table:table-cell>
          <table:table-cell table:style-name="ce8" office:value-type="float" office:value="87.626389" calcext:value-type="float">
            <text:p>87,626389</text:p>
          </table:table-cell>
          <table:table-cell table:number-columns-repeated="6"/>
          <table:table-cell office:value-type="string" calcext:value-type="string">
            <text:p>Model 1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pedestrian</text:p>
          </table:table-cell>
          <table:table-cell table:style-name="ce8" office:value-type="float" office:value="84.555908" calcext:value-type="float">
            <text:p>84,555908</text:p>
          </table:table-cell>
          <table:table-cell table:style-name="ce8" office:value-type="float" office:value="76.389679" calcext:value-type="float">
            <text:p>76,389679</text:p>
          </table:table-cell>
          <table:table-cell table:style-name="ce8" office:value-type="float" office:value="72.43866" calcext:value-type="float">
            <text:p>72,43866</text:p>
          </table:table-cell>
          <table:table-cell table:number-columns-repeated="8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cyclist</text:p>
          </table:table-cell>
          <table:table-cell table:style-name="ce8" office:value-type="float" office:value="88.994469" calcext:value-type="float">
            <text:p>88,994469</text:p>
          </table:table-cell>
          <table:table-cell table:style-name="ce8" office:value-type="float" office:value="72.703659" calcext:value-type="float">
            <text:p>72,703659</text:p>
          </table:table-cell>
          <table:table-cell table:style-name="ce8" office:value-type="float" office:value="70.610924" calcext:value-type="float">
            <text:p>70,610924</text:p>
          </table:table-cell>
          <table:table-cell table:number-columns-repeated="7"/>
          <table:table-cell table:style-name="ce6" office:value-type="string" calcext:value-type="string">
            <text:p>car</text:p>
          </table:table-cell>
          <table:table-cell office:value-type="float" office:value="87.097488" calcext:value-type="float">
            <text:p>87,097488</text:p>
          </table:table-cell>
          <table:table-cell office:value-type="float" office:value="82.346542" calcext:value-type="float">
            <text:p>82,346542</text:p>
          </table:table-cell>
          <table:table-cell office:value-type="float" office:value="75.264244" calcext:value-type="float">
            <text:p>75,264244</text:p>
          </table:table-cell>
          <table:table-cell office:value-type="float" office:value="87.853676" calcext:value-type="float">
            <text:p>87,853676</text:p>
          </table:table-cell>
          <table:table-cell office:value-type="float" office:value="84.606865" calcext:value-type="float">
            <text:p>84,606865</text:p>
          </table:table-cell>
          <table:table-cell office:value-type="float" office:value="76.55069" calcext:value-type="float">
            <text:p>76,55069</text:p>
          </table:table-cell>
          <table:table-cell office:value-type="float" office:value="87.842041" calcext:value-type="float">
            <text:p>87,842041</text:p>
          </table:table-cell>
          <table:table-cell office:value-type="float" office:value="82.929108" calcext:value-type="float">
            <text:p>82,929108</text:p>
          </table:table-cell>
          <table:table-cell office:value-type="float" office:value="75.84684" calcext:value-type="float">
            <text:p>75,84684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  <table:table-cell table:style-name="ce6" office:value-type="string" calcext:value-type="string">
            <text:p>pedestrian</text:p>
          </table:table-cell>
          <table:table-cell office:value-type="float" office:value="65.424561" calcext:value-type="float">
            <text:p>65,424561</text:p>
          </table:table-cell>
          <table:table-cell office:value-type="float" office:value="58.235477" calcext:value-type="float">
            <text:p>58,235477</text:p>
          </table:table-cell>
          <table:table-cell office:value-type="float" office:value="54.214031" calcext:value-type="float">
            <text:p>54,214031</text:p>
          </table:table-cell>
          <table:table-cell office:value-type="float" office:value="71.647858" calcext:value-type="float">
            <text:p>71,647858</text:p>
          </table:table-cell>
          <table:table-cell office:value-type="float" office:value="65.356346" calcext:value-type="float">
            <text:p>65,356346</text:p>
          </table:table-cell>
          <table:table-cell office:value-type="float" office:value="57.620464" calcext:value-type="float">
            <text:p>57,620464</text:p>
          </table:table-cell>
          <table:table-cell office:value-type="float" office:value="70.201813" calcext:value-type="float">
            <text:p>70,201813</text:p>
          </table:table-cell>
          <table:table-cell office:value-type="float" office:value="64.488052" calcext:value-type="float">
            <text:p>64,488052</text:p>
          </table:table-cell>
          <table:table-cell office:value-type="float" office:value="57.734913" calcext:value-type="float">
            <text:p>57,734913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Full ensemble</text:p>
          </table:table-cell>
          <table:table-cell table:style-name="ce1" table:number-columns-repeated="9"/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8.840462" calcext:value-type="float">
            <text:p>78,840462</text:p>
          </table:table-cell>
          <table:table-cell office:value-type="float" office:value="60.696568" calcext:value-type="float">
            <text:p>60,696568</text:p>
          </table:table-cell>
          <table:table-cell office:value-type="float" office:value="56.934494" calcext:value-type="float">
            <text:p>56,934494</text:p>
          </table:table-cell>
          <table:table-cell office:value-type="float" office:value="78.900055" calcext:value-type="float">
            <text:p>78,900055</text:p>
          </table:table-cell>
          <table:table-cell office:value-type="float" office:value="59.280418" calcext:value-type="float">
            <text:p>59,280418</text:p>
          </table:table-cell>
          <table:table-cell office:value-type="float" office:value="56.116718" calcext:value-type="float">
            <text:p>56,116718</text:p>
          </table:table-cell>
          <table:table-cell office:value-type="float" office:value="78.09832" calcext:value-type="float">
            <text:p>78,09832</text:p>
          </table:table-cell>
          <table:table-cell office:value-type="float" office:value="59.013454" calcext:value-type="float">
            <text:p>59,013454</text:p>
          </table:table-cell>
          <table:table-cell office:value-type="float" office:value="55.797966" calcext:value-type="float">
            <text:p>55,797966</text:p>
          </table:table-cell>
        </table:table-row>
        <table:table-row table:style-name="ro1">
          <table:table-cell table:style-name="Default"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style-name="Default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car</text:p>
          </table:table-cell>
          <table:table-cell office:value-type="float" office:value="88.212639" calcext:value-type="float">
            <text:p>88,212639</text:p>
          </table:table-cell>
          <table:table-cell office:value-type="float" office:value="85.215797" calcext:value-type="float">
            <text:p>85,215797</text:p>
          </table:table-cell>
          <table:table-cell office:value-type="float" office:value="76.926674" calcext:value-type="float">
            <text:p>76,926674</text:p>
          </table:table-cell>
          <table:table-cell office:value-type="float" office:value="87.97123" calcext:value-type="float">
            <text:p>87,97123</text:p>
          </table:table-cell>
          <table:table-cell office:value-type="float" office:value="85.622383" calcext:value-type="float">
            <text:p>85,622383</text:p>
          </table:table-cell>
          <table:table-cell office:value-type="float" office:value="77.305817" calcext:value-type="float">
            <text:p>77,305817</text:p>
          </table:table-cell>
          <table:table-cell office:value-type="float" office:value="88.522949" calcext:value-type="float">
            <text:p>88,522949</text:p>
          </table:table-cell>
          <table:table-cell office:value-type="float" office:value="85.308929" calcext:value-type="float">
            <text:p>85,308929</text:p>
          </table:table-cell>
          <table:table-cell office:value-type="float" office:value="77.122459" calcext:value-type="float">
            <text:p>77,122459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1.072929" calcext:value-type="float">
            <text:p>81,072929</text:p>
          </table:table-cell>
          <table:table-cell office:value-type="float" office:value="68.546158" calcext:value-type="float">
            <text:p>68,546158</text:p>
          </table:table-cell>
          <table:table-cell office:value-type="float" office:value="62.145901" calcext:value-type="float">
            <text:p>62,145901</text:p>
          </table:table-cell>
          <table:table-cell office:value-type="float" office:value="82.835136" calcext:value-type="float">
            <text:p>82,835136</text:p>
          </table:table-cell>
          <table:table-cell office:value-type="float" office:value="70.974518" calcext:value-type="float">
            <text:p>70,974518</text:p>
          </table:table-cell>
          <table:table-cell office:value-type="float" office:value="63.626575" calcext:value-type="float">
            <text:p>63,626575</text:p>
          </table:table-cell>
          <table:table-cell office:value-type="float" office:value="82.638351" calcext:value-type="float">
            <text:p>82,638351</text:p>
          </table:table-cell>
          <table:table-cell office:value-type="float" office:value="68.959793" calcext:value-type="float">
            <text:p>68,959793</text:p>
          </table:table-cell>
          <table:table-cell office:value-type="float" office:value="62.772144" calcext:value-type="float">
            <text:p>62,772144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pedestrian</text:p>
          </table:table-cell>
          <table:table-cell office:value-type="float" office:value="71.192009" calcext:value-type="float">
            <text:p>71,192009</text:p>
          </table:table-cell>
          <table:table-cell office:value-type="float" office:value="65.365562" calcext:value-type="float">
            <text:p>65,365562</text:p>
          </table:table-cell>
          <table:table-cell office:value-type="float" office:value="58.69836" calcext:value-type="float">
            <text:p>58,69836</text:p>
          </table:table-cell>
          <table:table-cell office:value-type="float" office:value="75.981026" calcext:value-type="float">
            <text:p>75,981026</text:p>
          </table:table-cell>
          <table:table-cell office:value-type="float" office:value="67.901718" calcext:value-type="float">
            <text:p>67,901718</text:p>
          </table:table-cell>
          <table:table-cell office:value-type="float" office:value="60.723137" calcext:value-type="float">
            <text:p>60,723137</text:p>
          </table:table-cell>
          <table:table-cell office:value-type="float" office:value="72.243164" calcext:value-type="float">
            <text:p>72,243164</text:p>
          </table:table-cell>
          <table:table-cell office:value-type="float" office:value="66.524101" calcext:value-type="float">
            <text:p>66,524101</text:p>
          </table:table-cell>
          <table:table-cell office:value-type="float" office:value="59.797752" calcext:value-type="float">
            <text:p>59,797752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56.756092" calcext:value-type="float">
            <text:p>56,756092</text:p>
          </table:table-cell>
          <table:table-cell office:value-type="float" office:value="51.840134" calcext:value-type="float">
            <text:p>51,840134</text:p>
          </table:table-cell>
          <table:table-cell office:value-type="float" office:value="46.648197" calcext:value-type="float">
            <text:p>46,648197</text:p>
          </table:table-cell>
          <table:table-cell office:value-type="float" office:value="66.219391" calcext:value-type="float">
            <text:p>66,219391</text:p>
          </table:table-cell>
          <table:table-cell office:value-type="float" office:value="58.277309" calcext:value-type="float">
            <text:p>58,277309</text:p>
          </table:table-cell>
          <table:table-cell office:value-type="float" office:value="51.107384" calcext:value-type="float">
            <text:p>51,107384</text:p>
          </table:table-cell>
          <table:table-cell office:value-type="float" office:value="63.627918" calcext:value-type="float">
            <text:p>63,627918</text:p>
          </table:table-cell>
          <table:table-cell office:value-type="float" office:value="56.728016" calcext:value-type="float">
            <text:p>56,728016</text:p>
          </table:table-cell>
          <table:table-cell office:value-type="float" office:value="50.140392" calcext:value-type="float">
            <text:p>50,140392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cyclist</text:p>
          </table:table-cell>
          <table:table-cell office:value-type="float" office:value="81.544098" calcext:value-type="float">
            <text:p>81,544098</text:p>
          </table:table-cell>
          <table:table-cell office:value-type="float" office:value="62.358688" calcext:value-type="float">
            <text:p>62,358688</text:p>
          </table:table-cell>
          <table:table-cell office:value-type="float" office:value="58.386517" calcext:value-type="float">
            <text:p>58,386517</text:p>
          </table:table-cell>
          <table:table-cell office:value-type="float" office:value="83.628235" calcext:value-type="float">
            <text:p>83,628235</text:p>
          </table:table-cell>
          <table:table-cell office:value-type="float" office:value="64.118973" calcext:value-type="float">
            <text:p>64,118973</text:p>
          </table:table-cell>
          <table:table-cell office:value-type="float" office:value="59.709023" calcext:value-type="float">
            <text:p>59,709023</text:p>
          </table:table-cell>
          <table:table-cell office:value-type="float" office:value="82.584404" calcext:value-type="float">
            <text:p>82,584404</text:p>
          </table:table-cell>
          <table:table-cell office:value-type="float" office:value="63.528664" calcext:value-type="float">
            <text:p>63,528664</text:p>
          </table:table-cell>
          <table:table-cell office:value-type="float" office:value="59.166534" calcext:value-type="float">
            <text:p>59,166534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6.217194" calcext:value-type="float">
            <text:p>76,217194</text:p>
          </table:table-cell>
          <table:table-cell office:value-type="float" office:value="56.769604" calcext:value-type="float">
            <text:p>56,769604</text:p>
          </table:table-cell>
          <table:table-cell office:value-type="float" office:value="52.90749" calcext:value-type="float">
            <text:p>52,90749</text:p>
          </table:table-cell>
          <table:table-cell office:value-type="float" office:value="74.331612" calcext:value-type="float">
            <text:p>74,331612</text:p>
          </table:table-cell>
          <table:table-cell office:value-type="float" office:value="56.126858" calcext:value-type="float">
            <text:p>56,126858</text:p>
          </table:table-cell>
          <table:table-cell office:value-type="float" office:value="52.496727" calcext:value-type="float">
            <text:p>52,496727</text:p>
          </table:table-cell>
          <table:table-cell office:value-type="float" office:value="74.069992" calcext:value-type="float">
            <text:p>74,069992</text:p>
          </table:table-cell>
          <table:table-cell office:value-type="float" office:value="55.289181" calcext:value-type="float">
            <text:p>55,289181</text:p>
          </table:table-cell>
          <table:table-cell office:value-type="float" office:value="50.833332" calcext:value-type="float">
            <text:p>50,833332</text:p>
          </table:table-cell>
        </table:table-row>
        <table:table-row table:style-name="ro1">
          <table:table-cell table:style-name="Default"/>
          <table:table-cell office:value-type="string" calcext:value-type="string">
            <text:p>detection_3d AP</text:p>
          </table:table-cell>
          <table:table-cell table:style-name="ce5" table:number-columns-repeated="9"/>
          <table:table-cell/>
          <table:table-cell table:style-name="ce3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table:style-name="Default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table:style-name="ce2" office:value-type="string" calcext:value-type="string">
            <text:p>Model 2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/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car</text:p>
          </table:table-cell>
          <table:table-cell office:value-type="float" office:value="84.102898" calcext:value-type="float">
            <text:p>84,102898</text:p>
          </table:table-cell>
          <table:table-cell office:value-type="float" office:value="72.161049" calcext:value-type="float">
            <text:p>72,161049</text:p>
          </table:table-cell>
          <table:table-cell office:value-type="float" office:value="64.380058" calcext:value-type="float">
            <text:p>64,380058</text:p>
          </table:table-cell>
          <table:table-cell office:value-type="float" office:value="84.44519" calcext:value-type="float">
            <text:p>84,44519</text:p>
          </table:table-cell>
          <table:table-cell office:value-type="float" office:value="72.999535" calcext:value-type="float">
            <text:p>72,999535</text:p>
          </table:table-cell>
          <table:table-cell office:value-type="float" office:value="65.007973" calcext:value-type="float">
            <text:p>65,007973</text:p>
          </table:table-cell>
          <table:table-cell office:value-type="float" office:value="84.999557" calcext:value-type="float">
            <text:p>84,999557</text:p>
          </table:table-cell>
          <table:table-cell office:value-type="float" office:value="73.019279" calcext:value-type="float">
            <text:p>73,019279</text:p>
          </table:table-cell>
          <table:table-cell office:value-type="float" office:value="64.969833" calcext:value-type="float">
            <text:p>64,969833</text:p>
          </table:table-cell>
          <table:table-cell/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8.023308" calcext:value-type="float">
            <text:p>88,023308</text:p>
          </table:table-cell>
          <table:table-cell office:value-type="float" office:value="83.849426" calcext:value-type="float">
            <text:p>83,849426</text:p>
          </table:table-cell>
          <table:table-cell office:value-type="float" office:value="76.153625" calcext:value-type="float">
            <text:p>76,153625</text:p>
          </table:table-cell>
          <table:table-cell office:value-type="float" office:value="87.177124" calcext:value-type="float">
            <text:p>87,177124</text:p>
          </table:table-cell>
          <table:table-cell office:value-type="float" office:value="83.038513" calcext:value-type="float">
            <text:p>83,038513</text:p>
          </table:table-cell>
          <table:table-cell office:value-type="float" office:value="75.740868" calcext:value-type="float">
            <text:p>75,740868</text:p>
          </table:table-cell>
          <table:table-cell office:value-type="float" office:value="87.865486" calcext:value-type="float">
            <text:p>87,865486</text:p>
          </table:table-cell>
          <table:table-cell office:value-type="float" office:value="84.162827" calcext:value-type="float">
            <text:p>84,162827</text:p>
          </table:table-cell>
          <table:table-cell office:value-type="float" office:value="76.272514" calcext:value-type="float">
            <text:p>76,272514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pedestrian</text:p>
          </table:table-cell>
          <table:table-cell office:value-type="float" office:value="66.612862" calcext:value-type="float">
            <text:p>66,612862</text:p>
          </table:table-cell>
          <table:table-cell office:value-type="float" office:value="58.873199" calcext:value-type="float">
            <text:p>58,873199</text:p>
          </table:table-cell>
          <table:table-cell office:value-type="float" office:value="51.781292" calcext:value-type="float">
            <text:p>51,781292</text:p>
          </table:table-cell>
          <table:table-cell office:value-type="float" office:value="69.137596" calcext:value-type="float">
            <text:p>69,137596</text:p>
          </table:table-cell>
          <table:table-cell office:value-type="float" office:value="60.663742" calcext:value-type="float">
            <text:p>60,663742</text:p>
          </table:table-cell>
          <table:table-cell office:value-type="float" office:value="55.947823" calcext:value-type="float">
            <text:p>55,947823</text:p>
          </table:table-cell>
          <table:table-cell office:value-type="float" office:value="68.295082" calcext:value-type="float">
            <text:p>68,295082</text:p>
          </table:table-cell>
          <table:table-cell office:value-type="float" office:value="60.399773" calcext:value-type="float">
            <text:p>60,399773</text:p>
          </table:table-cell>
          <table:table-cell office:value-type="float" office:value="52.883385" calcext:value-type="float">
            <text:p>52,883385</text:p>
          </table:table-cell>
          <table:table-cell/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9.391159" calcext:value-type="float">
            <text:p>69,391159</text:p>
          </table:table-cell>
          <table:table-cell office:value-type="float" office:value="61.216015" calcext:value-type="float">
            <text:p>61,216015</text:p>
          </table:table-cell>
          <table:table-cell office:value-type="float" office:value="56.584465" calcext:value-type="float">
            <text:p>56,584465</text:p>
          </table:table-cell>
          <table:table-cell office:value-type="float" office:value="70.274521" calcext:value-type="float">
            <text:p>70,274521</text:p>
          </table:table-cell>
          <table:table-cell office:value-type="float" office:value="64.654121" calcext:value-type="float">
            <text:p>64,654121</text:p>
          </table:table-cell>
          <table:table-cell office:value-type="float" office:value="57.057251" calcext:value-type="float">
            <text:p>57,057251</text:p>
          </table:table-cell>
          <table:table-cell office:value-type="float" office:value="70.943794" calcext:value-type="float">
            <text:p>70,943794</text:p>
          </table:table-cell>
          <table:table-cell office:value-type="float" office:value="64.972298" calcext:value-type="float">
            <text:p>64,972298</text:p>
          </table:table-cell>
          <table:table-cell office:value-type="float" office:value="57.22599" calcext:value-type="float">
            <text:p>57,22599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cyclist</text:p>
          </table:table-cell>
          <table:table-cell office:value-type="float" office:value="79.775833" calcext:value-type="float">
            <text:p>79,775833</text:p>
          </table:table-cell>
          <table:table-cell office:value-type="float" office:value="59.134602" calcext:value-type="float">
            <text:p>59,134602</text:p>
          </table:table-cell>
          <table:table-cell office:value-type="float" office:value="55.966957" calcext:value-type="float">
            <text:p>55,966957</text:p>
          </table:table-cell>
          <table:table-cell office:value-type="float" office:value="80.53566" calcext:value-type="float">
            <text:p>80,53566</text:p>
          </table:table-cell>
          <table:table-cell office:value-type="float" office:value="59.702671" calcext:value-type="float">
            <text:p>59,702671</text:p>
          </table:table-cell>
          <table:table-cell office:value-type="float" office:value="56.525646" calcext:value-type="float">
            <text:p>56,525646</text:p>
          </table:table-cell>
          <table:table-cell office:value-type="float" office:value="79.232445" calcext:value-type="float">
            <text:p>79,232445</text:p>
          </table:table-cell>
          <table:table-cell office:value-type="float" office:value="58.639221" calcext:value-type="float">
            <text:p>58,639221</text:p>
          </table:table-cell>
          <table:table-cell office:value-type="float" office:value="55.896587" calcext:value-type="float">
            <text:p>55,896587</text:p>
          </table:table-cell>
          <table:table-cell/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81.36982" calcext:value-type="float">
            <text:p>81,36982</text:p>
          </table:table-cell>
          <table:table-cell office:value-type="float" office:value="61.315258" calcext:value-type="float">
            <text:p>61,315258</text:p>
          </table:table-cell>
          <table:table-cell office:value-type="float" office:value="57.510925" calcext:value-type="float">
            <text:p>57,510925</text:p>
          </table:table-cell>
          <table:table-cell office:value-type="float" office:value="77.046623" calcext:value-type="float">
            <text:p>77,046623</text:p>
          </table:table-cell>
          <table:table-cell office:value-type="float" office:value="60.359104" calcext:value-type="float">
            <text:p>60,359104</text:p>
          </table:table-cell>
          <table:table-cell office:value-type="float" office:value="56.167614" calcext:value-type="float">
            <text:p>56,167614</text:p>
          </table:table-cell>
          <table:table-cell office:value-type="float" office:value="78.079277" calcext:value-type="float">
            <text:p>78,079277</text:p>
          </table:table-cell>
          <table:table-cell office:value-type="float" office:value="58.838631" calcext:value-type="float">
            <text:p>58,838631</text:p>
          </table:table-cell>
          <table:table-cell office:value-type="float" office:value="55.681522" calcext:value-type="float">
            <text:p>55,681522</text:p>
          </table:table-cell>
        </table:table-row>
        <table:table-row table:style-name="ro1">
          <table:table-cell table:style-name="Default"/>
          <table:table-cell office:value-type="string" calcext:value-type="string">
            <text:p>Average time</text:p>
          </table:table-cell>
          <table:table-cell table:style-name="ce7" office:value-type="float" office:value="0.200558587946" calcext:value-type="float">
            <text:p>0,2005585879</text:p>
          </table:table-cell>
          <table:table-cell table:number-columns-repeated="9"/>
          <table:table-cell table:style-name="ce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style-name="Default" table:number-columns-repeated="2"/>
          <table:table-cell table:number-columns-repeated="10"/>
          <table:table-cell table:style-name="ce2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Default" table:number-columns-repeated="2"/>
          <table:table-cell table:number-columns-repeated="10"/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Reference</text:p>
          </table:table-cell>
          <table:table-cell table:style-name="ce1" table:number-columns-repeated="9"/>
          <table:table-cell/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3.922729" calcext:value-type="float">
            <text:p>83,922729</text:p>
          </table:table-cell>
          <table:table-cell office:value-type="float" office:value="71.155533" calcext:value-type="float">
            <text:p>71,155533</text:p>
          </table:table-cell>
          <table:table-cell office:value-type="float" office:value="63.698124" calcext:value-type="float">
            <text:p>63,698124</text:p>
          </table:table-cell>
          <table:table-cell office:value-type="float" office:value="82.651764" calcext:value-type="float">
            <text:p>82,651764</text:p>
          </table:table-cell>
          <table:table-cell office:value-type="float" office:value="69.626404" calcext:value-type="float">
            <text:p>69,626404</text:p>
          </table:table-cell>
          <table:table-cell office:value-type="float" office:value="62.955402" calcext:value-type="float">
            <text:p>62,955402</text:p>
          </table:table-cell>
          <table:table-cell office:value-type="float" office:value="83.046547" calcext:value-type="float">
            <text:p>83,046547</text:p>
          </table:table-cell>
          <table:table-cell office:value-type="float" office:value="71.100441" calcext:value-type="float">
            <text:p>71,100441</text:p>
          </table:table-cell>
          <table:table-cell office:value-type="float" office:value="63.579334" calcext:value-type="float">
            <text:p>63,579334</text:p>
          </table:table-cell>
        </table:table-row>
        <table:table-row table:style-name="ro1">
          <table:table-cell table:style-name="Default"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/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1.221619" calcext:value-type="float">
            <text:p>61,221619</text:p>
          </table:table-cell>
          <table:table-cell office:value-type="float" office:value="54.12001" calcext:value-type="float">
            <text:p>54,12001</text:p>
          </table:table-cell>
          <table:table-cell office:value-type="float" office:value="48.132145" calcext:value-type="float">
            <text:p>48,132145</text:p>
          </table:table-cell>
          <table:table-cell office:value-type="float" office:value="65.345222" calcext:value-type="float">
            <text:p>65,345222</text:p>
          </table:table-cell>
          <table:table-cell office:value-type="float" office:value="57.748371" calcext:value-type="float">
            <text:p>57,748371</text:p>
          </table:table-cell>
          <table:table-cell office:value-type="float" office:value="50.526257" calcext:value-type="float">
            <text:p>50,526257</text:p>
          </table:table-cell>
          <table:table-cell office:value-type="float" office:value="65.079689" calcext:value-type="float">
            <text:p>65,079689</text:p>
          </table:table-cell>
          <table:table-cell office:value-type="float" office:value="57.355225" calcext:value-type="float">
            <text:p>57,355225</text:p>
          </table:table-cell>
          <table:table-cell office:value-type="float" office:value="50.276119" calcext:value-type="float">
            <text:p>50,276119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75.438141" calcext:value-type="float">
            <text:p>75,438141</text:p>
          </table:table-cell>
          <table:table-cell office:value-type="float" office:value="56.01313" calcext:value-type="float">
            <text:p>56,01313</text:p>
          </table:table-cell>
          <table:table-cell office:value-type="float" office:value="52.499016" calcext:value-type="float">
            <text:p>52,499016</text:p>
          </table:table-cell>
          <table:table-cell office:value-type="float" office:value="72.518448" calcext:value-type="float">
            <text:p>72,518448</text:p>
          </table:table-cell>
          <table:table-cell office:value-type="float" office:value="55.070518" calcext:value-type="float">
            <text:p>55,070518</text:p>
          </table:table-cell>
          <table:table-cell office:value-type="float" office:value="51.723816" calcext:value-type="float">
            <text:p>51,723816</text:p>
          </table:table-cell>
          <table:table-cell office:value-type="float" office:value="73.083534" calcext:value-type="float">
            <text:p>73,083534</text:p>
          </table:table-cell>
          <table:table-cell office:value-type="float" office:value="55.585487" calcext:value-type="float">
            <text:p>55,585487</text:p>
          </table:table-cell>
          <table:table-cell office:value-type="float" office:value="52.093685" calcext:value-type="float">
            <text:p>52,093685</text:p>
          </table:table-cell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/>
          <table:table-cell table:style-name="ce4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table:style-name="Default"/>
          <table:table-cell table:style-name="ce6" office:value-type="string" calcext:value-type="string">
            <text:p>car</text:p>
          </table:table-cell>
          <table:table-cell table:number-columns-repeated="10"/>
          <table:table-cell office:value-type="string" calcext:value-type="string">
            <text:p>Model 3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Default"/>
          <table:table-cell table:style-name="ce6" office:value-type="string" calcext:value-type="string">
            <text:p>pedestrian</text:p>
          </table:table-cell>
          <table:table-cell table:number-columns-repeated="1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cyclist</text:p>
          </table:table-cell>
          <table:table-cell table:number-columns-repeated="11"/>
          <table:table-cell table:style-name="ce6" office:value-type="string" calcext:value-type="string">
            <text:p>car</text:p>
          </table:table-cell>
          <table:table-cell office:value-type="float" office:value="87.025757" calcext:value-type="float">
            <text:p>87,025757</text:p>
          </table:table-cell>
          <table:table-cell office:value-type="float" office:value="82.387451" calcext:value-type="float">
            <text:p>82,387451</text:p>
          </table:table-cell>
          <table:table-cell office:value-type="float" office:value="75.438667" calcext:value-type="float">
            <text:p>75,438667</text:p>
          </table:table-cell>
          <table:table-cell office:value-type="float" office:value="88.042236" calcext:value-type="float">
            <text:p>88,042236</text:p>
          </table:table-cell>
          <table:table-cell office:value-type="float" office:value="84.131424" calcext:value-type="float">
            <text:p>84,131424</text:p>
          </table:table-cell>
          <table:table-cell office:value-type="float" office:value="76.314262" calcext:value-type="float">
            <text:p>76,314262</text:p>
          </table:table-cell>
          <table:table-cell office:value-type="float" office:value="87.660202" calcext:value-type="float">
            <text:p>87,660202</text:p>
          </table:table-cell>
          <table:table-cell office:value-type="float" office:value="83.222137" calcext:value-type="float">
            <text:p>83,222137</text:p>
          </table:table-cell>
          <table:table-cell office:value-type="float" office:value="75.917076" calcext:value-type="float">
            <text:p>75,917076</text:p>
          </table:table-cell>
        </table:table-row>
        <table:table-row table:style-name="ro1">
          <table:table-cell table:style-name="Default"/>
          <table:table-cell office:value-type="string" calcext:value-type="string">
            <text:p>detection_3d AP</text:p>
          </table:table-cell>
          <table:table-cell table:style-name="ce5" table:number-columns-repeated="9"/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68.430511" calcext:value-type="float">
            <text:p>68,430511</text:p>
          </table:table-cell>
          <table:table-cell office:value-type="float" office:value="60.912079" calcext:value-type="float">
            <text:p>60,912079</text:p>
          </table:table-cell>
          <table:table-cell office:value-type="float" office:value="55.994987" calcext:value-type="float">
            <text:p>55,994987</text:p>
          </table:table-cell>
          <table:table-cell office:value-type="float" office:value="71.772507" calcext:value-type="float">
            <text:p>71,772507</text:p>
          </table:table-cell>
          <table:table-cell office:value-type="float" office:value="65.894135" calcext:value-type="float">
            <text:p>65,894135</text:p>
          </table:table-cell>
          <table:table-cell office:value-type="float" office:value="57.886402" calcext:value-type="float">
            <text:p>57,886402</text:p>
          </table:table-cell>
          <table:table-cell office:value-type="float" office:value="69.80867" calcext:value-type="float">
            <text:p>69,80867</text:p>
          </table:table-cell>
          <table:table-cell office:value-type="float" office:value="64.195099" calcext:value-type="float">
            <text:p>64,195099</text:p>
          </table:table-cell>
          <table:table-cell office:value-type="float" office:value="56.819546" calcext:value-type="float">
            <text:p>56,819546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6.967278" calcext:value-type="float">
            <text:p>76,967278</text:p>
          </table:table-cell>
          <table:table-cell office:value-type="float" office:value="57.673161" calcext:value-type="float">
            <text:p>57,673161</text:p>
          </table:table-cell>
          <table:table-cell office:value-type="float" office:value="54.564518" calcext:value-type="float">
            <text:p>54,564518</text:p>
          </table:table-cell>
          <table:table-cell office:value-type="float" office:value="79.413857" calcext:value-type="float">
            <text:p>79,413857</text:p>
          </table:table-cell>
          <table:table-cell office:value-type="float" office:value="59.514862" calcext:value-type="float">
            <text:p>59,514862</text:p>
          </table:table-cell>
          <table:table-cell office:value-type="float" office:value="56.292557" calcext:value-type="float">
            <text:p>56,292557</text:p>
          </table:table-cell>
          <table:table-cell office:value-type="float" office:value="81.415649" calcext:value-type="float">
            <text:p>81,415649</text:p>
          </table:table-cell>
          <table:table-cell office:value-type="float" office:value="62.235832" calcext:value-type="float">
            <text:p>62,235832</text:p>
          </table:table-cell>
          <table:table-cell office:value-type="float" office:value="58.040119" calcext:value-type="float">
            <text:p>58,040119</text:p>
          </table:table-cell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style-name="Default"/>
          <table:table-cell table:style-name="ce6" office:value-type="string" calcext:value-type="string">
            <text:p>car</text:p>
          </table:table-cell>
          <table:table-cell table:number-columns-repeated="12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Default"/>
          <table:table-cell table:style-name="ce6" office:value-type="string" calcext:value-type="string">
            <text:p>pedestrian</text:p>
          </table:table-cell>
          <table:table-cell table:number-columns-repeated="1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cyclist</text:p>
          </table:table-cell>
          <table:table-cell table:number-columns-repeated="11"/>
          <table:table-cell table:style-name="ce6" office:value-type="string" calcext:value-type="string">
            <text:p>car</text:p>
          </table:table-cell>
          <table:table-cell office:value-type="float" office:value="81.990074" calcext:value-type="float">
            <text:p>81,990074</text:p>
          </table:table-cell>
          <table:table-cell office:value-type="float" office:value="69.780029" calcext:value-type="float">
            <text:p>69,780029</text:p>
          </table:table-cell>
          <table:table-cell office:value-type="float" office:value="62.754951" calcext:value-type="float">
            <text:p>62,754951</text:p>
          </table:table-cell>
          <table:table-cell office:value-type="float" office:value="83.150887" calcext:value-type="float">
            <text:p>83,150887</text:p>
          </table:table-cell>
          <table:table-cell office:value-type="float" office:value="70.792046" calcext:value-type="float">
            <text:p>70,792046</text:p>
          </table:table-cell>
          <table:table-cell office:value-type="float" office:value="63.444973" calcext:value-type="float">
            <text:p>63,444973</text:p>
          </table:table-cell>
          <table:table-cell office:value-type="float" office:value="83.197792" calcext:value-type="float">
            <text:p>83,197792</text:p>
          </table:table-cell>
          <table:table-cell office:value-type="float" office:value="70.140907" calcext:value-type="float">
            <text:p>70,140907</text:p>
          </table:table-cell>
          <table:table-cell office:value-type="float" office:value="63.20665" calcext:value-type="float">
            <text:p>63,20665</text:p>
          </table:table-cell>
        </table:table-row>
        <table:table-row table:style-name="ro1">
          <table:table-cell table:style-name="Default"/>
          <table:table-cell office:value-type="string" calcext:value-type="string">
            <text:p>Average time</text:p>
          </table:table-cell>
          <table:table-cell table:number-columns-repeated="11"/>
          <table:table-cell table:style-name="ce6" office:value-type="string" calcext:value-type="string">
            <text:p>pedestrian</text:p>
          </table:table-cell>
          <table:table-cell office:value-type="float" office:value="62.382133" calcext:value-type="float">
            <text:p>62,382133</text:p>
          </table:table-cell>
          <table:table-cell office:value-type="float" office:value="55.801815" calcext:value-type="float">
            <text:p>55,801815</text:p>
          </table:table-cell>
          <table:table-cell office:value-type="float" office:value="49.24157" calcext:value-type="float">
            <text:p>49,24157</text:p>
          </table:table-cell>
          <table:table-cell office:value-type="float" office:value="66.244797" calcext:value-type="float">
            <text:p>66,244797</text:p>
          </table:table-cell>
          <table:table-cell office:value-type="float" office:value="58.571106" calcext:value-type="float">
            <text:p>58,571106</text:p>
          </table:table-cell>
          <table:table-cell office:value-type="float" office:value="51.130199" calcext:value-type="float">
            <text:p>51,130199</text:p>
          </table:table-cell>
          <table:table-cell office:value-type="float" office:value="64.121223" calcext:value-type="float">
            <text:p>64,121223</text:p>
          </table:table-cell>
          <table:table-cell office:value-type="float" office:value="56.682922" calcext:value-type="float">
            <text:p>56,682922</text:p>
          </table:table-cell>
          <table:table-cell office:value-type="float" office:value="49.731667" calcext:value-type="float">
            <text:p>49,731667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  <table:table-cell table:style-name="ce6" office:value-type="string" calcext:value-type="string">
            <text:p>cyclist</text:p>
          </table:table-cell>
          <table:table-cell office:value-type="float" office:value="72.901085" calcext:value-type="float">
            <text:p>72,901085</text:p>
          </table:table-cell>
          <table:table-cell office:value-type="float" office:value="54.335136" calcext:value-type="float">
            <text:p>54,335136</text:p>
          </table:table-cell>
          <table:table-cell office:value-type="float" office:value="50.948078" calcext:value-type="float">
            <text:p>50,948078</text:p>
          </table:table-cell>
          <table:table-cell office:value-type="float" office:value="73.691849" calcext:value-type="float">
            <text:p>73,691849</text:p>
          </table:table-cell>
          <table:table-cell office:value-type="float" office:value="54.994476" calcext:value-type="float">
            <text:p>54,994476</text:p>
          </table:table-cell>
          <table:table-cell office:value-type="float" office:value="50.31979" calcext:value-type="float">
            <text:p>50,31979</text:p>
          </table:table-cell>
          <table:table-cell office:value-type="float" office:value="77.863258" calcext:value-type="float">
            <text:p>77,863258</text:p>
          </table:table-cell>
          <table:table-cell office:value-type="float" office:value="58.218529" calcext:value-type="float">
            <text:p>58,218529</text:p>
          </table:table-cell>
          <table:table-cell office:value-type="float" office:value="54.694748" calcext:value-type="float">
            <text:p>54,694748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  <table:table-cell office:value-type="string" calcext:value-type="string">
            <text:p>Average time</text:p>
          </table:table-cell>
          <table:table-cell office:value-type="float" office:value="0.0801687519857" calcext:value-type="float">
            <text:p>0,080168752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egmentation – no ensemble</text:p>
          </table:table-cell>
          <table:table-cell table:style-name="ce1" table:number-columns-repeated="10"/>
          <table:table-cell/>
          <table:table-cell office:value-type="string" calcext:value-type="string">
            <text:p>Only segmentation ensemble</text:p>
          </table:table-cell>
          <table:table-cell table:style-name="ce1" table:number-columns-repeated="10"/>
        </table:table-row>
        <table:table-row table:style-name="ro1">
          <table:table-cell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office:value-type="string" calcext:value-type="string">
            <text:p>Model 1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office:value-type="string" calcext:value-type="string">
            <text:p>Model 1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7.887283" calcext:value-type="float">
            <text:p>87,887283</text:p>
          </table:table-cell>
          <table:table-cell office:value-type="float" office:value="84.854126" calcext:value-type="float">
            <text:p>84,854126</text:p>
          </table:table-cell>
          <table:table-cell office:value-type="float" office:value="76.659866" calcext:value-type="float">
            <text:p>76,659866</text:p>
          </table:table-cell>
          <table:table-cell office:value-type="float" office:value="88.05098" calcext:value-type="float">
            <text:p>88,05098</text:p>
          </table:table-cell>
          <table:table-cell office:value-type="float" office:value="85.3946" calcext:value-type="float">
            <text:p>85,3946</text:p>
          </table:table-cell>
          <table:table-cell office:value-type="float" office:value="77.081436" calcext:value-type="float">
            <text:p>77,081436</text:p>
          </table:table-cell>
          <table:table-cell office:value-type="float" office:value="88.229317" calcext:value-type="float">
            <text:p>88,229317</text:p>
          </table:table-cell>
          <table:table-cell office:value-type="float" office:value="84.934258" calcext:value-type="float">
            <text:p>84,934258</text:p>
          </table:table-cell>
          <table:table-cell office:value-type="float" office:value="76.823639" calcext:value-type="float">
            <text:p>76,823639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7.257507" calcext:value-type="float">
            <text:p>87,257507</text:p>
          </table:table-cell>
          <table:table-cell office:value-type="float" office:value="82.769646" calcext:value-type="float">
            <text:p>82,769646</text:p>
          </table:table-cell>
          <table:table-cell office:value-type="float" office:value="75.654205" calcext:value-type="float">
            <text:p>75,654205</text:p>
          </table:table-cell>
          <table:table-cell office:value-type="float" office:value="88.765358" calcext:value-type="float">
            <text:p>88,765358</text:p>
          </table:table-cell>
          <table:table-cell office:value-type="float" office:value="85.524498" calcext:value-type="float">
            <text:p>85,524498</text:p>
          </table:table-cell>
          <table:table-cell office:value-type="float" office:value="77.245178" calcext:value-type="float">
            <text:p>77,245178</text:p>
          </table:table-cell>
          <table:table-cell office:value-type="float" office:value="88.166435" calcext:value-type="float">
            <text:p>88,166435</text:p>
          </table:table-cell>
          <table:table-cell office:value-type="float" office:value="84.31076" calcext:value-type="float">
            <text:p>84,31076</text:p>
          </table:table-cell>
          <table:table-cell office:value-type="float" office:value="76.545624" calcext:value-type="float">
            <text:p>76,545624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71.411407" calcext:value-type="float">
            <text:p>71,411407</text:p>
          </table:table-cell>
          <table:table-cell office:value-type="float" office:value="65.355614" calcext:value-type="float">
            <text:p>65,355614</text:p>
          </table:table-cell>
          <table:table-cell office:value-type="float" office:value="58.123787" calcext:value-type="float">
            <text:p>58,123787</text:p>
          </table:table-cell>
          <table:table-cell office:value-type="float" office:value="76.705589" calcext:value-type="float">
            <text:p>76,705589</text:p>
          </table:table-cell>
          <table:table-cell office:value-type="float" office:value="68.039352" calcext:value-type="float">
            <text:p>68,039352</text:p>
          </table:table-cell>
          <table:table-cell office:value-type="float" office:value="60.74754" calcext:value-type="float">
            <text:p>60,74754</text:p>
          </table:table-cell>
          <table:table-cell office:value-type="float" office:value="72.370682" calcext:value-type="float">
            <text:p>72,370682</text:p>
          </table:table-cell>
          <table:table-cell office:value-type="float" office:value="66.723274" calcext:value-type="float">
            <text:p>66,723274</text:p>
          </table:table-cell>
          <table:table-cell office:value-type="float" office:value="59.950043" calcext:value-type="float">
            <text:p>59,950043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67.678139" calcext:value-type="float">
            <text:p>67,678139</text:p>
          </table:table-cell>
          <table:table-cell office:value-type="float" office:value="60.115402" calcext:value-type="float">
            <text:p>60,115402</text:p>
          </table:table-cell>
          <table:table-cell office:value-type="float" office:value="55.358307" calcext:value-type="float">
            <text:p>55,358307</text:p>
          </table:table-cell>
          <table:table-cell office:value-type="float" office:value="71.457283" calcext:value-type="float">
            <text:p>71,457283</text:p>
          </table:table-cell>
          <table:table-cell office:value-type="float" office:value="65.638878" calcext:value-type="float">
            <text:p>65,638878</text:p>
          </table:table-cell>
          <table:table-cell office:value-type="float" office:value="57.766819" calcext:value-type="float">
            <text:p>57,766819</text:p>
          </table:table-cell>
          <table:table-cell office:value-type="float" office:value="70.154579" calcext:value-type="float">
            <text:p>70,154579</text:p>
          </table:table-cell>
          <table:table-cell office:value-type="float" office:value="64.601723" calcext:value-type="float">
            <text:p>64,601723</text:p>
          </table:table-cell>
          <table:table-cell office:value-type="float" office:value="57.551186" calcext:value-type="float">
            <text:p>57,551186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77.786026" calcext:value-type="float">
            <text:p>77,786026</text:p>
          </table:table-cell>
          <table:table-cell office:value-type="float" office:value="60.376949" calcext:value-type="float">
            <text:p>60,376949</text:p>
          </table:table-cell>
          <table:table-cell office:value-type="float" office:value="56.574451" calcext:value-type="float">
            <text:p>56,574451</text:p>
          </table:table-cell>
          <table:table-cell office:value-type="float" office:value="81.452583" calcext:value-type="float">
            <text:p>81,452583</text:p>
          </table:table-cell>
          <table:table-cell office:value-type="float" office:value="62.385265" calcext:value-type="float">
            <text:p>62,385265</text:p>
          </table:table-cell>
          <table:table-cell office:value-type="float" office:value="58.327328" calcext:value-type="float">
            <text:p>58,327328</text:p>
          </table:table-cell>
          <table:table-cell office:value-type="float" office:value="81.556168" calcext:value-type="float">
            <text:p>81,556168</text:p>
          </table:table-cell>
          <table:table-cell office:value-type="float" office:value="61.983204" calcext:value-type="float">
            <text:p>61,983204</text:p>
          </table:table-cell>
          <table:table-cell office:value-type="float" office:value="58.063316" calcext:value-type="float">
            <text:p>58,063316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80.602402" calcext:value-type="float">
            <text:p>80,602402</text:p>
          </table:table-cell>
          <table:table-cell office:value-type="float" office:value="62.245441" calcext:value-type="float">
            <text:p>62,245441</text:p>
          </table:table-cell>
          <table:table-cell office:value-type="float" office:value="58.303921" calcext:value-type="float">
            <text:p>58,303921</text:p>
          </table:table-cell>
          <table:table-cell office:value-type="float" office:value="79.594666" calcext:value-type="float">
            <text:p>79,594666</text:p>
          </table:table-cell>
          <table:table-cell office:value-type="float" office:value="61.032383" calcext:value-type="float">
            <text:p>61,032383</text:p>
          </table:table-cell>
          <table:table-cell office:value-type="float" office:value="57.203968" calcext:value-type="float">
            <text:p>57,203968</text:p>
          </table:table-cell>
          <table:table-cell office:value-type="float" office:value="78.084923" calcext:value-type="float">
            <text:p>78,084923</text:p>
          </table:table-cell>
          <table:table-cell office:value-type="float" office:value="57.956051" calcext:value-type="float">
            <text:p>57,956051</text:p>
          </table:table-cell>
          <table:table-cell office:value-type="float" office:value="54.366146" calcext:value-type="float">
            <text:p>54,366146</text:p>
          </table:table-cell>
        </table:table-row>
        <table:table-row table:style-name="ro1">
          <table:table-cell/>
          <table:table-cell office:value-type="string" calcext:value-type="string">
            <text:p>detection_3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4.266373" calcext:value-type="float">
            <text:p>84,266373</text:p>
          </table:table-cell>
          <table:table-cell office:value-type="float" office:value="71.980942" calcext:value-type="float">
            <text:p>71,980942</text:p>
          </table:table-cell>
          <table:table-cell office:value-type="float" office:value="64.190598" calcext:value-type="float">
            <text:p>64,190598</text:p>
          </table:table-cell>
          <table:table-cell office:value-type="float" office:value="83.943352" calcext:value-type="float">
            <text:p>83,943352</text:p>
          </table:table-cell>
          <table:table-cell office:value-type="float" office:value="72.787483" calcext:value-type="float">
            <text:p>72,787483</text:p>
          </table:table-cell>
          <table:table-cell office:value-type="float" office:value="64.850716" calcext:value-type="float">
            <text:p>64,850716</text:p>
          </table:table-cell>
          <table:table-cell office:value-type="float" office:value="84.52536" calcext:value-type="float">
            <text:p>84,52536</text:p>
          </table:table-cell>
          <table:table-cell office:value-type="float" office:value="72.39415" calcext:value-type="float">
            <text:p>72,39415</text:p>
          </table:table-cell>
          <table:table-cell office:value-type="float" office:value="64.51371" calcext:value-type="float">
            <text:p>64,51371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2.397369" calcext:value-type="float">
            <text:p>82,397369</text:p>
          </table:table-cell>
          <table:table-cell office:value-type="float" office:value="68.774818" calcext:value-type="float">
            <text:p>68,774818</text:p>
          </table:table-cell>
          <table:table-cell office:value-type="float" office:value="62.471706" calcext:value-type="float">
            <text:p>62,471706</text:p>
          </table:table-cell>
          <table:table-cell office:value-type="float" office:value="83.512329" calcext:value-type="float">
            <text:p>83,512329</text:p>
          </table:table-cell>
          <table:table-cell office:value-type="float" office:value="72.048363" calcext:value-type="float">
            <text:p>72,048363</text:p>
          </table:table-cell>
          <table:table-cell office:value-type="float" office:value="64.387444" calcext:value-type="float">
            <text:p>64,387444</text:p>
          </table:table-cell>
          <table:table-cell office:value-type="float" office:value="83.771301" calcext:value-type="float">
            <text:p>83,771301</text:p>
          </table:table-cell>
          <table:table-cell office:value-type="float" office:value="70.459099" calcext:value-type="float">
            <text:p>70,459099</text:p>
          </table:table-cell>
          <table:table-cell office:value-type="float" office:value="63.45647" calcext:value-type="float">
            <text:p>63,45647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65.717384" calcext:value-type="float">
            <text:p>65,717384</text:p>
          </table:table-cell>
          <table:table-cell office:value-type="float" office:value="57.875443" calcext:value-type="float">
            <text:p>57,875443</text:p>
          </table:table-cell>
          <table:table-cell office:value-type="float" office:value="51.232903" calcext:value-type="float">
            <text:p>51,232903</text:p>
          </table:table-cell>
          <table:table-cell office:value-type="float" office:value="69.738297" calcext:value-type="float">
            <text:p>69,738297</text:p>
          </table:table-cell>
          <table:table-cell office:value-type="float" office:value="61.117989" calcext:value-type="float">
            <text:p>61,117989</text:p>
          </table:table-cell>
          <table:table-cell office:value-type="float" office:value="53.515507" calcext:value-type="float">
            <text:p>53,515507</text:p>
          </table:table-cell>
          <table:table-cell office:value-type="float" office:value="68.050377" calcext:value-type="float">
            <text:p>68,050377</text:p>
          </table:table-cell>
          <table:table-cell office:value-type="float" office:value="60.021175" calcext:value-type="float">
            <text:p>60,021175</text:p>
          </table:table-cell>
          <table:table-cell office:value-type="float" office:value="52.766449" calcext:value-type="float">
            <text:p>52,766449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57.492317" calcext:value-type="float">
            <text:p>57,492317</text:p>
          </table:table-cell>
          <table:table-cell office:value-type="float" office:value="52.643936" calcext:value-type="float">
            <text:p>52,643936</text:p>
          </table:table-cell>
          <table:table-cell office:value-type="float" office:value="47.105236" calcext:value-type="float">
            <text:p>47,105236</text:p>
          </table:table-cell>
          <table:table-cell office:value-type="float" office:value="66.141983" calcext:value-type="float">
            <text:p>66,141983</text:p>
          </table:table-cell>
          <table:table-cell office:value-type="float" office:value="58.91251" calcext:value-type="float">
            <text:p>58,91251</text:p>
          </table:table-cell>
          <table:table-cell office:value-type="float" office:value="51.39888" calcext:value-type="float">
            <text:p>51,39888</text:p>
          </table:table-cell>
          <table:table-cell office:value-type="float" office:value="63.862621" calcext:value-type="float">
            <text:p>63,862621</text:p>
          </table:table-cell>
          <table:table-cell office:value-type="float" office:value="57.325863" calcext:value-type="float">
            <text:p>57,325863</text:p>
          </table:table-cell>
          <table:table-cell office:value-type="float" office:value="50.495361" calcext:value-type="float">
            <text:p>50,495361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77.43988" calcext:value-type="float">
            <text:p>77,43988</text:p>
          </table:table-cell>
          <table:table-cell office:value-type="float" office:value="57.693958" calcext:value-type="float">
            <text:p>57,693958</text:p>
          </table:table-cell>
          <table:table-cell office:value-type="float" office:value="53.796108" calcext:value-type="float">
            <text:p>53,796108</text:p>
          </table:table-cell>
          <table:table-cell office:value-type="float" office:value="77.500465" calcext:value-type="float">
            <text:p>77,500465</text:p>
          </table:table-cell>
          <table:table-cell office:value-type="float" office:value="57.710545" calcext:value-type="float">
            <text:p>57,710545</text:p>
          </table:table-cell>
          <table:table-cell office:value-type="float" office:value="53.970379" calcext:value-type="float">
            <text:p>53,970379</text:p>
          </table:table-cell>
          <table:table-cell office:value-type="float" office:value="76.171883" calcext:value-type="float">
            <text:p>76,171883</text:p>
          </table:table-cell>
          <table:table-cell office:value-type="float" office:value="57.076721" calcext:value-type="float">
            <text:p>57,076721</text:p>
          </table:table-cell>
          <table:table-cell office:value-type="float" office:value="53.543579" calcext:value-type="float">
            <text:p>53,543579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6.840614" calcext:value-type="float">
            <text:p>76,840614</text:p>
          </table:table-cell>
          <table:table-cell office:value-type="float" office:value="57.558502" calcext:value-type="float">
            <text:p>57,558502</text:p>
          </table:table-cell>
          <table:table-cell office:value-type="float" office:value="53.689915" calcext:value-type="float">
            <text:p>53,689915</text:p>
          </table:table-cell>
          <table:table-cell office:value-type="float" office:value="73.230591" calcext:value-type="float">
            <text:p>73,230591</text:p>
          </table:table-cell>
          <table:table-cell office:value-type="float" office:value="56.001877" calcext:value-type="float">
            <text:p>56,001877</text:p>
          </table:table-cell>
          <table:table-cell office:value-type="float" office:value="52.349327" calcext:value-type="float">
            <text:p>52,349327</text:p>
          </table:table-cell>
          <table:table-cell office:value-type="float" office:value="72.611206" calcext:value-type="float">
            <text:p>72,611206</text:p>
          </table:table-cell>
          <table:table-cell office:value-type="float" office:value="54.428852" calcext:value-type="float">
            <text:p>54,428852</text:p>
          </table:table-cell>
          <table:table-cell office:value-type="float" office:value="50.41626" calcext:value-type="float">
            <text:p>50,41626</text:p>
          </table:table-cell>
        </table:table-row>
        <table:table-row table:style-name="ro1">
          <table:table-cell table:style-name="ce2"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/>
          <table:table-cell table:style-name="ce3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table:style-name="ce2" office:value-type="string" calcext:value-type="string">
            <text:p>Model 2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table:style-name="ce2" office:value-type="string" calcext:value-type="string">
            <text:p>Model 2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/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8.347908" calcext:value-type="float">
            <text:p>88,347908</text:p>
          </table:table-cell>
          <table:table-cell office:value-type="float" office:value="85.167496" calcext:value-type="float">
            <text:p>85,167496</text:p>
          </table:table-cell>
          <table:table-cell office:value-type="float" office:value="76.795807" calcext:value-type="float">
            <text:p>76,795807</text:p>
          </table:table-cell>
          <table:table-cell office:value-type="float" office:value="87.766357" calcext:value-type="float">
            <text:p>87,766357</text:p>
          </table:table-cell>
          <table:table-cell office:value-type="float" office:value="85.155937" calcext:value-type="float">
            <text:p>85,155937</text:p>
          </table:table-cell>
          <table:table-cell office:value-type="float" office:value="76.960335" calcext:value-type="float">
            <text:p>76,960335</text:p>
          </table:table-cell>
          <table:table-cell office:value-type="float" office:value="88.209328" calcext:value-type="float">
            <text:p>88,209328</text:p>
          </table:table-cell>
          <table:table-cell office:value-type="float" office:value="84.773827" calcext:value-type="float">
            <text:p>84,773827</text:p>
          </table:table-cell>
          <table:table-cell office:value-type="float" office:value="76.754707" calcext:value-type="float">
            <text:p>76,754707</text:p>
          </table:table-cell>
          <table:table-cell/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7.903152" calcext:value-type="float">
            <text:p>87,903152</text:p>
          </table:table-cell>
          <table:table-cell office:value-type="float" office:value="84.279449" calcext:value-type="float">
            <text:p>84,279449</text:p>
          </table:table-cell>
          <table:table-cell office:value-type="float" office:value="76.449738" calcext:value-type="float">
            <text:p>76,449738</text:p>
          </table:table-cell>
          <table:table-cell office:value-type="float" office:value="87.203278" calcext:value-type="float">
            <text:p>87,203278</text:p>
          </table:table-cell>
          <table:table-cell office:value-type="float" office:value="83.876091" calcext:value-type="float">
            <text:p>83,876091</text:p>
          </table:table-cell>
          <table:table-cell office:value-type="float" office:value="76.295593" calcext:value-type="float">
            <text:p>76,295593</text:p>
          </table:table-cell>
          <table:table-cell office:value-type="float" office:value="87.724945" calcext:value-type="float">
            <text:p>87,724945</text:p>
          </table:table-cell>
          <table:table-cell office:value-type="float" office:value="84.193779" calcext:value-type="float">
            <text:p>84,193779</text:p>
          </table:table-cell>
          <table:table-cell office:value-type="float" office:value="76.285019" calcext:value-type="float">
            <text:p>76,285019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70.009789" calcext:value-type="float">
            <text:p>70,009789</text:p>
          </table:table-cell>
          <table:table-cell office:value-type="float" office:value="64.411003" calcext:value-type="float">
            <text:p>64,411003</text:p>
          </table:table-cell>
          <table:table-cell office:value-type="float" office:value="57.642548" calcext:value-type="float">
            <text:p>57,642548</text:p>
          </table:table-cell>
          <table:table-cell office:value-type="float" office:value="72.383171" calcext:value-type="float">
            <text:p>72,383171</text:p>
          </table:table-cell>
          <table:table-cell office:value-type="float" office:value="67.218338" calcext:value-type="float">
            <text:p>67,218338</text:p>
          </table:table-cell>
          <table:table-cell office:value-type="float" office:value="60.359718" calcext:value-type="float">
            <text:p>60,359718</text:p>
          </table:table-cell>
          <table:table-cell office:value-type="float" office:value="72.120476" calcext:value-type="float">
            <text:p>72,120476</text:p>
          </table:table-cell>
          <table:table-cell office:value-type="float" office:value="66.507217" calcext:value-type="float">
            <text:p>66,507217</text:p>
          </table:table-cell>
          <table:table-cell office:value-type="float" office:value="59.634441" calcext:value-type="float">
            <text:p>59,634441</text:p>
          </table:table-cell>
          <table:table-cell/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8.88176" calcext:value-type="float">
            <text:p>68,88176</text:p>
          </table:table-cell>
          <table:table-cell office:value-type="float" office:value="60.703159" calcext:value-type="float">
            <text:p>60,703159</text:p>
          </table:table-cell>
          <table:table-cell office:value-type="float" office:value="55.984348" calcext:value-type="float">
            <text:p>55,984348</text:p>
          </table:table-cell>
          <table:table-cell office:value-type="float" office:value="71.233025" calcext:value-type="float">
            <text:p>71,233025</text:p>
          </table:table-cell>
          <table:table-cell office:value-type="float" office:value="65.659111" calcext:value-type="float">
            <text:p>65,659111</text:p>
          </table:table-cell>
          <table:table-cell office:value-type="float" office:value="58.899544" calcext:value-type="float">
            <text:p>58,899544</text:p>
          </table:table-cell>
          <table:table-cell office:value-type="float" office:value="71.361633" calcext:value-type="float">
            <text:p>71,361633</text:p>
          </table:table-cell>
          <table:table-cell office:value-type="float" office:value="65.579834" calcext:value-type="float">
            <text:p>65,579834</text:p>
          </table:table-cell>
          <table:table-cell office:value-type="float" office:value="58.652466" calcext:value-type="float">
            <text:p>58,652466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82.120461" calcext:value-type="float">
            <text:p>82,120461</text:p>
          </table:table-cell>
          <table:table-cell office:value-type="float" office:value="62.474483" calcext:value-type="float">
            <text:p>62,474483</text:p>
          </table:table-cell>
          <table:table-cell office:value-type="float" office:value="58.369087" calcext:value-type="float">
            <text:p>58,369087</text:p>
          </table:table-cell>
          <table:table-cell office:value-type="float" office:value="82.351212" calcext:value-type="float">
            <text:p>82,351212</text:p>
          </table:table-cell>
          <table:table-cell office:value-type="float" office:value="63.239658" calcext:value-type="float">
            <text:p>63,239658</text:p>
          </table:table-cell>
          <table:table-cell office:value-type="float" office:value="58.833576" calcext:value-type="float">
            <text:p>58,833576</text:p>
          </table:table-cell>
          <table:table-cell office:value-type="float" office:value="79.976898" calcext:value-type="float">
            <text:p>79,976898</text:p>
          </table:table-cell>
          <table:table-cell office:value-type="float" office:value="61.315163" calcext:value-type="float">
            <text:p>61,315163</text:p>
          </table:table-cell>
          <table:table-cell office:value-type="float" office:value="57.407085" calcext:value-type="float">
            <text:p>57,407085</text:p>
          </table:table-cell>
          <table:table-cell/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81.833939" calcext:value-type="float">
            <text:p>81,833939</text:p>
          </table:table-cell>
          <table:table-cell office:value-type="float" office:value="61.87989" calcext:value-type="float">
            <text:p>61,87989</text:p>
          </table:table-cell>
          <table:table-cell office:value-type="float" office:value="57.924801" calcext:value-type="float">
            <text:p>57,924801</text:p>
          </table:table-cell>
          <table:table-cell office:value-type="float" office:value="79.146568" calcext:value-type="float">
            <text:p>79,146568</text:p>
          </table:table-cell>
          <table:table-cell office:value-type="float" office:value="61.168541" calcext:value-type="float">
            <text:p>61,168541</text:p>
          </table:table-cell>
          <table:table-cell office:value-type="float" office:value="57.282299" calcext:value-type="float">
            <text:p>57,282299</text:p>
          </table:table-cell>
          <table:table-cell office:value-type="float" office:value="79.96228" calcext:value-type="float">
            <text:p>79,96228</text:p>
          </table:table-cell>
          <table:table-cell office:value-type="float" office:value="60.73444" calcext:value-type="float">
            <text:p>60,73444</text:p>
          </table:table-cell>
          <table:table-cell office:value-type="float" office:value="56.337402" calcext:value-type="float">
            <text:p>56,337402</text:p>
          </table:table-cell>
        </table:table-row>
        <table:table-row table:style-name="ro1">
          <table:table-cell table:style-name="ce2"/>
          <table:table-cell office:value-type="string" calcext:value-type="string">
            <text:p>detection_3d AP</text:p>
          </table:table-cell>
          <table:table-cell table:style-name="ce5" table:number-columns-repeated="9"/>
          <table:table-cell/>
          <table:table-cell table:style-name="ce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table:style-name="ce2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/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3.886566" calcext:value-type="float">
            <text:p>83,886566</text:p>
          </table:table-cell>
          <table:table-cell office:value-type="float" office:value="71.772057" calcext:value-type="float">
            <text:p>71,772057</text:p>
          </table:table-cell>
          <table:table-cell office:value-type="float" office:value="64.010498" calcext:value-type="float">
            <text:p>64,010498</text:p>
          </table:table-cell>
          <table:table-cell office:value-type="float" office:value="83.853683" calcext:value-type="float">
            <text:p>83,853683</text:p>
          </table:table-cell>
          <table:table-cell office:value-type="float" office:value="72.5243" calcext:value-type="float">
            <text:p>72,5243</text:p>
          </table:table-cell>
          <table:table-cell office:value-type="float" office:value="64.613197" calcext:value-type="float">
            <text:p>64,613197</text:p>
          </table:table-cell>
          <table:table-cell office:value-type="float" office:value="84.64653" calcext:value-type="float">
            <text:p>84,64653</text:p>
          </table:table-cell>
          <table:table-cell office:value-type="float" office:value="72.411415" calcext:value-type="float">
            <text:p>72,411415</text:p>
          </table:table-cell>
          <table:table-cell office:value-type="float" office:value="64.532104" calcext:value-type="float">
            <text:p>64,532104</text:p>
          </table:table-cell>
          <table:table-cell/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3.787331" calcext:value-type="float">
            <text:p>83,787331</text:p>
          </table:table-cell>
          <table:table-cell office:value-type="float" office:value="71.365707" calcext:value-type="float">
            <text:p>71,365707</text:p>
          </table:table-cell>
          <table:table-cell office:value-type="float" office:value="63.784237" calcext:value-type="float">
            <text:p>63,784237</text:p>
          </table:table-cell>
          <table:table-cell office:value-type="float" office:value="82.813797" calcext:value-type="float">
            <text:p>82,813797</text:p>
          </table:table-cell>
          <table:table-cell office:value-type="float" office:value="71.148636" calcext:value-type="float">
            <text:p>71,148636</text:p>
          </table:table-cell>
          <table:table-cell office:value-type="float" office:value="63.717735" calcext:value-type="float">
            <text:p>63,717735</text:p>
          </table:table-cell>
          <table:table-cell office:value-type="float" office:value="82.987419" calcext:value-type="float">
            <text:p>82,987419</text:p>
          </table:table-cell>
          <table:table-cell office:value-type="float" office:value="71.442757" calcext:value-type="float">
            <text:p>71,442757</text:p>
          </table:table-cell>
          <table:table-cell office:value-type="float" office:value="63.808655" calcext:value-type="float">
            <text:p>63,808655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4.353325" calcext:value-type="float">
            <text:p>64,353325</text:p>
          </table:table-cell>
          <table:table-cell office:value-type="float" office:value="57.510059" calcext:value-type="float">
            <text:p>57,510059</text:p>
          </table:table-cell>
          <table:table-cell office:value-type="float" office:value="50.780308" calcext:value-type="float">
            <text:p>50,780308</text:p>
          </table:table-cell>
          <table:table-cell office:value-type="float" office:value="68.166443" calcext:value-type="float">
            <text:p>68,166443</text:p>
          </table:table-cell>
          <table:table-cell office:value-type="float" office:value="60.233486" calcext:value-type="float">
            <text:p>60,233486</text:p>
          </table:table-cell>
          <table:table-cell office:value-type="float" office:value="52.957745" calcext:value-type="float">
            <text:p>52,957745</text:p>
          </table:table-cell>
          <table:table-cell office:value-type="float" office:value="67.896774" calcext:value-type="float">
            <text:p>67,896774</text:p>
          </table:table-cell>
          <table:table-cell office:value-type="float" office:value="59.860325" calcext:value-type="float">
            <text:p>59,860325</text:p>
          </table:table-cell>
          <table:table-cell office:value-type="float" office:value="52.78392" calcext:value-type="float">
            <text:p>52,78392</text:p>
          </table:table-cell>
          <table:table-cell/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1.102718" calcext:value-type="float">
            <text:p>61,102718</text:p>
          </table:table-cell>
          <table:table-cell office:value-type="float" office:value="54.014503" calcext:value-type="float">
            <text:p>54,014503</text:p>
          </table:table-cell>
          <table:table-cell office:value-type="float" office:value="48.33474" calcext:value-type="float">
            <text:p>48,33474</text:p>
          </table:table-cell>
          <table:table-cell office:value-type="float" office:value="65.190109" calcext:value-type="float">
            <text:p>65,190109</text:p>
          </table:table-cell>
          <table:table-cell office:value-type="float" office:value="58.248814" calcext:value-type="float">
            <text:p>58,248814</text:p>
          </table:table-cell>
          <table:table-cell office:value-type="float" office:value="51.002617" calcext:value-type="float">
            <text:p>51,002617</text:p>
          </table:table-cell>
          <table:table-cell office:value-type="float" office:value="67.597572" calcext:value-type="float">
            <text:p>67,597572</text:p>
          </table:table-cell>
          <table:table-cell office:value-type="float" office:value="59.453564" calcext:value-type="float">
            <text:p>59,453564</text:p>
          </table:table-cell>
          <table:table-cell office:value-type="float" office:value="51.862759" calcext:value-type="float">
            <text:p>51,862759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80.374489" calcext:value-type="float">
            <text:p>80,374489</text:p>
          </table:table-cell>
          <table:table-cell office:value-type="float" office:value="59.030556" calcext:value-type="float">
            <text:p>59,030556</text:p>
          </table:table-cell>
          <table:table-cell office:value-type="float" office:value="55.283291" calcext:value-type="float">
            <text:p>55,283291</text:p>
          </table:table-cell>
          <table:table-cell office:value-type="float" office:value="80.086151" calcext:value-type="float">
            <text:p>80,086151</text:p>
          </table:table-cell>
          <table:table-cell office:value-type="float" office:value="59.011387" calcext:value-type="float">
            <text:p>59,011387</text:p>
          </table:table-cell>
          <table:table-cell office:value-type="float" office:value="55.791855" calcext:value-type="float">
            <text:p>55,791855</text:p>
          </table:table-cell>
          <table:table-cell office:value-type="float" office:value="78.625069" calcext:value-type="float">
            <text:p>78,625069</text:p>
          </table:table-cell>
          <table:table-cell office:value-type="float" office:value="58.542206" calcext:value-type="float">
            <text:p>58,542206</text:p>
          </table:table-cell>
          <table:table-cell office:value-type="float" office:value="55.132301" calcext:value-type="float">
            <text:p>55,132301</text:p>
          </table:table-cell>
          <table:table-cell/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78.279213" calcext:value-type="float">
            <text:p>78,279213</text:p>
          </table:table-cell>
          <table:table-cell office:value-type="float" office:value="57.13842" calcext:value-type="float">
            <text:p>57,13842</text:p>
          </table:table-cell>
          <table:table-cell office:value-type="float" office:value="53.696423" calcext:value-type="float">
            <text:p>53,696423</text:p>
          </table:table-cell>
          <table:table-cell office:value-type="float" office:value="72.153641" calcext:value-type="float">
            <text:p>72,153641</text:p>
          </table:table-cell>
          <table:table-cell office:value-type="float" office:value="54.67149" calcext:value-type="float">
            <text:p>54,67149</text:p>
          </table:table-cell>
          <table:table-cell office:value-type="float" office:value="51.647144" calcext:value-type="float">
            <text:p>51,647144</text:p>
          </table:table-cell>
          <table:table-cell office:value-type="float" office:value="73.813606" calcext:value-type="float">
            <text:p>73,813606</text:p>
          </table:table-cell>
          <table:table-cell office:value-type="float" office:value="55.357082" calcext:value-type="float">
            <text:p>55,357082</text:p>
          </table:table-cell>
          <table:table-cell office:value-type="float" office:value="52.182995" calcext:value-type="float">
            <text:p>52,182995</text:p>
          </table:table-cell>
        </table:table-row>
        <table:table-row table:style-name="ro1">
          <table:table-cell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/>
          <table:table-cell table:style-name="ce4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office:value-type="string" calcext:value-type="string">
            <text:p>Model 3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office:value-type="string" calcext:value-type="string">
            <text:p>Model 3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8.126572" calcext:value-type="float">
            <text:p>88,126572</text:p>
          </table:table-cell>
          <table:table-cell office:value-type="float" office:value="85.041412" calcext:value-type="float">
            <text:p>85,041412</text:p>
          </table:table-cell>
          <table:table-cell office:value-type="float" office:value="76.71093" calcext:value-type="float">
            <text:p>76,71093</text:p>
          </table:table-cell>
          <table:table-cell office:value-type="float" office:value="88.356598" calcext:value-type="float">
            <text:p>88,356598</text:p>
          </table:table-cell>
          <table:table-cell office:value-type="float" office:value="85.575699" calcext:value-type="float">
            <text:p>85,575699</text:p>
          </table:table-cell>
          <table:table-cell office:value-type="float" office:value="77.182861" calcext:value-type="float">
            <text:p>77,182861</text:p>
          </table:table-cell>
          <table:table-cell office:value-type="float" office:value="88.422256" calcext:value-type="float">
            <text:p>88,422256</text:p>
          </table:table-cell>
          <table:table-cell office:value-type="float" office:value="85.182068" calcext:value-type="float">
            <text:p>85,182068</text:p>
          </table:table-cell>
          <table:table-cell office:value-type="float" office:value="76.940849" calcext:value-type="float">
            <text:p>76,940849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7.127136" calcext:value-type="float">
            <text:p>87,127136</text:p>
          </table:table-cell>
          <table:table-cell office:value-type="float" office:value="83.058395" calcext:value-type="float">
            <text:p>83,058395</text:p>
          </table:table-cell>
          <table:table-cell office:value-type="float" office:value="75.750755" calcext:value-type="float">
            <text:p>75,750755</text:p>
          </table:table-cell>
          <table:table-cell office:value-type="float" office:value="87.396988" calcext:value-type="float">
            <text:p>87,396988</text:p>
          </table:table-cell>
          <table:table-cell office:value-type="float" office:value="84.122314" calcext:value-type="float">
            <text:p>84,122314</text:p>
          </table:table-cell>
          <table:table-cell office:value-type="float" office:value="76.428223" calcext:value-type="float">
            <text:p>76,428223</text:p>
          </table:table-cell>
          <table:table-cell office:value-type="float" office:value="87.465897" calcext:value-type="float">
            <text:p>87,465897</text:p>
          </table:table-cell>
          <table:table-cell office:value-type="float" office:value="83.576256" calcext:value-type="float">
            <text:p>83,576256</text:p>
          </table:table-cell>
          <table:table-cell office:value-type="float" office:value="76.032158" calcext:value-type="float">
            <text:p>76,032158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70.971962" calcext:value-type="float">
            <text:p>70,971962</text:p>
          </table:table-cell>
          <table:table-cell office:value-type="float" office:value="64.993408" calcext:value-type="float">
            <text:p>64,993408</text:p>
          </table:table-cell>
          <table:table-cell office:value-type="float" office:value="57.726795" calcext:value-type="float">
            <text:p>57,726795</text:p>
          </table:table-cell>
          <table:table-cell office:value-type="float" office:value="75.333885" calcext:value-type="float">
            <text:p>75,333885</text:p>
          </table:table-cell>
          <table:table-cell office:value-type="float" office:value="66.997047" calcext:value-type="float">
            <text:p>66,997047</text:p>
          </table:table-cell>
          <table:table-cell office:value-type="float" office:value="59.589409" calcext:value-type="float">
            <text:p>59,589409</text:p>
          </table:table-cell>
          <table:table-cell office:value-type="float" office:value="72.899689" calcext:value-type="float">
            <text:p>72,899689</text:p>
          </table:table-cell>
          <table:table-cell office:value-type="float" office:value="67.148216" calcext:value-type="float">
            <text:p>67,148216</text:p>
          </table:table-cell>
          <table:table-cell office:value-type="float" office:value="60.367607" calcext:value-type="float">
            <text:p>60,367607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69.671158" calcext:value-type="float">
            <text:p>69,671158</text:p>
          </table:table-cell>
          <table:table-cell office:value-type="float" office:value="61.303432" calcext:value-type="float">
            <text:p>61,303432</text:p>
          </table:table-cell>
          <table:table-cell office:value-type="float" office:value="56.497246" calcext:value-type="float">
            <text:p>56,497246</text:p>
          </table:table-cell>
          <table:table-cell office:value-type="float" office:value="71.874496" calcext:value-type="float">
            <text:p>71,874496</text:p>
          </table:table-cell>
          <table:table-cell office:value-type="float" office:value="65.710464" calcext:value-type="float">
            <text:p>65,710464</text:p>
          </table:table-cell>
          <table:table-cell office:value-type="float" office:value="57.999413" calcext:value-type="float">
            <text:p>57,999413</text:p>
          </table:table-cell>
          <table:table-cell office:value-type="float" office:value="69.795631" calcext:value-type="float">
            <text:p>69,795631</text:p>
          </table:table-cell>
          <table:table-cell office:value-type="float" office:value="64.182671" calcext:value-type="float">
            <text:p>64,182671</text:p>
          </table:table-cell>
          <table:table-cell office:value-type="float" office:value="57.271236" calcext:value-type="float">
            <text:p>57,271236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81.706909" calcext:value-type="float">
            <text:p>81,706909</text:p>
          </table:table-cell>
          <table:table-cell office:value-type="float" office:value="62.240429" calcext:value-type="float">
            <text:p>62,240429</text:p>
          </table:table-cell>
          <table:table-cell office:value-type="float" office:value="58.239738" calcext:value-type="float">
            <text:p>58,239738</text:p>
          </table:table-cell>
          <table:table-cell office:value-type="float" office:value="82.193222" calcext:value-type="float">
            <text:p>82,193222</text:p>
          </table:table-cell>
          <table:table-cell office:value-type="float" office:value="62.404514" calcext:value-type="float">
            <text:p>62,404514</text:p>
          </table:table-cell>
          <table:table-cell office:value-type="float" office:value="58.428318" calcext:value-type="float">
            <text:p>58,428318</text:p>
          </table:table-cell>
          <table:table-cell office:value-type="float" office:value="82.27832" calcext:value-type="float">
            <text:p>82,27832</text:p>
          </table:table-cell>
          <table:table-cell office:value-type="float" office:value="62.51265" calcext:value-type="float">
            <text:p>62,51265</text:p>
          </table:table-cell>
          <table:table-cell office:value-type="float" office:value="58.204205" calcext:value-type="float">
            <text:p>58,204205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6.389145" calcext:value-type="float">
            <text:p>76,389145</text:p>
          </table:table-cell>
          <table:table-cell office:value-type="float" office:value="57.665085" calcext:value-type="float">
            <text:p>57,665085</text:p>
          </table:table-cell>
          <table:table-cell office:value-type="float" office:value="54.77813" calcext:value-type="float">
            <text:p>54,77813</text:p>
          </table:table-cell>
          <table:table-cell office:value-type="float" office:value="83.413467" calcext:value-type="float">
            <text:p>83,413467</text:p>
          </table:table-cell>
          <table:table-cell office:value-type="float" office:value="63.592426" calcext:value-type="float">
            <text:p>63,592426</text:p>
          </table:table-cell>
          <table:table-cell office:value-type="float" office:value="59.180935" calcext:value-type="float">
            <text:p>59,180935</text:p>
          </table:table-cell>
          <table:table-cell office:value-type="float" office:value="81.965485" calcext:value-type="float">
            <text:p>81,965485</text:p>
          </table:table-cell>
          <table:table-cell office:value-type="float" office:value="62.359436" calcext:value-type="float">
            <text:p>62,359436</text:p>
          </table:table-cell>
          <table:table-cell office:value-type="float" office:value="58.166416" calcext:value-type="float">
            <text:p>58,166416</text:p>
          </table:table-cell>
        </table:table-row>
        <table:table-row table:style-name="ro1">
          <table:table-cell/>
          <table:table-cell office:value-type="string" calcext:value-type="string">
            <text:p>detection_3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4.190193" calcext:value-type="float">
            <text:p>84,190193</text:p>
          </table:table-cell>
          <table:table-cell office:value-type="float" office:value="72.018929" calcext:value-type="float">
            <text:p>72,018929</text:p>
          </table:table-cell>
          <table:table-cell office:value-type="float" office:value="64.237228" calcext:value-type="float">
            <text:p>64,237228</text:p>
          </table:table-cell>
          <table:table-cell office:value-type="float" office:value="84.721184" calcext:value-type="float">
            <text:p>84,721184</text:p>
          </table:table-cell>
          <table:table-cell office:value-type="float" office:value="73.07988" calcext:value-type="float">
            <text:p>73,07988</text:p>
          </table:table-cell>
          <table:table-cell office:value-type="float" office:value="65.027466" calcext:value-type="float">
            <text:p>65,027466</text:p>
          </table:table-cell>
          <table:table-cell office:value-type="float" office:value="84.535797" calcext:value-type="float">
            <text:p>84,535797</text:p>
          </table:table-cell>
          <table:table-cell office:value-type="float" office:value="72.585747" calcext:value-type="float">
            <text:p>72,585747</text:p>
          </table:table-cell>
          <table:table-cell office:value-type="float" office:value="64.62748" calcext:value-type="float">
            <text:p>64,62748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2.108887" calcext:value-type="float">
            <text:p>82,108887</text:p>
          </table:table-cell>
          <table:table-cell office:value-type="float" office:value="70.674225" calcext:value-type="float">
            <text:p>70,674225</text:p>
          </table:table-cell>
          <table:table-cell office:value-type="float" office:value="63.220741" calcext:value-type="float">
            <text:p>63,220741</text:p>
          </table:table-cell>
          <table:table-cell office:value-type="float" office:value="83.208771" calcext:value-type="float">
            <text:p>83,208771</text:p>
          </table:table-cell>
          <table:table-cell office:value-type="float" office:value="71.289879" calcext:value-type="float">
            <text:p>71,289879</text:p>
          </table:table-cell>
          <table:table-cell office:value-type="float" office:value="63.782032" calcext:value-type="float">
            <text:p>63,782032</text:p>
          </table:table-cell>
          <table:table-cell office:value-type="float" office:value="82.600281" calcext:value-type="float">
            <text:p>82,600281</text:p>
          </table:table-cell>
          <table:table-cell office:value-type="float" office:value="70.529648" calcext:value-type="float">
            <text:p>70,529648</text:p>
          </table:table-cell>
          <table:table-cell office:value-type="float" office:value="63.231701" calcext:value-type="float">
            <text:p>63,231701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66.169571" calcext:value-type="float">
            <text:p>66,169571</text:p>
          </table:table-cell>
          <table:table-cell office:value-type="float" office:value="58.452648" calcext:value-type="float">
            <text:p>58,452648</text:p>
          </table:table-cell>
          <table:table-cell office:value-type="float" office:value="51.406624" calcext:value-type="float">
            <text:p>51,406624</text:p>
          </table:table-cell>
          <table:table-cell office:value-type="float" office:value="69.547333" calcext:value-type="float">
            <text:p>69,547333</text:p>
          </table:table-cell>
          <table:table-cell office:value-type="float" office:value="60.557045" calcext:value-type="float">
            <text:p>60,557045</text:p>
          </table:table-cell>
          <table:table-cell office:value-type="float" office:value="52.967571" calcext:value-type="float">
            <text:p>52,967571</text:p>
          </table:table-cell>
          <table:table-cell office:value-type="float" office:value="68.657356" calcext:value-type="float">
            <text:p>68,657356</text:p>
          </table:table-cell>
          <table:table-cell office:value-type="float" office:value="60.283875" calcext:value-type="float">
            <text:p>60,283875</text:p>
          </table:table-cell>
          <table:table-cell office:value-type="float" office:value="55.745499" calcext:value-type="float">
            <text:p>55,745499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63.986622" calcext:value-type="float">
            <text:p>63,986622</text:p>
          </table:table-cell>
          <table:table-cell office:value-type="float" office:value="57.168243" calcext:value-type="float">
            <text:p>57,168243</text:p>
          </table:table-cell>
          <table:table-cell office:value-type="float" office:value="50.402977" calcext:value-type="float">
            <text:p>50,402977</text:p>
          </table:table-cell>
          <table:table-cell office:value-type="float" office:value="67.284378" calcext:value-type="float">
            <text:p>67,284378</text:p>
          </table:table-cell>
          <table:table-cell office:value-type="float" office:value="59.262585" calcext:value-type="float">
            <text:p>59,262585</text:p>
          </table:table-cell>
          <table:table-cell office:value-type="float" office:value="51.981712" calcext:value-type="float">
            <text:p>51,981712</text:p>
          </table:table-cell>
          <table:table-cell office:value-type="float" office:value="62.783535" calcext:value-type="float">
            <text:p>62,783535</text:p>
          </table:table-cell>
          <table:table-cell office:value-type="float" office:value="56.6329" calcext:value-type="float">
            <text:p>56,6329</text:p>
          </table:table-cell>
          <table:table-cell office:value-type="float" office:value="49.561787" calcext:value-type="float">
            <text:p>49,561787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78.380371" calcext:value-type="float">
            <text:p>78,380371</text:p>
          </table:table-cell>
          <table:table-cell office:value-type="float" office:value="58.163811" calcext:value-type="float">
            <text:p>58,163811</text:p>
          </table:table-cell>
          <table:table-cell office:value-type="float" office:value="54.41127" calcext:value-type="float">
            <text:p>54,41127</text:p>
          </table:table-cell>
          <table:table-cell office:value-type="float" office:value="78.277626" calcext:value-type="float">
            <text:p>78,277626</text:p>
          </table:table-cell>
          <table:table-cell office:value-type="float" office:value="58.213551" calcext:value-type="float">
            <text:p>58,213551</text:p>
          </table:table-cell>
          <table:table-cell office:value-type="float" office:value="54.517502" calcext:value-type="float">
            <text:p>54,517502</text:p>
          </table:table-cell>
          <table:table-cell office:value-type="float" office:value="78.432861" calcext:value-type="float">
            <text:p>78,432861</text:p>
          </table:table-cell>
          <table:table-cell office:value-type="float" office:value="58.176033" calcext:value-type="float">
            <text:p>58,176033</text:p>
          </table:table-cell>
          <table:table-cell office:value-type="float" office:value="54.562412" calcext:value-type="float">
            <text:p>54,562412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2.668549" calcext:value-type="float">
            <text:p>72,668549</text:p>
          </table:table-cell>
          <table:table-cell office:value-type="float" office:value="54.417263" calcext:value-type="float">
            <text:p>54,417263</text:p>
          </table:table-cell>
          <table:table-cell office:value-type="float" office:value="51.609646" calcext:value-type="float">
            <text:p>51,609646</text:p>
          </table:table-cell>
          <table:table-cell office:value-type="float" office:value="76.98761" calcext:value-type="float">
            <text:p>76,98761</text:p>
          </table:table-cell>
          <table:table-cell office:value-type="float" office:value="56.310184" calcext:value-type="float">
            <text:p>56,310184</text:p>
          </table:table-cell>
          <table:table-cell office:value-type="float" office:value="53.149593" calcext:value-type="float">
            <text:p>53,149593</text:p>
          </table:table-cell>
          <table:table-cell office:value-type="float" office:value="78.55294" calcext:value-type="float">
            <text:p>78,55294</text:p>
          </table:table-cell>
          <table:table-cell office:value-type="float" office:value="58.061226" calcext:value-type="float">
            <text:p>58,061226</text:p>
          </table:table-cell>
          <table:table-cell office:value-type="float" office:value="54.720104" calcext:value-type="float">
            <text:p>54,720104</text:p>
          </table:table-cell>
        </table:table-row>
        <table:table-row table:style-name="ro1">
          <table:table-cell/>
          <table:table-cell office:value-type="string" calcext:value-type="string">
            <text:p>Average time</text:p>
          </table:table-cell>
          <table:table-cell table:number-columns-repeated="11"/>
          <table:table-cell office:value-type="string" calcext:value-type="string">
            <text:p>Average time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T-Net– no ensemble</text:p>
          </table:table-cell>
          <table:table-cell table:style-name="ce1" table:number-columns-repeated="10"/>
          <table:table-cell/>
          <table:table-cell office:value-type="string" calcext:value-type="string">
            <text:p>Only T-Net ensemble</text:p>
          </table:table-cell>
          <table:table-cell table:style-name="ce1" table:number-columns-repeated="10"/>
        </table:table-row>
        <table:table-row table:style-name="ro1">
          <table:table-cell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office:value-type="string" calcext:value-type="string">
            <text:p>Model 1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office:value-type="string" calcext:value-type="string">
            <text:p>Model 1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7.913437" calcext:value-type="float">
            <text:p>87,913437</text:p>
          </table:table-cell>
          <table:table-cell office:value-type="float" office:value="84.475861" calcext:value-type="float">
            <text:p>84,475861</text:p>
          </table:table-cell>
          <table:table-cell office:value-type="float" office:value="76.550575" calcext:value-type="float">
            <text:p>76,550575</text:p>
          </table:table-cell>
          <table:table-cell office:value-type="float" office:value="88.689766" calcext:value-type="float">
            <text:p>88,689766</text:p>
          </table:table-cell>
          <table:table-cell office:value-type="float" office:value="86.12738" calcext:value-type="float">
            <text:p>86,12738</text:p>
          </table:table-cell>
          <table:table-cell office:value-type="float" office:value="77.637604" calcext:value-type="float">
            <text:p>77,637604</text:p>
          </table:table-cell>
          <table:table-cell office:value-type="float" office:value="88.677582" calcext:value-type="float">
            <text:p>88,677582</text:p>
          </table:table-cell>
          <table:table-cell office:value-type="float" office:value="85.255806" calcext:value-type="float">
            <text:p>85,255806</text:p>
          </table:table-cell>
          <table:table-cell office:value-type="float" office:value="77.094902" calcext:value-type="float">
            <text:p>77,094902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7.45816" calcext:value-type="float">
            <text:p>87,45816</text:p>
          </table:table-cell>
          <table:table-cell office:value-type="float" office:value="83.146652" calcext:value-type="float">
            <text:p>83,146652</text:p>
          </table:table-cell>
          <table:table-cell office:value-type="float" office:value="75.807747" calcext:value-type="float">
            <text:p>75,807747</text:p>
          </table:table-cell>
          <table:table-cell office:value-type="float" office:value="87.646828" calcext:value-type="float">
            <text:p>87,646828</text:p>
          </table:table-cell>
          <table:table-cell office:value-type="float" office:value="84.389359" calcext:value-type="float">
            <text:p>84,389359</text:p>
          </table:table-cell>
          <table:table-cell office:value-type="float" office:value="76.524086" calcext:value-type="float">
            <text:p>76,524086</text:p>
          </table:table-cell>
          <table:table-cell office:value-type="float" office:value="87.713417" calcext:value-type="float">
            <text:p>87,713417</text:p>
          </table:table-cell>
          <table:table-cell office:value-type="float" office:value="83.672707" calcext:value-type="float">
            <text:p>83,672707</text:p>
          </table:table-cell>
          <table:table-cell office:value-type="float" office:value="76.186874" calcext:value-type="float">
            <text:p>76,186874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72.501984" calcext:value-type="float">
            <text:p>72,501984</text:p>
          </table:table-cell>
          <table:table-cell office:value-type="float" office:value="66.382889" calcext:value-type="float">
            <text:p>66,382889</text:p>
          </table:table-cell>
          <table:table-cell office:value-type="float" office:value="59.862782" calcext:value-type="float">
            <text:p>59,862782</text:p>
          </table:table-cell>
          <table:table-cell office:value-type="float" office:value="75.768944" calcext:value-type="float">
            <text:p>75,768944</text:p>
          </table:table-cell>
          <table:table-cell office:value-type="float" office:value="67.658875" calcext:value-type="float">
            <text:p>67,658875</text:p>
          </table:table-cell>
          <table:table-cell office:value-type="float" office:value="60.557877" calcext:value-type="float">
            <text:p>60,557877</text:p>
          </table:table-cell>
          <table:table-cell office:value-type="float" office:value="72.360497" calcext:value-type="float">
            <text:p>72,360497</text:p>
          </table:table-cell>
          <table:table-cell office:value-type="float" office:value="66.895416" calcext:value-type="float">
            <text:p>66,895416</text:p>
          </table:table-cell>
          <table:table-cell office:value-type="float" office:value="60.10244" calcext:value-type="float">
            <text:p>60,10244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65.820099" calcext:value-type="float">
            <text:p>65,820099</text:p>
          </table:table-cell>
          <table:table-cell office:value-type="float" office:value="58.476841" calcext:value-type="float">
            <text:p>58,476841</text:p>
          </table:table-cell>
          <table:table-cell office:value-type="float" office:value="51.364857" calcext:value-type="float">
            <text:p>51,364857</text:p>
          </table:table-cell>
          <table:table-cell office:value-type="float" office:value="72.033989" calcext:value-type="float">
            <text:p>72,033989</text:p>
          </table:table-cell>
          <table:table-cell office:value-type="float" office:value="65.882019" calcext:value-type="float">
            <text:p>65,882019</text:p>
          </table:table-cell>
          <table:table-cell office:value-type="float" office:value="58.031696" calcext:value-type="float">
            <text:p>58,031696</text:p>
          </table:table-cell>
          <table:table-cell office:value-type="float" office:value="70.107315" calcext:value-type="float">
            <text:p>70,107315</text:p>
          </table:table-cell>
          <table:table-cell office:value-type="float" office:value="64.55336" calcext:value-type="float">
            <text:p>64,55336</text:p>
          </table:table-cell>
          <table:table-cell office:value-type="float" office:value="57.670742" calcext:value-type="float">
            <text:p>57,670742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82.28727" calcext:value-type="float">
            <text:p>82,28727</text:p>
          </table:table-cell>
          <table:table-cell office:value-type="float" office:value="62.857269" calcext:value-type="float">
            <text:p>62,857269</text:p>
          </table:table-cell>
          <table:table-cell office:value-type="float" office:value="58.557266" calcext:value-type="float">
            <text:p>58,557266</text:p>
          </table:table-cell>
          <table:table-cell office:value-type="float" office:value="82.37326" calcext:value-type="float">
            <text:p>82,37326</text:p>
          </table:table-cell>
          <table:table-cell office:value-type="float" office:value="62.909199" calcext:value-type="float">
            <text:p>62,909199</text:p>
          </table:table-cell>
          <table:table-cell office:value-type="float" office:value="58.747696" calcext:value-type="float">
            <text:p>58,747696</text:p>
          </table:table-cell>
          <table:table-cell office:value-type="float" office:value="81.677536" calcext:value-type="float">
            <text:p>81,677536</text:p>
          </table:table-cell>
          <table:table-cell office:value-type="float" office:value="63.343323" calcext:value-type="float">
            <text:p>63,343323</text:p>
          </table:table-cell>
          <table:table-cell office:value-type="float" office:value="58.688145" calcext:value-type="float">
            <text:p>58,688145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6.85717" calcext:value-type="float">
            <text:p>76,85717</text:p>
          </table:table-cell>
          <table:table-cell office:value-type="float" office:value="58.499344" calcext:value-type="float">
            <text:p>58,499344</text:p>
          </table:table-cell>
          <table:table-cell office:value-type="float" office:value="55.220612" calcext:value-type="float">
            <text:p>55,220612</text:p>
          </table:table-cell>
          <table:table-cell office:value-type="float" office:value="80.591469" calcext:value-type="float">
            <text:p>80,591469</text:p>
          </table:table-cell>
          <table:table-cell office:value-type="float" office:value="61.115891" calcext:value-type="float">
            <text:p>61,115891</text:p>
          </table:table-cell>
          <table:table-cell office:value-type="float" office:value="57.123821" calcext:value-type="float">
            <text:p>57,123821</text:p>
          </table:table-cell>
          <table:table-cell office:value-type="float" office:value="81.331543" calcext:value-type="float">
            <text:p>81,331543</text:p>
          </table:table-cell>
          <table:table-cell office:value-type="float" office:value="61.191898" calcext:value-type="float">
            <text:p>61,191898</text:p>
          </table:table-cell>
          <table:table-cell office:value-type="float" office:value="57.232563" calcext:value-type="float">
            <text:p>57,232563</text:p>
          </table:table-cell>
        </table:table-row>
        <table:table-row table:style-name="ro1">
          <table:table-cell/>
          <table:table-cell office:value-type="string" calcext:value-type="string">
            <text:p>detection_3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3.576324" calcext:value-type="float">
            <text:p>83,576324</text:p>
          </table:table-cell>
          <table:table-cell office:value-type="float" office:value="71.340454" calcext:value-type="float">
            <text:p>71,340454</text:p>
          </table:table-cell>
          <table:table-cell office:value-type="float" office:value="63.809628" calcext:value-type="float">
            <text:p>63,809628</text:p>
          </table:table-cell>
          <table:table-cell office:value-type="float" office:value="84.654427" calcext:value-type="float">
            <text:p>84,654427</text:p>
          </table:table-cell>
          <table:table-cell office:value-type="float" office:value="73.204872" calcext:value-type="float">
            <text:p>73,204872</text:p>
          </table:table-cell>
          <table:table-cell office:value-type="float" office:value="65.158577" calcext:value-type="float">
            <text:p>65,158577</text:p>
          </table:table-cell>
          <table:table-cell office:value-type="float" office:value="84.734726" calcext:value-type="float">
            <text:p>84,734726</text:p>
          </table:table-cell>
          <table:table-cell office:value-type="float" office:value="72.601494" calcext:value-type="float">
            <text:p>72,601494</text:p>
          </table:table-cell>
          <table:table-cell office:value-type="float" office:value="64.687042" calcext:value-type="float">
            <text:p>64,687042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3.185234" calcext:value-type="float">
            <text:p>83,185234</text:p>
          </table:table-cell>
          <table:table-cell office:value-type="float" office:value="69.097725" calcext:value-type="float">
            <text:p>69,097725</text:p>
          </table:table-cell>
          <table:table-cell office:value-type="float" office:value="62.803864" calcext:value-type="float">
            <text:p>62,803864</text:p>
          </table:table-cell>
          <table:table-cell office:value-type="float" office:value="83.219696" calcext:value-type="float">
            <text:p>83,219696</text:p>
          </table:table-cell>
          <table:table-cell office:value-type="float" office:value="71.33284" calcext:value-type="float">
            <text:p>71,33284</text:p>
          </table:table-cell>
          <table:table-cell office:value-type="float" office:value="63.784058" calcext:value-type="float">
            <text:p>63,784058</text:p>
          </table:table-cell>
          <table:table-cell office:value-type="float" office:value="83.044983" calcext:value-type="float">
            <text:p>83,044983</text:p>
          </table:table-cell>
          <table:table-cell office:value-type="float" office:value="70.056877" calcext:value-type="float">
            <text:p>70,056877</text:p>
          </table:table-cell>
          <table:table-cell office:value-type="float" office:value="63.216061" calcext:value-type="float">
            <text:p>63,216061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67.788643" calcext:value-type="float">
            <text:p>67,788643</text:p>
          </table:table-cell>
          <table:table-cell office:value-type="float" office:value="59.726173" calcext:value-type="float">
            <text:p>59,726173</text:p>
          </table:table-cell>
          <table:table-cell office:value-type="float" office:value="52.662445" calcext:value-type="float">
            <text:p>52,662445</text:p>
          </table:table-cell>
          <table:table-cell office:value-type="float" office:value="69.969345" calcext:value-type="float">
            <text:p>69,969345</text:p>
          </table:table-cell>
          <table:table-cell office:value-type="float" office:value="61.304688" calcext:value-type="float">
            <text:p>61,304688</text:p>
          </table:table-cell>
          <table:table-cell office:value-type="float" office:value="56.360191" calcext:value-type="float">
            <text:p>56,360191</text:p>
          </table:table-cell>
          <table:table-cell office:value-type="float" office:value="67.456146" calcext:value-type="float">
            <text:p>67,456146</text:p>
          </table:table-cell>
          <table:table-cell office:value-type="float" office:value="59.590359" calcext:value-type="float">
            <text:p>59,590359</text:p>
          </table:table-cell>
          <table:table-cell office:value-type="float" office:value="52.290432" calcext:value-type="float">
            <text:p>52,290432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55.483509" calcext:value-type="float">
            <text:p>55,483509</text:p>
          </table:table-cell>
          <table:table-cell office:value-type="float" office:value="48.835114" calcext:value-type="float">
            <text:p>48,835114</text:p>
          </table:table-cell>
          <table:table-cell office:value-type="float" office:value="44.456875" calcext:value-type="float">
            <text:p>44,456875</text:p>
          </table:table-cell>
          <table:table-cell office:value-type="float" office:value="65.314346" calcext:value-type="float">
            <text:p>65,314346</text:p>
          </table:table-cell>
          <table:table-cell office:value-type="float" office:value="58.489925" calcext:value-type="float">
            <text:p>58,489925</text:p>
          </table:table-cell>
          <table:table-cell office:value-type="float" office:value="51.269318" calcext:value-type="float">
            <text:p>51,269318</text:p>
          </table:table-cell>
          <table:table-cell office:value-type="float" office:value="63.125717" calcext:value-type="float">
            <text:p>63,125717</text:p>
          </table:table-cell>
          <table:table-cell office:value-type="float" office:value="56.461353" calcext:value-type="float">
            <text:p>56,461353</text:p>
          </table:table-cell>
          <table:table-cell office:value-type="float" office:value="50.11961" calcext:value-type="float">
            <text:p>50,11961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80.981865" calcext:value-type="float">
            <text:p>80,981865</text:p>
          </table:table-cell>
          <table:table-cell office:value-type="float" office:value="59.610516" calcext:value-type="float">
            <text:p>59,610516</text:p>
          </table:table-cell>
          <table:table-cell office:value-type="float" office:value="56.057739" calcext:value-type="float">
            <text:p>56,057739</text:p>
          </table:table-cell>
          <table:table-cell office:value-type="float" office:value="79.725891" calcext:value-type="float">
            <text:p>79,725891</text:p>
          </table:table-cell>
          <table:table-cell office:value-type="float" office:value="59.114517" calcext:value-type="float">
            <text:p>59,114517</text:p>
          </table:table-cell>
          <table:table-cell office:value-type="float" office:value="56.159538" calcext:value-type="float">
            <text:p>56,159538</text:p>
          </table:table-cell>
          <table:table-cell office:value-type="float" office:value="79.8312" calcext:value-type="float">
            <text:p>79,8312</text:p>
          </table:table-cell>
          <table:table-cell office:value-type="float" office:value="60.672432" calcext:value-type="float">
            <text:p>60,672432</text:p>
          </table:table-cell>
          <table:table-cell office:value-type="float" office:value="56.607109" calcext:value-type="float">
            <text:p>56,607109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3.392349" calcext:value-type="float">
            <text:p>73,392349</text:p>
          </table:table-cell>
          <table:table-cell office:value-type="float" office:value="55.631828" calcext:value-type="float">
            <text:p>55,631828</text:p>
          </table:table-cell>
          <table:table-cell office:value-type="float" office:value="52.114178" calcext:value-type="float">
            <text:p>52,114178</text:p>
          </table:table-cell>
          <table:table-cell office:value-type="float" office:value="74.337364" calcext:value-type="float">
            <text:p>74,337364</text:p>
          </table:table-cell>
          <table:table-cell office:value-type="float" office:value="56.224094" calcext:value-type="float">
            <text:p>56,224094</text:p>
          </table:table-cell>
          <table:table-cell office:value-type="float" office:value="52.642292" calcext:value-type="float">
            <text:p>52,642292</text:p>
          </table:table-cell>
          <table:table-cell office:value-type="float" office:value="71.924828" calcext:value-type="float">
            <text:p>71,924828</text:p>
          </table:table-cell>
          <table:table-cell office:value-type="float" office:value="53.810207" calcext:value-type="float">
            <text:p>53,810207</text:p>
          </table:table-cell>
          <table:table-cell office:value-type="float" office:value="49.741806" calcext:value-type="float">
            <text:p>49,741806</text:p>
          </table:table-cell>
        </table:table-row>
        <table:table-row table:style-name="ro1">
          <table:table-cell table:style-name="ce3"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/>
          <table:table-cell table:style-name="ce3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table:style-name="ce2" office:value-type="string" calcext:value-type="string">
            <text:p>Model 2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table:style-name="ce2" office:value-type="string" calcext:value-type="string">
            <text:p>Model 2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/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8.397827" calcext:value-type="float">
            <text:p>88,397827</text:p>
          </table:table-cell>
          <table:table-cell office:value-type="float" office:value="85.843674" calcext:value-type="float">
            <text:p>85,843674</text:p>
          </table:table-cell>
          <table:table-cell office:value-type="float" office:value="77.445595" calcext:value-type="float">
            <text:p>77,445595</text:p>
          </table:table-cell>
          <table:table-cell office:value-type="float" office:value="88.118858" calcext:value-type="float">
            <text:p>88,118858</text:p>
          </table:table-cell>
          <table:table-cell office:value-type="float" office:value="85.64035" calcext:value-type="float">
            <text:p>85,64035</text:p>
          </table:table-cell>
          <table:table-cell office:value-type="float" office:value="77.337875" calcext:value-type="float">
            <text:p>77,337875</text:p>
          </table:table-cell>
          <table:table-cell office:value-type="float" office:value="88.499634" calcext:value-type="float">
            <text:p>88,499634</text:p>
          </table:table-cell>
          <table:table-cell office:value-type="float" office:value="85.334854" calcext:value-type="float">
            <text:p>85,334854</text:p>
          </table:table-cell>
          <table:table-cell office:value-type="float" office:value="77.051224" calcext:value-type="float">
            <text:p>77,051224</text:p>
          </table:table-cell>
          <table:table-cell/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7.394279" calcext:value-type="float">
            <text:p>87,394279</text:p>
          </table:table-cell>
          <table:table-cell office:value-type="float" office:value="83.017311" calcext:value-type="float">
            <text:p>83,017311</text:p>
          </table:table-cell>
          <table:table-cell office:value-type="float" office:value="75.650528" calcext:value-type="float">
            <text:p>75,650528</text:p>
          </table:table-cell>
          <table:table-cell office:value-type="float" office:value="87.117554" calcext:value-type="float">
            <text:p>87,117554</text:p>
          </table:table-cell>
          <table:table-cell office:value-type="float" office:value="83.187332" calcext:value-type="float">
            <text:p>83,187332</text:p>
          </table:table-cell>
          <table:table-cell office:value-type="float" office:value="75.814476" calcext:value-type="float">
            <text:p>75,814476</text:p>
          </table:table-cell>
          <table:table-cell office:value-type="float" office:value="87.632164" calcext:value-type="float">
            <text:p>87,632164</text:p>
          </table:table-cell>
          <table:table-cell office:value-type="float" office:value="84.039993" calcext:value-type="float">
            <text:p>84,039993</text:p>
          </table:table-cell>
          <table:table-cell office:value-type="float" office:value="76.326363" calcext:value-type="float">
            <text:p>76,326363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71.710052" calcext:value-type="float">
            <text:p>71,710052</text:p>
          </table:table-cell>
          <table:table-cell office:value-type="float" office:value="65.758759" calcext:value-type="float">
            <text:p>65,758759</text:p>
          </table:table-cell>
          <table:table-cell office:value-type="float" office:value="59.120197" calcext:value-type="float">
            <text:p>59,120197</text:p>
          </table:table-cell>
          <table:table-cell office:value-type="float" office:value="75.411018" calcext:value-type="float">
            <text:p>75,411018</text:p>
          </table:table-cell>
          <table:table-cell office:value-type="float" office:value="67.306953" calcext:value-type="float">
            <text:p>67,306953</text:p>
          </table:table-cell>
          <table:table-cell office:value-type="float" office:value="60.38168" calcext:value-type="float">
            <text:p>60,38168</text:p>
          </table:table-cell>
          <table:table-cell office:value-type="float" office:value="73.220772" calcext:value-type="float">
            <text:p>73,220772</text:p>
          </table:table-cell>
          <table:table-cell office:value-type="float" office:value="67.7939" calcext:value-type="float">
            <text:p>67,7939</text:p>
          </table:table-cell>
          <table:table-cell office:value-type="float" office:value="60.6381" calcext:value-type="float">
            <text:p>60,6381</text:p>
          </table:table-cell>
          <table:table-cell/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7.37767" calcext:value-type="float">
            <text:p>67,37767</text:p>
          </table:table-cell>
          <table:table-cell office:value-type="float" office:value="59.712387" calcext:value-type="float">
            <text:p>59,712387</text:p>
          </table:table-cell>
          <table:table-cell office:value-type="float" office:value="54.911114" calcext:value-type="float">
            <text:p>54,911114</text:p>
          </table:table-cell>
          <table:table-cell office:value-type="float" office:value="72.162064" calcext:value-type="float">
            <text:p>72,162064</text:p>
          </table:table-cell>
          <table:table-cell office:value-type="float" office:value="66.30587" calcext:value-type="float">
            <text:p>66,30587</text:p>
          </table:table-cell>
          <table:table-cell office:value-type="float" office:value="59.672703" calcext:value-type="float">
            <text:p>59,672703</text:p>
          </table:table-cell>
          <table:table-cell office:value-type="float" office:value="71.093948" calcext:value-type="float">
            <text:p>71,093948</text:p>
          </table:table-cell>
          <table:table-cell office:value-type="float" office:value="65.290466" calcext:value-type="float">
            <text:p>65,290466</text:p>
          </table:table-cell>
          <table:table-cell office:value-type="float" office:value="57.724041" calcext:value-type="float">
            <text:p>57,724041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82.320007" calcext:value-type="float">
            <text:p>82,320007</text:p>
          </table:table-cell>
          <table:table-cell office:value-type="float" office:value="63.37775" calcext:value-type="float">
            <text:p>63,37775</text:p>
          </table:table-cell>
          <table:table-cell office:value-type="float" office:value="59.306572" calcext:value-type="float">
            <text:p>59,306572</text:p>
          </table:table-cell>
          <table:table-cell office:value-type="float" office:value="82.544998" calcext:value-type="float">
            <text:p>82,544998</text:p>
          </table:table-cell>
          <table:table-cell office:value-type="float" office:value="62.895672" calcext:value-type="float">
            <text:p>62,895672</text:p>
          </table:table-cell>
          <table:table-cell office:value-type="float" office:value="58.898746" calcext:value-type="float">
            <text:p>58,898746</text:p>
          </table:table-cell>
          <table:table-cell office:value-type="float" office:value="82.13726" calcext:value-type="float">
            <text:p>82,13726</text:p>
          </table:table-cell>
          <table:table-cell office:value-type="float" office:value="62.414051" calcext:value-type="float">
            <text:p>62,414051</text:p>
          </table:table-cell>
          <table:table-cell office:value-type="float" office:value="58.16391" calcext:value-type="float">
            <text:p>58,16391</text:p>
          </table:table-cell>
          <table:table-cell/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82.306389" calcext:value-type="float">
            <text:p>82,306389</text:p>
          </table:table-cell>
          <table:table-cell office:value-type="float" office:value="61.773636" calcext:value-type="float">
            <text:p>61,773636</text:p>
          </table:table-cell>
          <table:table-cell office:value-type="float" office:value="57.818378" calcext:value-type="float">
            <text:p>57,818378</text:p>
          </table:table-cell>
          <table:table-cell office:value-type="float" office:value="82.724533" calcext:value-type="float">
            <text:p>82,724533</text:p>
          </table:table-cell>
          <table:table-cell office:value-type="float" office:value="63.202362" calcext:value-type="float">
            <text:p>63,202362</text:p>
          </table:table-cell>
          <table:table-cell office:value-type="float" office:value="58.900978" calcext:value-type="float">
            <text:p>58,900978</text:p>
          </table:table-cell>
          <table:table-cell office:value-type="float" office:value="78.304901" calcext:value-type="float">
            <text:p>78,304901</text:p>
          </table:table-cell>
          <table:table-cell office:value-type="float" office:value="59.194477" calcext:value-type="float">
            <text:p>59,194477</text:p>
          </table:table-cell>
          <table:table-cell office:value-type="float" office:value="55.620903" calcext:value-type="float">
            <text:p>55,620903</text:p>
          </table:table-cell>
        </table:table-row>
        <table:table-row table:style-name="ro1">
          <table:table-cell table:style-name="ce2"/>
          <table:table-cell office:value-type="string" calcext:value-type="string">
            <text:p>detection_3d AP</text:p>
          </table:table-cell>
          <table:table-cell table:style-name="ce5" table:number-columns-repeated="9"/>
          <table:table-cell/>
          <table:table-cell table:style-name="ce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table:style-name="ce2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/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4.453621" calcext:value-type="float">
            <text:p>84,453621</text:p>
          </table:table-cell>
          <table:table-cell office:value-type="float" office:value="72.596458" calcext:value-type="float">
            <text:p>72,596458</text:p>
          </table:table-cell>
          <table:table-cell office:value-type="float" office:value="64.70681" calcext:value-type="float">
            <text:p>64,70681</text:p>
          </table:table-cell>
          <table:table-cell office:value-type="float" office:value="84.273605" calcext:value-type="float">
            <text:p>84,273605</text:p>
          </table:table-cell>
          <table:table-cell office:value-type="float" office:value="72.845367" calcext:value-type="float">
            <text:p>72,845367</text:p>
          </table:table-cell>
          <table:table-cell office:value-type="float" office:value="64.885475" calcext:value-type="float">
            <text:p>64,885475</text:p>
          </table:table-cell>
          <table:table-cell office:value-type="float" office:value="84.44162" calcext:value-type="float">
            <text:p>84,44162</text:p>
          </table:table-cell>
          <table:table-cell office:value-type="float" office:value="72.722191" calcext:value-type="float">
            <text:p>72,722191</text:p>
          </table:table-cell>
          <table:table-cell office:value-type="float" office:value="64.715439" calcext:value-type="float">
            <text:p>64,715439</text:p>
          </table:table-cell>
          <table:table-cell/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3.45681" calcext:value-type="float">
            <text:p>83,45681</text:p>
          </table:table-cell>
          <table:table-cell office:value-type="float" office:value="70.641937" calcext:value-type="float">
            <text:p>70,641937</text:p>
          </table:table-cell>
          <table:table-cell office:value-type="float" office:value="63.264172" calcext:value-type="float">
            <text:p>63,264172</text:p>
          </table:table-cell>
          <table:table-cell office:value-type="float" office:value="82.715698" calcext:value-type="float">
            <text:p>82,715698</text:p>
          </table:table-cell>
          <table:table-cell office:value-type="float" office:value="70.812607" calcext:value-type="float">
            <text:p>70,812607</text:p>
          </table:table-cell>
          <table:table-cell office:value-type="float" office:value="63.42017" calcext:value-type="float">
            <text:p>63,42017</text:p>
          </table:table-cell>
          <table:table-cell office:value-type="float" office:value="83.578056" calcext:value-type="float">
            <text:p>83,578056</text:p>
          </table:table-cell>
          <table:table-cell office:value-type="float" office:value="71.333488" calcext:value-type="float">
            <text:p>71,333488</text:p>
          </table:table-cell>
          <table:table-cell office:value-type="float" office:value="63.85928" calcext:value-type="float">
            <text:p>63,85928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6.233543" calcext:value-type="float">
            <text:p>66,233543</text:p>
          </table:table-cell>
          <table:table-cell office:value-type="float" office:value="58.74371" calcext:value-type="float">
            <text:p>58,74371</text:p>
          </table:table-cell>
          <table:table-cell office:value-type="float" office:value="51.738041" calcext:value-type="float">
            <text:p>51,738041</text:p>
          </table:table-cell>
          <table:table-cell office:value-type="float" office:value="67.875145" calcext:value-type="float">
            <text:p>67,875145</text:p>
          </table:table-cell>
          <table:table-cell office:value-type="float" office:value="59.61314" calcext:value-type="float">
            <text:p>59,61314</text:p>
          </table:table-cell>
          <table:table-cell office:value-type="float" office:value="52.381302" calcext:value-type="float">
            <text:p>52,381302</text:p>
          </table:table-cell>
          <table:table-cell office:value-type="float" office:value="69.50589" calcext:value-type="float">
            <text:p>69,50589</text:p>
          </table:table-cell>
          <table:table-cell office:value-type="float" office:value="60.974049" calcext:value-type="float">
            <text:p>60,974049</text:p>
          </table:table-cell>
          <table:table-cell office:value-type="float" office:value="56.008221" calcext:value-type="float">
            <text:p>56,008221</text:p>
          </table:table-cell>
          <table:table-cell/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0.706051" calcext:value-type="float">
            <text:p>60,706051</text:p>
          </table:table-cell>
          <table:table-cell office:value-type="float" office:value="53.167133" calcext:value-type="float">
            <text:p>53,167133</text:p>
          </table:table-cell>
          <table:table-cell office:value-type="float" office:value="47.489632" calcext:value-type="float">
            <text:p>47,489632</text:p>
          </table:table-cell>
          <table:table-cell office:value-type="float" office:value="66.194168" calcext:value-type="float">
            <text:p>66,194168</text:p>
          </table:table-cell>
          <table:table-cell office:value-type="float" office:value="58.583767" calcext:value-type="float">
            <text:p>58,583767</text:p>
          </table:table-cell>
          <table:table-cell office:value-type="float" office:value="51.470978" calcext:value-type="float">
            <text:p>51,470978</text:p>
          </table:table-cell>
          <table:table-cell office:value-type="float" office:value="63.905464" calcext:value-type="float">
            <text:p>63,905464</text:p>
          </table:table-cell>
          <table:table-cell office:value-type="float" office:value="57.200932" calcext:value-type="float">
            <text:p>57,200932</text:p>
          </table:table-cell>
          <table:table-cell office:value-type="float" office:value="49.996204" calcext:value-type="float">
            <text:p>49,996204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80.954376" calcext:value-type="float">
            <text:p>80,954376</text:p>
          </table:table-cell>
          <table:table-cell office:value-type="float" office:value="59.6772" calcext:value-type="float">
            <text:p>59,6772</text:p>
          </table:table-cell>
          <table:table-cell office:value-type="float" office:value="56.723465" calcext:value-type="float">
            <text:p>56,723465</text:p>
          </table:table-cell>
          <table:table-cell office:value-type="float" office:value="79.494896" calcext:value-type="float">
            <text:p>79,494896</text:p>
          </table:table-cell>
          <table:table-cell office:value-type="float" office:value="59.609436" calcext:value-type="float">
            <text:p>59,609436</text:p>
          </table:table-cell>
          <table:table-cell office:value-type="float" office:value="56.48896" calcext:value-type="float">
            <text:p>56,48896</text:p>
          </table:table-cell>
          <table:table-cell office:value-type="float" office:value="75.955383" calcext:value-type="float">
            <text:p>75,955383</text:p>
          </table:table-cell>
          <table:table-cell office:value-type="float" office:value="56.390045" calcext:value-type="float">
            <text:p>56,390045</text:p>
          </table:table-cell>
          <table:table-cell office:value-type="float" office:value="52.944477" calcext:value-type="float">
            <text:p>52,944477</text:p>
          </table:table-cell>
          <table:table-cell/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74.586746" calcext:value-type="float">
            <text:p>74,586746</text:p>
          </table:table-cell>
          <table:table-cell office:value-type="float" office:value="55.683983" calcext:value-type="float">
            <text:p>55,683983</text:p>
          </table:table-cell>
          <table:table-cell office:value-type="float" office:value="52.603294" calcext:value-type="float">
            <text:p>52,603294</text:p>
          </table:table-cell>
          <table:table-cell office:value-type="float" office:value="77.03373" calcext:value-type="float">
            <text:p>77,03373</text:p>
          </table:table-cell>
          <table:table-cell office:value-type="float" office:value="57.269104" calcext:value-type="float">
            <text:p>57,269104</text:p>
          </table:table-cell>
          <table:table-cell office:value-type="float" office:value="53.613239" calcext:value-type="float">
            <text:p>53,613239</text:p>
          </table:table-cell>
          <table:table-cell office:value-type="float" office:value="72.825394" calcext:value-type="float">
            <text:p>72,825394</text:p>
          </table:table-cell>
          <table:table-cell office:value-type="float" office:value="55.261906" calcext:value-type="float">
            <text:p>55,261906</text:p>
          </table:table-cell>
          <table:table-cell office:value-type="float" office:value="51.943321" calcext:value-type="float">
            <text:p>51,943321</text:p>
          </table:table-cell>
        </table:table-row>
        <table:table-row table:style-name="ro1">
          <table:table-cell table:style-name="ce4"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/>
          <table:table-cell table:style-name="ce4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office:value-type="string" calcext:value-type="string">
            <text:p>Model 3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office:value-type="string" calcext:value-type="string">
            <text:p>Model 3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8.102814" calcext:value-type="float">
            <text:p>88,102814</text:p>
          </table:table-cell>
          <table:table-cell office:value-type="float" office:value="85.222588" calcext:value-type="float">
            <text:p>85,222588</text:p>
          </table:table-cell>
          <table:table-cell office:value-type="float" office:value="76.894417" calcext:value-type="float">
            <text:p>76,894417</text:p>
          </table:table-cell>
          <table:table-cell office:value-type="float" office:value="88.19796" calcext:value-type="float">
            <text:p>88,19796</text:p>
          </table:table-cell>
          <table:table-cell office:value-type="float" office:value="85.602745" calcext:value-type="float">
            <text:p>85,602745</text:p>
          </table:table-cell>
          <table:table-cell office:value-type="float" office:value="77.288666" calcext:value-type="float">
            <text:p>77,288666</text:p>
          </table:table-cell>
          <table:table-cell office:value-type="float" office:value="88.257141" calcext:value-type="float">
            <text:p>88,257141</text:p>
          </table:table-cell>
          <table:table-cell office:value-type="float" office:value="85.321579" calcext:value-type="float">
            <text:p>85,321579</text:p>
          </table:table-cell>
          <table:table-cell office:value-type="float" office:value="77.077477" calcext:value-type="float">
            <text:p>77,077477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7.127838" calcext:value-type="float">
            <text:p>87,127838</text:p>
          </table:table-cell>
          <table:table-cell office:value-type="float" office:value="82.831772" calcext:value-type="float">
            <text:p>82,831772</text:p>
          </table:table-cell>
          <table:table-cell office:value-type="float" office:value="75.746193" calcext:value-type="float">
            <text:p>75,746193</text:p>
          </table:table-cell>
          <table:table-cell office:value-type="float" office:value="87.879791" calcext:value-type="float">
            <text:p>87,879791</text:p>
          </table:table-cell>
          <table:table-cell office:value-type="float" office:value="84.2145" calcext:value-type="float">
            <text:p>84,2145</text:p>
          </table:table-cell>
          <table:table-cell office:value-type="float" office:value="76.403885" calcext:value-type="float">
            <text:p>76,403885</text:p>
          </table:table-cell>
          <table:table-cell office:value-type="float" office:value="87.205902" calcext:value-type="float">
            <text:p>87,205902</text:p>
          </table:table-cell>
          <table:table-cell office:value-type="float" office:value="82.555923" calcext:value-type="float">
            <text:p>82,555923</text:p>
          </table:table-cell>
          <table:table-cell office:value-type="float" office:value="75.387978" calcext:value-type="float">
            <text:p>75,387978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70.068718" calcext:value-type="float">
            <text:p>70,068718</text:p>
          </table:table-cell>
          <table:table-cell office:value-type="float" office:value="64.352089" calcext:value-type="float">
            <text:p>64,352089</text:p>
          </table:table-cell>
          <table:table-cell office:value-type="float" office:value="57.348972" calcext:value-type="float">
            <text:p>57,348972</text:p>
          </table:table-cell>
          <table:table-cell office:value-type="float" office:value="76.376366" calcext:value-type="float">
            <text:p>76,376366</text:p>
          </table:table-cell>
          <table:table-cell office:value-type="float" office:value="68.408096" calcext:value-type="float">
            <text:p>68,408096</text:p>
          </table:table-cell>
          <table:table-cell office:value-type="float" office:value="60.952663" calcext:value-type="float">
            <text:p>60,952663</text:p>
          </table:table-cell>
          <table:table-cell office:value-type="float" office:value="72.424225" calcext:value-type="float">
            <text:p>72,424225</text:p>
          </table:table-cell>
          <table:table-cell office:value-type="float" office:value="66.747459" calcext:value-type="float">
            <text:p>66,747459</text:p>
          </table:table-cell>
          <table:table-cell office:value-type="float" office:value="59.865196" calcext:value-type="float">
            <text:p>59,865196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69.849495" calcext:value-type="float">
            <text:p>69,849495</text:p>
          </table:table-cell>
          <table:table-cell office:value-type="float" office:value="61.403824" calcext:value-type="float">
            <text:p>61,403824</text:p>
          </table:table-cell>
          <table:table-cell office:value-type="float" office:value="56.526012" calcext:value-type="float">
            <text:p>56,526012</text:p>
          </table:table-cell>
          <table:table-cell office:value-type="float" office:value="70.220337" calcext:value-type="float">
            <text:p>70,220337</text:p>
          </table:table-cell>
          <table:table-cell office:value-type="float" office:value="64.301941" calcext:value-type="float">
            <text:p>64,301941</text:p>
          </table:table-cell>
          <table:table-cell office:value-type="float" office:value="56.716557" calcext:value-type="float">
            <text:p>56,716557</text:p>
          </table:table-cell>
          <table:table-cell office:value-type="float" office:value="71.079185" calcext:value-type="float">
            <text:p>71,079185</text:p>
          </table:table-cell>
          <table:table-cell office:value-type="float" office:value="65.068123" calcext:value-type="float">
            <text:p>65,068123</text:p>
          </table:table-cell>
          <table:table-cell office:value-type="float" office:value="57.857197" calcext:value-type="float">
            <text:p>57,857197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81.278999" calcext:value-type="float">
            <text:p>81,278999</text:p>
          </table:table-cell>
          <table:table-cell office:value-type="float" office:value="61.95509" calcext:value-type="float">
            <text:p>61,95509</text:p>
          </table:table-cell>
          <table:table-cell office:value-type="float" office:value="57.773842" calcext:value-type="float">
            <text:p>57,773842</text:p>
          </table:table-cell>
          <table:table-cell office:value-type="float" office:value="82.89299" calcext:value-type="float">
            <text:p>82,89299</text:p>
          </table:table-cell>
          <table:table-cell office:value-type="float" office:value="63.995529" calcext:value-type="float">
            <text:p>63,995529</text:p>
          </table:table-cell>
          <table:table-cell office:value-type="float" office:value="59.506531" calcext:value-type="float">
            <text:p>59,506531</text:p>
          </table:table-cell>
          <table:table-cell office:value-type="float" office:value="83.928337" calcext:value-type="float">
            <text:p>83,928337</text:p>
          </table:table-cell>
          <table:table-cell office:value-type="float" office:value="63.940723" calcext:value-type="float">
            <text:p>63,940723</text:p>
          </table:table-cell>
          <table:table-cell office:value-type="float" office:value="59.738022" calcext:value-type="float">
            <text:p>59,738022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9.628242" calcext:value-type="float">
            <text:p>79,628242</text:p>
          </table:table-cell>
          <table:table-cell office:value-type="float" office:value="61.427792" calcext:value-type="float">
            <text:p>61,427792</text:p>
          </table:table-cell>
          <table:table-cell office:value-type="float" office:value="57.425819" calcext:value-type="float">
            <text:p>57,425819</text:p>
          </table:table-cell>
          <table:table-cell office:value-type="float" office:value="81.869766" calcext:value-type="float">
            <text:p>81,869766</text:p>
          </table:table-cell>
          <table:table-cell office:value-type="float" office:value="61.274475" calcext:value-type="float">
            <text:p>61,274475</text:p>
          </table:table-cell>
          <table:table-cell office:value-type="float" office:value="57.01189" calcext:value-type="float">
            <text:p>57,01189</text:p>
          </table:table-cell>
          <table:table-cell office:value-type="float" office:value="78.597885" calcext:value-type="float">
            <text:p>78,597885</text:p>
          </table:table-cell>
          <table:table-cell office:value-type="float" office:value="60.451061" calcext:value-type="float">
            <text:p>60,451061</text:p>
          </table:table-cell>
          <table:table-cell office:value-type="float" office:value="56.464493" calcext:value-type="float">
            <text:p>56,464493</text:p>
          </table:table-cell>
        </table:table-row>
        <table:table-row table:style-name="ro1">
          <table:table-cell/>
          <table:table-cell office:value-type="string" calcext:value-type="string">
            <text:p>detection_3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4.114227" calcext:value-type="float">
            <text:p>84,114227</text:p>
          </table:table-cell>
          <table:table-cell office:value-type="float" office:value="71.933746" calcext:value-type="float">
            <text:p>71,933746</text:p>
          </table:table-cell>
          <table:table-cell office:value-type="float" office:value="64.132584" calcext:value-type="float">
            <text:p>64,132584</text:p>
          </table:table-cell>
          <table:table-cell office:value-type="float" office:value="84.327408" calcext:value-type="float">
            <text:p>84,327408</text:p>
          </table:table-cell>
          <table:table-cell office:value-type="float" office:value="73.069344" calcext:value-type="float">
            <text:p>73,069344</text:p>
          </table:table-cell>
          <table:table-cell office:value-type="float" office:value="65.01963" calcext:value-type="float">
            <text:p>65,01963</text:p>
          </table:table-cell>
          <table:table-cell office:value-type="float" office:value="84.818474" calcext:value-type="float">
            <text:p>84,818474</text:p>
          </table:table-cell>
          <table:table-cell office:value-type="float" office:value="72.934685" calcext:value-type="float">
            <text:p>72,934685</text:p>
          </table:table-cell>
          <table:table-cell office:value-type="float" office:value="64.929451" calcext:value-type="float">
            <text:p>64,929451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2.616638" calcext:value-type="float">
            <text:p>82,616638</text:p>
          </table:table-cell>
          <table:table-cell office:value-type="float" office:value="70.393768" calcext:value-type="float">
            <text:p>70,393768</text:p>
          </table:table-cell>
          <table:table-cell office:value-type="float" office:value="63.190659" calcext:value-type="float">
            <text:p>63,190659</text:p>
          </table:table-cell>
          <table:table-cell office:value-type="float" office:value="83.376495" calcext:value-type="float">
            <text:p>83,376495</text:p>
          </table:table-cell>
          <table:table-cell office:value-type="float" office:value="71.136124" calcext:value-type="float">
            <text:p>71,136124</text:p>
          </table:table-cell>
          <table:table-cell office:value-type="float" office:value="63.734459" calcext:value-type="float">
            <text:p>63,734459</text:p>
          </table:table-cell>
          <table:table-cell office:value-type="float" office:value="82.542999" calcext:value-type="float">
            <text:p>82,542999</text:p>
          </table:table-cell>
          <table:table-cell office:value-type="float" office:value="69.945076" calcext:value-type="float">
            <text:p>69,945076</text:p>
          </table:table-cell>
          <table:table-cell office:value-type="float" office:value="62.896244" calcext:value-type="float">
            <text:p>62,896244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65.266029" calcext:value-type="float">
            <text:p>65,266029</text:p>
          </table:table-cell>
          <table:table-cell office:value-type="float" office:value="57.708633" calcext:value-type="float">
            <text:p>57,708633</text:p>
          </table:table-cell>
          <table:table-cell office:value-type="float" office:value="50.938255" calcext:value-type="float">
            <text:p>50,938255</text:p>
          </table:table-cell>
          <table:table-cell office:value-type="float" office:value="70.107475" calcext:value-type="float">
            <text:p>70,107475</text:p>
          </table:table-cell>
          <table:table-cell office:value-type="float" office:value="61.43718" calcext:value-type="float">
            <text:p>61,43718</text:p>
          </table:table-cell>
          <table:table-cell office:value-type="float" office:value="56.373192" calcext:value-type="float">
            <text:p>56,373192</text:p>
          </table:table-cell>
          <table:table-cell office:value-type="float" office:value="68.382866" calcext:value-type="float">
            <text:p>68,382866</text:p>
          </table:table-cell>
          <table:table-cell office:value-type="float" office:value="60.477154" calcext:value-type="float">
            <text:p>60,477154</text:p>
          </table:table-cell>
          <table:table-cell office:value-type="float" office:value="52.852608" calcext:value-type="float">
            <text:p>52,852608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63.868786" calcext:value-type="float">
            <text:p>63,868786</text:p>
          </table:table-cell>
          <table:table-cell office:value-type="float" office:value="57.243317" calcext:value-type="float">
            <text:p>57,243317</text:p>
          </table:table-cell>
          <table:table-cell office:value-type="float" office:value="50.457836" calcext:value-type="float">
            <text:p>50,457836</text:p>
          </table:table-cell>
          <table:table-cell office:value-type="float" office:value="64.997459" calcext:value-type="float">
            <text:p>64,997459</text:p>
          </table:table-cell>
          <table:table-cell office:value-type="float" office:value="57.623569" calcext:value-type="float">
            <text:p>57,623569</text:p>
          </table:table-cell>
          <table:table-cell office:value-type="float" office:value="50.506889" calcext:value-type="float">
            <text:p>50,506889</text:p>
          </table:table-cell>
          <table:table-cell office:value-type="float" office:value="64.77121" calcext:value-type="float">
            <text:p>64,77121</text:p>
          </table:table-cell>
          <table:table-cell office:value-type="float" office:value="57.512367" calcext:value-type="float">
            <text:p>57,512367</text:p>
          </table:table-cell>
          <table:table-cell office:value-type="float" office:value="50.671028" calcext:value-type="float">
            <text:p>50,671028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78.45507" calcext:value-type="float">
            <text:p>78,45507</text:p>
          </table:table-cell>
          <table:table-cell office:value-type="float" office:value="57.895763" calcext:value-type="float">
            <text:p>57,895763</text:p>
          </table:table-cell>
          <table:table-cell office:value-type="float" office:value="54.10651" calcext:value-type="float">
            <text:p>54,10651</text:p>
          </table:table-cell>
          <table:table-cell office:value-type="float" office:value="79.449677" calcext:value-type="float">
            <text:p>79,449677</text:p>
          </table:table-cell>
          <table:table-cell office:value-type="float" office:value="58.952934" calcext:value-type="float">
            <text:p>58,952934</text:p>
          </table:table-cell>
          <table:table-cell office:value-type="float" office:value="55.844833" calcext:value-type="float">
            <text:p>55,844833</text:p>
          </table:table-cell>
          <table:table-cell office:value-type="float" office:value="80.597565" calcext:value-type="float">
            <text:p>80,597565</text:p>
          </table:table-cell>
          <table:table-cell office:value-type="float" office:value="60.773426" calcext:value-type="float">
            <text:p>60,773426</text:p>
          </table:table-cell>
          <table:table-cell office:value-type="float" office:value="56.773167" calcext:value-type="float">
            <text:p>56,773167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4.447289" calcext:value-type="float">
            <text:p>74,447289</text:p>
          </table:table-cell>
          <table:table-cell office:value-type="float" office:value="56.037857" calcext:value-type="float">
            <text:p>56,037857</text:p>
          </table:table-cell>
          <table:table-cell office:value-type="float" office:value="52.634327" calcext:value-type="float">
            <text:p>52,634327</text:p>
          </table:table-cell>
          <table:table-cell office:value-type="float" office:value="75.858269" calcext:value-type="float">
            <text:p>75,858269</text:p>
          </table:table-cell>
          <table:table-cell office:value-type="float" office:value="55.764954" calcext:value-type="float">
            <text:p>55,764954</text:p>
          </table:table-cell>
          <table:table-cell office:value-type="float" office:value="52.494598" calcext:value-type="float">
            <text:p>52,494598</text:p>
          </table:table-cell>
          <table:table-cell office:value-type="float" office:value="73.983017" calcext:value-type="float">
            <text:p>73,983017</text:p>
          </table:table-cell>
          <table:table-cell office:value-type="float" office:value="55.912613" calcext:value-type="float">
            <text:p>55,912613</text:p>
          </table:table-cell>
          <table:table-cell office:value-type="float" office:value="52.69994" calcext:value-type="float">
            <text:p>52,69994</text:p>
          </table:table-cell>
        </table:table-row>
        <table:table-row table:style-name="ro1">
          <table:table-cell/>
          <table:table-cell office:value-type="string" calcext:value-type="string">
            <text:p>Average time</text:p>
          </table:table-cell>
          <table:table-cell table:number-columns-repeated="11"/>
          <table:table-cell office:value-type="string" calcext:value-type="string">
            <text:p>Average time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Bbox– no ensemble</text:p>
          </table:table-cell>
          <table:table-cell table:style-name="ce1" table:number-columns-repeated="10"/>
          <table:table-cell/>
          <table:table-cell office:value-type="string" calcext:value-type="string">
            <text:p>Only Bbox ensemble</text:p>
          </table:table-cell>
          <table:table-cell table:style-name="ce1" table:number-columns-repeated="10"/>
        </table:table-row>
        <table:table-row table:style-name="ro1">
          <table:table-cell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office:value-type="string" calcext:value-type="string">
            <text:p>Model 1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office:value-type="string" calcext:value-type="string">
            <text:p>Model 1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7.389496" calcext:value-type="float">
            <text:p>87,389496</text:p>
          </table:table-cell>
          <table:table-cell office:value-type="float" office:value="83.871613" calcext:value-type="float">
            <text:p>83,871613</text:p>
          </table:table-cell>
          <table:table-cell office:value-type="float" office:value="76.054703" calcext:value-type="float">
            <text:p>76,054703</text:p>
          </table:table-cell>
          <table:table-cell office:value-type="float" office:value="88.296089" calcext:value-type="float">
            <text:p>88,296089</text:p>
          </table:table-cell>
          <table:table-cell office:value-type="float" office:value="85.362999" calcext:value-type="float">
            <text:p>85,362999</text:p>
          </table:table-cell>
          <table:table-cell office:value-type="float" office:value="77.189827" calcext:value-type="float">
            <text:p>77,189827</text:p>
          </table:table-cell>
          <table:table-cell office:value-type="float" office:value="87.710838" calcext:value-type="float">
            <text:p>87,710838</text:p>
          </table:table-cell>
          <table:table-cell office:value-type="float" office:value="84.010384" calcext:value-type="float">
            <text:p>84,010384</text:p>
          </table:table-cell>
          <table:table-cell office:value-type="float" office:value="76.325554" calcext:value-type="float">
            <text:p>76,325554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8.24205" calcext:value-type="float">
            <text:p>88,24205</text:p>
          </table:table-cell>
          <table:table-cell office:value-type="float" office:value="84.138069" calcext:value-type="float">
            <text:p>84,138069</text:p>
          </table:table-cell>
          <table:table-cell office:value-type="float" office:value="76.412811" calcext:value-type="float">
            <text:p>76,412811</text:p>
          </table:table-cell>
          <table:table-cell office:value-type="float" office:value="88.28701" calcext:value-type="float">
            <text:p>88,28701</text:p>
          </table:table-cell>
          <table:table-cell office:value-type="float" office:value="85.562447" calcext:value-type="float">
            <text:p>85,562447</text:p>
          </table:table-cell>
          <table:table-cell office:value-type="float" office:value="77.176895" calcext:value-type="float">
            <text:p>77,176895</text:p>
          </table:table-cell>
          <table:table-cell office:value-type="float" office:value="87.949493" calcext:value-type="float">
            <text:p>87,949493</text:p>
          </table:table-cell>
          <table:table-cell office:value-type="float" office:value="84.442863" calcext:value-type="float">
            <text:p>84,442863</text:p>
          </table:table-cell>
          <table:table-cell office:value-type="float" office:value="76.54882" calcext:value-type="float">
            <text:p>76,54882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67.46492" calcext:value-type="float">
            <text:p>67,46492</text:p>
          </table:table-cell>
          <table:table-cell office:value-type="float" office:value="59.629433" calcext:value-type="float">
            <text:p>59,629433</text:p>
          </table:table-cell>
          <table:table-cell office:value-type="float" office:value="52.713291" calcext:value-type="float">
            <text:p>52,713291</text:p>
          </table:table-cell>
          <table:table-cell office:value-type="float" office:value="72.358475" calcext:value-type="float">
            <text:p>72,358475</text:p>
          </table:table-cell>
          <table:table-cell office:value-type="float" office:value="66.064766" calcext:value-type="float">
            <text:p>66,064766</text:p>
          </table:table-cell>
          <table:table-cell office:value-type="float" office:value="58.774925" calcext:value-type="float">
            <text:p>58,774925</text:p>
          </table:table-cell>
          <table:table-cell office:value-type="float" office:value="71.271202" calcext:value-type="float">
            <text:p>71,271202</text:p>
          </table:table-cell>
          <table:table-cell office:value-type="float" office:value="65.737328" calcext:value-type="float">
            <text:p>65,737328</text:p>
          </table:table-cell>
          <table:table-cell office:value-type="float" office:value="58.839001" calcext:value-type="float">
            <text:p>58,839001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70.49202" calcext:value-type="float">
            <text:p>70,49202</text:p>
          </table:table-cell>
          <table:table-cell office:value-type="float" office:value="64.74556" calcext:value-type="float">
            <text:p>64,74556</text:p>
          </table:table-cell>
          <table:table-cell office:value-type="float" office:value="57.593449" calcext:value-type="float">
            <text:p>57,593449</text:p>
          </table:table-cell>
          <table:table-cell office:value-type="float" office:value="72.843079" calcext:value-type="float">
            <text:p>72,843079</text:p>
          </table:table-cell>
          <table:table-cell office:value-type="float" office:value="66.613571" calcext:value-type="float">
            <text:p>66,613571</text:p>
          </table:table-cell>
          <table:table-cell office:value-type="float" office:value="59.786617" calcext:value-type="float">
            <text:p>59,786617</text:p>
          </table:table-cell>
          <table:table-cell office:value-type="float" office:value="72.127243" calcext:value-type="float">
            <text:p>72,127243</text:p>
          </table:table-cell>
          <table:table-cell office:value-type="float" office:value="66.43042" calcext:value-type="float">
            <text:p>66,43042</text:p>
          </table:table-cell>
          <table:table-cell office:value-type="float" office:value="59.959595" calcext:value-type="float">
            <text:p>59,959595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81.860718" calcext:value-type="float">
            <text:p>81,860718</text:p>
          </table:table-cell>
          <table:table-cell office:value-type="float" office:value="62.048901" calcext:value-type="float">
            <text:p>62,048901</text:p>
          </table:table-cell>
          <table:table-cell office:value-type="float" office:value="58.236694" calcext:value-type="float">
            <text:p>58,236694</text:p>
          </table:table-cell>
          <table:table-cell office:value-type="float" office:value="82.65657" calcext:value-type="float">
            <text:p>82,65657</text:p>
          </table:table-cell>
          <table:table-cell office:value-type="float" office:value="62.223465" calcext:value-type="float">
            <text:p>62,223465</text:p>
          </table:table-cell>
          <table:table-cell office:value-type="float" office:value="58.26083" calcext:value-type="float">
            <text:p>58,26083</text:p>
          </table:table-cell>
          <table:table-cell office:value-type="float" office:value="77.033134" calcext:value-type="float">
            <text:p>77,033134</text:p>
          </table:table-cell>
          <table:table-cell office:value-type="float" office:value="57.818592" calcext:value-type="float">
            <text:p>57,818592</text:p>
          </table:table-cell>
          <table:table-cell office:value-type="float" office:value="54.72287" calcext:value-type="float">
            <text:p>54,72287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80.551071" calcext:value-type="float">
            <text:p>80,551071</text:p>
          </table:table-cell>
          <table:table-cell office:value-type="float" office:value="62.307571" calcext:value-type="float">
            <text:p>62,307571</text:p>
          </table:table-cell>
          <table:table-cell office:value-type="float" office:value="58.091717" calcext:value-type="float">
            <text:p>58,091717</text:p>
          </table:table-cell>
          <table:table-cell office:value-type="float" office:value="83.522964" calcext:value-type="float">
            <text:p>83,522964</text:p>
          </table:table-cell>
          <table:table-cell office:value-type="float" office:value="63.081497" calcext:value-type="float">
            <text:p>63,081497</text:p>
          </table:table-cell>
          <table:table-cell office:value-type="float" office:value="59.09407" calcext:value-type="float">
            <text:p>59,09407</text:p>
          </table:table-cell>
          <table:table-cell office:value-type="float" office:value="82.419189" calcext:value-type="float">
            <text:p>82,419189</text:p>
          </table:table-cell>
          <table:table-cell office:value-type="float" office:value="63.039619" calcext:value-type="float">
            <text:p>63,039619</text:p>
          </table:table-cell>
          <table:table-cell office:value-type="float" office:value="58.688789" calcext:value-type="float">
            <text:p>58,688789</text:p>
          </table:table-cell>
        </table:table-row>
        <table:table-row table:style-name="ro1">
          <table:table-cell/>
          <table:table-cell office:value-type="string" calcext:value-type="string">
            <text:p>detection_3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2.969681" calcext:value-type="float">
            <text:p>82,969681</text:p>
          </table:table-cell>
          <table:table-cell office:value-type="float" office:value="70.063995" calcext:value-type="float">
            <text:p>70,063995</text:p>
          </table:table-cell>
          <table:table-cell office:value-type="float" office:value="63.055782" calcext:value-type="float">
            <text:p>63,055782</text:p>
          </table:table-cell>
          <table:table-cell office:value-type="float" office:value="83.853607" calcext:value-type="float">
            <text:p>83,853607</text:p>
          </table:table-cell>
          <table:table-cell office:value-type="float" office:value="72.133629" calcext:value-type="float">
            <text:p>72,133629</text:p>
          </table:table-cell>
          <table:table-cell office:value-type="float" office:value="64.425621" calcext:value-type="float">
            <text:p>64,425621</text:p>
          </table:table-cell>
          <table:table-cell office:value-type="float" office:value="83.473244" calcext:value-type="float">
            <text:p>83,473244</text:p>
          </table:table-cell>
          <table:table-cell office:value-type="float" office:value="70.503014" calcext:value-type="float">
            <text:p>70,503014</text:p>
          </table:table-cell>
          <table:table-cell office:value-type="float" office:value="63.386017" calcext:value-type="float">
            <text:p>63,386017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3.568153" calcext:value-type="float">
            <text:p>83,568153</text:p>
          </table:table-cell>
          <table:table-cell office:value-type="float" office:value="71.101852" calcext:value-type="float">
            <text:p>71,101852</text:p>
          </table:table-cell>
          <table:table-cell office:value-type="float" office:value="63.641907" calcext:value-type="float">
            <text:p>63,641907</text:p>
          </table:table-cell>
          <table:table-cell office:value-type="float" office:value="83.650665" calcext:value-type="float">
            <text:p>83,650665</text:p>
          </table:table-cell>
          <table:table-cell office:value-type="float" office:value="72.478409" calcext:value-type="float">
            <text:p>72,478409</text:p>
          </table:table-cell>
          <table:table-cell office:value-type="float" office:value="64.614037" calcext:value-type="float">
            <text:p>64,614037</text:p>
          </table:table-cell>
          <table:table-cell office:value-type="float" office:value="84.399124" calcext:value-type="float">
            <text:p>84,399124</text:p>
          </table:table-cell>
          <table:table-cell office:value-type="float" office:value="72.199837" calcext:value-type="float">
            <text:p>72,199837</text:p>
          </table:table-cell>
          <table:table-cell office:value-type="float" office:value="64.282852" calcext:value-type="float">
            <text:p>64,282852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57.418816" calcext:value-type="float">
            <text:p>57,418816</text:p>
          </table:table-cell>
          <table:table-cell office:value-type="float" office:value="52.384262" calcext:value-type="float">
            <text:p>52,384262</text:p>
          </table:table-cell>
          <table:table-cell office:value-type="float" office:value="46.585266" calcext:value-type="float">
            <text:p>46,585266</text:p>
          </table:table-cell>
          <table:table-cell office:value-type="float" office:value="67.774094" calcext:value-type="float">
            <text:p>67,774094</text:p>
          </table:table-cell>
          <table:table-cell office:value-type="float" office:value="59.393288" calcext:value-type="float">
            <text:p>59,393288</text:p>
          </table:table-cell>
          <table:table-cell office:value-type="float" office:value="51.838875" calcext:value-type="float">
            <text:p>51,838875</text:p>
          </table:table-cell>
          <table:table-cell office:value-type="float" office:value="64.188507" calcext:value-type="float">
            <text:p>64,188507</text:p>
          </table:table-cell>
          <table:table-cell office:value-type="float" office:value="57.781433" calcext:value-type="float">
            <text:p>57,781433</text:p>
          </table:table-cell>
          <table:table-cell office:value-type="float" office:value="50.912876" calcext:value-type="float">
            <text:p>50,912876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65.220215" calcext:value-type="float">
            <text:p>65,220215</text:p>
          </table:table-cell>
          <table:table-cell office:value-type="float" office:value="57.824295" calcext:value-type="float">
            <text:p>57,824295</text:p>
          </table:table-cell>
          <table:table-cell office:value-type="float" office:value="50.949089" calcext:value-type="float">
            <text:p>50,949089</text:p>
          </table:table-cell>
          <table:table-cell office:value-type="float" office:value="69.244888" calcext:value-type="float">
            <text:p>69,244888</text:p>
          </table:table-cell>
          <table:table-cell office:value-type="float" office:value="60.454308" calcext:value-type="float">
            <text:p>60,454308</text:p>
          </table:table-cell>
          <table:table-cell office:value-type="float" office:value="53.197182" calcext:value-type="float">
            <text:p>53,197182</text:p>
          </table:table-cell>
          <table:table-cell office:value-type="float" office:value="67.799973" calcext:value-type="float">
            <text:p>67,799973</text:p>
          </table:table-cell>
          <table:table-cell office:value-type="float" office:value="59.83427" calcext:value-type="float">
            <text:p>59,83427</text:p>
          </table:table-cell>
          <table:table-cell office:value-type="float" office:value="52.581234" calcext:value-type="float">
            <text:p>52,581234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78.167137" calcext:value-type="float">
            <text:p>78,167137</text:p>
          </table:table-cell>
          <table:table-cell office:value-type="float" office:value="57.330494" calcext:value-type="float">
            <text:p>57,330494</text:p>
          </table:table-cell>
          <table:table-cell office:value-type="float" office:value="53.526531" calcext:value-type="float">
            <text:p>53,526531</text:p>
          </table:table-cell>
          <table:table-cell office:value-type="float" office:value="78.037987" calcext:value-type="float">
            <text:p>78,037987</text:p>
          </table:table-cell>
          <table:table-cell office:value-type="float" office:value="57.989864" calcext:value-type="float">
            <text:p>57,989864</text:p>
          </table:table-cell>
          <table:table-cell office:value-type="float" office:value="54.223312" calcext:value-type="float">
            <text:p>54,223312</text:p>
          </table:table-cell>
          <table:table-cell office:value-type="float" office:value="69.381958" calcext:value-type="float">
            <text:p>69,381958</text:p>
          </table:table-cell>
          <table:table-cell office:value-type="float" office:value="51.855045" calcext:value-type="float">
            <text:p>51,855045</text:p>
          </table:table-cell>
          <table:table-cell office:value-type="float" office:value="47.642078" calcext:value-type="float">
            <text:p>47,642078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7.423935" calcext:value-type="float">
            <text:p>77,423935</text:p>
          </table:table-cell>
          <table:table-cell office:value-type="float" office:value="58.667366" calcext:value-type="float">
            <text:p>58,667366</text:p>
          </table:table-cell>
          <table:table-cell office:value-type="float" office:value="54.80011" calcext:value-type="float">
            <text:p>54,80011</text:p>
          </table:table-cell>
          <table:table-cell office:value-type="float" office:value="78.235832" calcext:value-type="float">
            <text:p>78,235832</text:p>
          </table:table-cell>
          <table:table-cell office:value-type="float" office:value="57.575756" calcext:value-type="float">
            <text:p>57,575756</text:p>
          </table:table-cell>
          <table:table-cell office:value-type="float" office:value="53.800636" calcext:value-type="float">
            <text:p>53,800636</text:p>
          </table:table-cell>
          <table:table-cell office:value-type="float" office:value="80.301628" calcext:value-type="float">
            <text:p>80,301628</text:p>
          </table:table-cell>
          <table:table-cell office:value-type="float" office:value="58.580643" calcext:value-type="float">
            <text:p>58,580643</text:p>
          </table:table-cell>
          <table:table-cell office:value-type="float" office:value="54.648964" calcext:value-type="float">
            <text:p>54,648964</text:p>
          </table:table-cell>
        </table:table-row>
        <table:table-row table:style-name="ro1">
          <table:table-cell table:style-name="ce3"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/>
          <table:table-cell table:style-name="ce3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table:style-name="ce2" office:value-type="string" calcext:value-type="string">
            <text:p>Model 2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table:style-name="ce2" office:value-type="string" calcext:value-type="string">
            <text:p>Model 2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/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7.482162" calcext:value-type="float">
            <text:p>87,482162</text:p>
          </table:table-cell>
          <table:table-cell office:value-type="float" office:value="83.293823" calcext:value-type="float">
            <text:p>83,293823</text:p>
          </table:table-cell>
          <table:table-cell office:value-type="float" office:value="75.89505" calcext:value-type="float">
            <text:p>75,89505</text:p>
          </table:table-cell>
          <table:table-cell office:value-type="float" office:value="87.397903" calcext:value-type="float">
            <text:p>87,397903</text:p>
          </table:table-cell>
          <table:table-cell office:value-type="float" office:value="84.077286" calcext:value-type="float">
            <text:p>84,077286</text:p>
          </table:table-cell>
          <table:table-cell office:value-type="float" office:value="76.329346" calcext:value-type="float">
            <text:p>76,329346</text:p>
          </table:table-cell>
          <table:table-cell office:value-type="float" office:value="88.234909" calcext:value-type="float">
            <text:p>88,234909</text:p>
          </table:table-cell>
          <table:table-cell office:value-type="float" office:value="84.613297" calcext:value-type="float">
            <text:p>84,613297</text:p>
          </table:table-cell>
          <table:table-cell office:value-type="float" office:value="76.577209" calcext:value-type="float">
            <text:p>76,577209</text:p>
          </table:table-cell>
          <table:table-cell/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8.789635" calcext:value-type="float">
            <text:p>88,789635</text:p>
          </table:table-cell>
          <table:table-cell office:value-type="float" office:value="85.714775" calcext:value-type="float">
            <text:p>85,714775</text:p>
          </table:table-cell>
          <table:table-cell office:value-type="float" office:value="77.287117" calcext:value-type="float">
            <text:p>77,287117</text:p>
          </table:table-cell>
          <table:table-cell office:value-type="float" office:value="88.063087" calcext:value-type="float">
            <text:p>88,063087</text:p>
          </table:table-cell>
          <table:table-cell office:value-type="float" office:value="85.25956" calcext:value-type="float">
            <text:p>85,25956</text:p>
          </table:table-cell>
          <table:table-cell office:value-type="float" office:value="76.981537" calcext:value-type="float">
            <text:p>76,981537</text:p>
          </table:table-cell>
          <table:table-cell office:value-type="float" office:value="88.064705" calcext:value-type="float">
            <text:p>88,064705</text:p>
          </table:table-cell>
          <table:table-cell office:value-type="float" office:value="84.610168" calcext:value-type="float">
            <text:p>84,610168</text:p>
          </table:table-cell>
          <table:table-cell office:value-type="float" office:value="76.589851" calcext:value-type="float">
            <text:p>76,589851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9.525078" calcext:value-type="float">
            <text:p>69,525078</text:p>
          </table:table-cell>
          <table:table-cell office:value-type="float" office:value="61.413212" calcext:value-type="float">
            <text:p>61,413212</text:p>
          </table:table-cell>
          <table:table-cell office:value-type="float" office:value="56.470184" calcext:value-type="float">
            <text:p>56,470184</text:p>
          </table:table-cell>
          <table:table-cell office:value-type="float" office:value="72.989365" calcext:value-type="float">
            <text:p>72,989365</text:p>
          </table:table-cell>
          <table:table-cell office:value-type="float" office:value="67.398094" calcext:value-type="float">
            <text:p>67,398094</text:p>
          </table:table-cell>
          <table:table-cell office:value-type="float" office:value="60.278564" calcext:value-type="float">
            <text:p>60,278564</text:p>
          </table:table-cell>
          <table:table-cell office:value-type="float" office:value="71.432076" calcext:value-type="float">
            <text:p>71,432076</text:p>
          </table:table-cell>
          <table:table-cell office:value-type="float" office:value="65.672485" calcext:value-type="float">
            <text:p>65,672485</text:p>
          </table:table-cell>
          <table:table-cell office:value-type="float" office:value="58.797955" calcext:value-type="float">
            <text:p>58,797955</text:p>
          </table:table-cell>
          <table:table-cell/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70.459785" calcext:value-type="float">
            <text:p>70,459785</text:p>
          </table:table-cell>
          <table:table-cell office:value-type="float" office:value="64.674896" calcext:value-type="float">
            <text:p>64,674896</text:p>
          </table:table-cell>
          <table:table-cell office:value-type="float" office:value="57.863895" calcext:value-type="float">
            <text:p>57,863895</text:p>
          </table:table-cell>
          <table:table-cell office:value-type="float" office:value="71.002151" calcext:value-type="float">
            <text:p>71,002151</text:p>
          </table:table-cell>
          <table:table-cell office:value-type="float" office:value="65.322899" calcext:value-type="float">
            <text:p>65,322899</text:p>
          </table:table-cell>
          <table:table-cell office:value-type="float" office:value="58.523117" calcext:value-type="float">
            <text:p>58,523117</text:p>
          </table:table-cell>
          <table:table-cell office:value-type="float" office:value="72.838684" calcext:value-type="float">
            <text:p>72,838684</text:p>
          </table:table-cell>
          <table:table-cell office:value-type="float" office:value="66.602409" calcext:value-type="float">
            <text:p>66,602409</text:p>
          </table:table-cell>
          <table:table-cell office:value-type="float" office:value="59.925694" calcext:value-type="float">
            <text:p>59,925694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82.002396" calcext:value-type="float">
            <text:p>82,002396</text:p>
          </table:table-cell>
          <table:table-cell office:value-type="float" office:value="61.893509" calcext:value-type="float">
            <text:p>61,893509</text:p>
          </table:table-cell>
          <table:table-cell office:value-type="float" office:value="57.685364" calcext:value-type="float">
            <text:p>57,685364</text:p>
          </table:table-cell>
          <table:table-cell office:value-type="float" office:value="79.44117" calcext:value-type="float">
            <text:p>79,44117</text:p>
          </table:table-cell>
          <table:table-cell office:value-type="float" office:value="61.078209" calcext:value-type="float">
            <text:p>61,078209</text:p>
          </table:table-cell>
          <table:table-cell office:value-type="float" office:value="57.064365" calcext:value-type="float">
            <text:p>57,064365</text:p>
          </table:table-cell>
          <table:table-cell office:value-type="float" office:value="79.880524" calcext:value-type="float">
            <text:p>79,880524</text:p>
          </table:table-cell>
          <table:table-cell office:value-type="float" office:value="60.801704" calcext:value-type="float">
            <text:p>60,801704</text:p>
          </table:table-cell>
          <table:table-cell office:value-type="float" office:value="56.324242" calcext:value-type="float">
            <text:p>56,324242</text:p>
          </table:table-cell>
          <table:table-cell/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82.741257" calcext:value-type="float">
            <text:p>82,741257</text:p>
          </table:table-cell>
          <table:table-cell office:value-type="float" office:value="63.778027" calcext:value-type="float">
            <text:p>63,778027</text:p>
          </table:table-cell>
          <table:table-cell office:value-type="float" office:value="59.413212" calcext:value-type="float">
            <text:p>59,413212</text:p>
          </table:table-cell>
          <table:table-cell office:value-type="float" office:value="80.920464" calcext:value-type="float">
            <text:p>80,920464</text:p>
          </table:table-cell>
          <table:table-cell office:value-type="float" office:value="61.967365" calcext:value-type="float">
            <text:p>61,967365</text:p>
          </table:table-cell>
          <table:table-cell office:value-type="float" office:value="57.706791" calcext:value-type="float">
            <text:p>57,706791</text:p>
          </table:table-cell>
          <table:table-cell office:value-type="float" office:value="81.26535" calcext:value-type="float">
            <text:p>81,26535</text:p>
          </table:table-cell>
          <table:table-cell office:value-type="float" office:value="62.289978" calcext:value-type="float">
            <text:p>62,289978</text:p>
          </table:table-cell>
          <table:table-cell office:value-type="float" office:value="58.332752" calcext:value-type="float">
            <text:p>58,332752</text:p>
          </table:table-cell>
        </table:table-row>
        <table:table-row table:style-name="ro1">
          <table:table-cell table:style-name="ce2"/>
          <table:table-cell office:value-type="string" calcext:value-type="string">
            <text:p>detection_3d AP</text:p>
          </table:table-cell>
          <table:table-cell table:style-name="ce5" table:number-columns-repeated="9"/>
          <table:table-cell/>
          <table:table-cell table:style-name="ce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table:style-name="ce2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/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3.019844" calcext:value-type="float">
            <text:p>83,019844</text:p>
          </table:table-cell>
          <table:table-cell office:value-type="float" office:value="70.509247" calcext:value-type="float">
            <text:p>70,509247</text:p>
          </table:table-cell>
          <table:table-cell office:value-type="float" office:value="63.205074" calcext:value-type="float">
            <text:p>63,205074</text:p>
          </table:table-cell>
          <table:table-cell office:value-type="float" office:value="83.005432" calcext:value-type="float">
            <text:p>83,005432</text:p>
          </table:table-cell>
          <table:table-cell office:value-type="float" office:value="71.441879" calcext:value-type="float">
            <text:p>71,441879</text:p>
          </table:table-cell>
          <table:table-cell office:value-type="float" office:value="63.92157" calcext:value-type="float">
            <text:p>63,92157</text:p>
          </table:table-cell>
          <table:table-cell office:value-type="float" office:value="83.749588" calcext:value-type="float">
            <text:p>83,749588</text:p>
          </table:table-cell>
          <table:table-cell office:value-type="float" office:value="71.859642" calcext:value-type="float">
            <text:p>71,859642</text:p>
          </table:table-cell>
          <table:table-cell office:value-type="float" office:value="64.149841" calcext:value-type="float">
            <text:p>64,149841</text:p>
          </table:table-cell>
          <table:table-cell/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4.331535" calcext:value-type="float">
            <text:p>84,331535</text:p>
          </table:table-cell>
          <table:table-cell office:value-type="float" office:value="72.445831" calcext:value-type="float">
            <text:p>72,445831</text:p>
          </table:table-cell>
          <table:table-cell office:value-type="float" office:value="64.577438" calcext:value-type="float">
            <text:p>64,577438</text:p>
          </table:table-cell>
          <table:table-cell office:value-type="float" office:value="84.468346" calcext:value-type="float">
            <text:p>84,468346</text:p>
          </table:table-cell>
          <table:table-cell office:value-type="float" office:value="72.539474" calcext:value-type="float">
            <text:p>72,539474</text:p>
          </table:table-cell>
          <table:table-cell office:value-type="float" office:value="64.605698" calcext:value-type="float">
            <text:p>64,605698</text:p>
          </table:table-cell>
          <table:table-cell office:value-type="float" office:value="84.612907" calcext:value-type="float">
            <text:p>84,612907</text:p>
          </table:table-cell>
          <table:table-cell office:value-type="float" office:value="72.478699" calcext:value-type="float">
            <text:p>72,478699</text:p>
          </table:table-cell>
          <table:table-cell office:value-type="float" office:value="64.582306" calcext:value-type="float">
            <text:p>64,582306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1.506359" calcext:value-type="float">
            <text:p>61,506359</text:p>
          </table:table-cell>
          <table:table-cell office:value-type="float" office:value="54.751759" calcext:value-type="float">
            <text:p>54,751759</text:p>
          </table:table-cell>
          <table:table-cell office:value-type="float" office:value="48.631107" calcext:value-type="float">
            <text:p>48,631107</text:p>
          </table:table-cell>
          <table:table-cell office:value-type="float" office:value="68.293655" calcext:value-type="float">
            <text:p>68,293655</text:p>
          </table:table-cell>
          <table:table-cell office:value-type="float" office:value="60.147285" calcext:value-type="float">
            <text:p>60,147285</text:p>
          </table:table-cell>
          <table:table-cell office:value-type="float" office:value="52.669567" calcext:value-type="float">
            <text:p>52,669567</text:p>
          </table:table-cell>
          <table:table-cell office:value-type="float" office:value="66.348564" calcext:value-type="float">
            <text:p>66,348564</text:p>
          </table:table-cell>
          <table:table-cell office:value-type="float" office:value="58.761223" calcext:value-type="float">
            <text:p>58,761223</text:p>
          </table:table-cell>
          <table:table-cell office:value-type="float" office:value="51.513355" calcext:value-type="float">
            <text:p>51,513355</text:p>
          </table:table-cell>
          <table:table-cell/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5.691856" calcext:value-type="float">
            <text:p>65,691856</text:p>
          </table:table-cell>
          <table:table-cell office:value-type="float" office:value="57.876705" calcext:value-type="float">
            <text:p>57,876705</text:p>
          </table:table-cell>
          <table:table-cell office:value-type="float" office:value="51.041084" calcext:value-type="float">
            <text:p>51,041084</text:p>
          </table:table-cell>
          <table:table-cell office:value-type="float" office:value="65.687996" calcext:value-type="float">
            <text:p>65,687996</text:p>
          </table:table-cell>
          <table:table-cell office:value-type="float" office:value="57.898003" calcext:value-type="float">
            <text:p>57,898003</text:p>
          </table:table-cell>
          <table:table-cell office:value-type="float" office:value="50.623131" calcext:value-type="float">
            <text:p>50,623131</text:p>
          </table:table-cell>
          <table:table-cell office:value-type="float" office:value="68.627701" calcext:value-type="float">
            <text:p>68,627701</text:p>
          </table:table-cell>
          <table:table-cell office:value-type="float" office:value="60.590385" calcext:value-type="float">
            <text:p>60,590385</text:p>
          </table:table-cell>
          <table:table-cell office:value-type="float" office:value="55.6152" calcext:value-type="float">
            <text:p>55,6152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77.531891" calcext:value-type="float">
            <text:p>77,531891</text:p>
          </table:table-cell>
          <table:table-cell office:value-type="float" office:value="57.169765" calcext:value-type="float">
            <text:p>57,169765</text:p>
          </table:table-cell>
          <table:table-cell office:value-type="float" office:value="53.542118" calcext:value-type="float">
            <text:p>53,542118</text:p>
          </table:table-cell>
          <table:table-cell office:value-type="float" office:value="75.830719" calcext:value-type="float">
            <text:p>75,830719</text:p>
          </table:table-cell>
          <table:table-cell office:value-type="float" office:value="56.456841" calcext:value-type="float">
            <text:p>56,456841</text:p>
          </table:table-cell>
          <table:table-cell office:value-type="float" office:value="52.678394" calcext:value-type="float">
            <text:p>52,678394</text:p>
          </table:table-cell>
          <table:table-cell office:value-type="float" office:value="74.58181" calcext:value-type="float">
            <text:p>74,58181</text:p>
          </table:table-cell>
          <table:table-cell office:value-type="float" office:value="56.314129" calcext:value-type="float">
            <text:p>56,314129</text:p>
          </table:table-cell>
          <table:table-cell office:value-type="float" office:value="52.787937" calcext:value-type="float">
            <text:p>52,787937</text:p>
          </table:table-cell>
          <table:table-cell/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79.618378" calcext:value-type="float">
            <text:p>79,618378</text:p>
          </table:table-cell>
          <table:table-cell office:value-type="float" office:value="58.663177" calcext:value-type="float">
            <text:p>58,663177</text:p>
          </table:table-cell>
          <table:table-cell office:value-type="float" office:value="55.355556" calcext:value-type="float">
            <text:p>55,355556</text:p>
          </table:table-cell>
          <table:table-cell office:value-type="float" office:value="76.355896" calcext:value-type="float">
            <text:p>76,355896</text:p>
          </table:table-cell>
          <table:table-cell office:value-type="float" office:value="56.926453" calcext:value-type="float">
            <text:p>56,926453</text:p>
          </table:table-cell>
          <table:table-cell office:value-type="float" office:value="53.378338" calcext:value-type="float">
            <text:p>53,378338</text:p>
          </table:table-cell>
          <table:table-cell office:value-type="float" office:value="78.217354" calcext:value-type="float">
            <text:p>78,217354</text:p>
          </table:table-cell>
          <table:table-cell office:value-type="float" office:value="58.084415" calcext:value-type="float">
            <text:p>58,084415</text:p>
          </table:table-cell>
          <table:table-cell office:value-type="float" office:value="55.209602" calcext:value-type="float">
            <text:p>55,209602</text:p>
          </table:table-cell>
        </table:table-row>
        <table:table-row table:style-name="ro1">
          <table:table-cell table:style-name="ce4"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/>
          <table:table-cell table:style-name="ce4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office:value-type="string" calcext:value-type="string">
            <text:p>Model 3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office:value-type="string" calcext:value-type="string">
            <text:p>Model 3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7.094673" calcext:value-type="float">
            <text:p>87,094673</text:p>
          </table:table-cell>
          <table:table-cell office:value-type="float" office:value="83.303299" calcext:value-type="float">
            <text:p>83,303299</text:p>
          </table:table-cell>
          <table:table-cell office:value-type="float" office:value="75.965408" calcext:value-type="float">
            <text:p>75,965408</text:p>
          </table:table-cell>
          <table:table-cell office:value-type="float" office:value="87.798363" calcext:value-type="float">
            <text:p>87,798363</text:p>
          </table:table-cell>
          <table:table-cell office:value-type="float" office:value="84.45211" calcext:value-type="float">
            <text:p>84,45211</text:p>
          </table:table-cell>
          <table:table-cell office:value-type="float" office:value="76.580811" calcext:value-type="float">
            <text:p>76,580811</text:p>
          </table:table-cell>
          <table:table-cell office:value-type="float" office:value="87.793388" calcext:value-type="float">
            <text:p>87,793388</text:p>
          </table:table-cell>
          <table:table-cell office:value-type="float" office:value="83.583313" calcext:value-type="float">
            <text:p>83,583313</text:p>
          </table:table-cell>
          <table:table-cell office:value-type="float" office:value="76.00663" calcext:value-type="float">
            <text:p>76,00663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7.92662" calcext:value-type="float">
            <text:p>87,92662</text:p>
          </table:table-cell>
          <table:table-cell office:value-type="float" office:value="84.574661" calcext:value-type="float">
            <text:p>84,574661</text:p>
          </table:table-cell>
          <table:table-cell office:value-type="float" office:value="76.460037" calcext:value-type="float">
            <text:p>76,460037</text:p>
          </table:table-cell>
          <table:table-cell office:value-type="float" office:value="88.090012" calcext:value-type="float">
            <text:p>88,090012</text:p>
          </table:table-cell>
          <table:table-cell office:value-type="float" office:value="85.166626" calcext:value-type="float">
            <text:p>85,166626</text:p>
          </table:table-cell>
          <table:table-cell office:value-type="float" office:value="76.944527" calcext:value-type="float">
            <text:p>76,944527</text:p>
          </table:table-cell>
          <table:table-cell office:value-type="float" office:value="88.568077" calcext:value-type="float">
            <text:p>88,568077</text:p>
          </table:table-cell>
          <table:table-cell office:value-type="float" office:value="85.30117" calcext:value-type="float">
            <text:p>85,30117</text:p>
          </table:table-cell>
          <table:table-cell office:value-type="float" office:value="77.035843" calcext:value-type="float">
            <text:p>77,035843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69.53611" calcext:value-type="float">
            <text:p>69,53611</text:p>
          </table:table-cell>
          <table:table-cell office:value-type="float" office:value="64.144188" calcext:value-type="float">
            <text:p>64,144188</text:p>
          </table:table-cell>
          <table:table-cell office:value-type="float" office:value="56.671738" calcext:value-type="float">
            <text:p>56,671738</text:p>
          </table:table-cell>
          <table:table-cell office:value-type="float" office:value="69.813248" calcext:value-type="float">
            <text:p>69,813248</text:p>
          </table:table-cell>
          <table:table-cell office:value-type="float" office:value="64.22451" calcext:value-type="float">
            <text:p>64,22451</text:p>
          </table:table-cell>
          <table:table-cell office:value-type="float" office:value="56.851231" calcext:value-type="float">
            <text:p>56,851231</text:p>
          </table:table-cell>
          <table:table-cell office:value-type="float" office:value="71.594757" calcext:value-type="float">
            <text:p>71,594757</text:p>
          </table:table-cell>
          <table:table-cell office:value-type="float" office:value="65.573792" calcext:value-type="float">
            <text:p>65,573792</text:p>
          </table:table-cell>
          <table:table-cell office:value-type="float" office:value="58.447571" calcext:value-type="float">
            <text:p>58,447571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70.715546" calcext:value-type="float">
            <text:p>70,715546</text:p>
          </table:table-cell>
          <table:table-cell office:value-type="float" office:value="64.665039" calcext:value-type="float">
            <text:p>64,665039</text:p>
          </table:table-cell>
          <table:table-cell office:value-type="float" office:value="57.271278" calcext:value-type="float">
            <text:p>57,271278</text:p>
          </table:table-cell>
          <table:table-cell office:value-type="float" office:value="76.44838" calcext:value-type="float">
            <text:p>76,44838</text:p>
          </table:table-cell>
          <table:table-cell office:value-type="float" office:value="68.325104" calcext:value-type="float">
            <text:p>68,325104</text:p>
          </table:table-cell>
          <table:table-cell office:value-type="float" office:value="60.52533" calcext:value-type="float">
            <text:p>60,52533</text:p>
          </table:table-cell>
          <table:table-cell office:value-type="float" office:value="71.748909" calcext:value-type="float">
            <text:p>71,748909</text:p>
          </table:table-cell>
          <table:table-cell office:value-type="float" office:value="66.1045" calcext:value-type="float">
            <text:p>66,1045</text:p>
          </table:table-cell>
          <table:table-cell office:value-type="float" office:value="59.244179" calcext:value-type="float">
            <text:p>59,244179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78.275162" calcext:value-type="float">
            <text:p>78,275162</text:p>
          </table:table-cell>
          <table:table-cell office:value-type="float" office:value="58.845348" calcext:value-type="float">
            <text:p>58,845348</text:p>
          </table:table-cell>
          <table:table-cell office:value-type="float" office:value="55.608646" calcext:value-type="float">
            <text:p>55,608646</text:p>
          </table:table-cell>
          <table:table-cell office:value-type="float" office:value="80.676392" calcext:value-type="float">
            <text:p>80,676392</text:p>
          </table:table-cell>
          <table:table-cell office:value-type="float" office:value="61.504128" calcext:value-type="float">
            <text:p>61,504128</text:p>
          </table:table-cell>
          <table:table-cell office:value-type="float" office:value="57.408913" calcext:value-type="float">
            <text:p>57,408913</text:p>
          </table:table-cell>
          <table:table-cell office:value-type="float" office:value="81.781235" calcext:value-type="float">
            <text:p>81,781235</text:p>
          </table:table-cell>
          <table:table-cell office:value-type="float" office:value="62.087082" calcext:value-type="float">
            <text:p>62,087082</text:p>
          </table:table-cell>
          <table:table-cell office:value-type="float" office:value="58.050259" calcext:value-type="float">
            <text:p>58,050259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80.114235" calcext:value-type="float">
            <text:p>80,114235</text:p>
          </table:table-cell>
          <table:table-cell office:value-type="float" office:value="60.957157" calcext:value-type="float">
            <text:p>60,957157</text:p>
          </table:table-cell>
          <table:table-cell office:value-type="float" office:value="56.553234" calcext:value-type="float">
            <text:p>56,553234</text:p>
          </table:table-cell>
          <table:table-cell office:value-type="float" office:value="83.7174" calcext:value-type="float">
            <text:p>83,7174</text:p>
          </table:table-cell>
          <table:table-cell office:value-type="float" office:value="63.569885" calcext:value-type="float">
            <text:p>63,569885</text:p>
          </table:table-cell>
          <table:table-cell office:value-type="float" office:value="59.37841" calcext:value-type="float">
            <text:p>59,37841</text:p>
          </table:table-cell>
          <table:table-cell office:value-type="float" office:value="82.699852" calcext:value-type="float">
            <text:p>82,699852</text:p>
          </table:table-cell>
          <table:table-cell office:value-type="float" office:value="63.772877" calcext:value-type="float">
            <text:p>63,772877</text:p>
          </table:table-cell>
          <table:table-cell office:value-type="float" office:value="59.487309" calcext:value-type="float">
            <text:p>59,487309</text:p>
          </table:table-cell>
        </table:table-row>
        <table:table-row table:style-name="ro1">
          <table:table-cell/>
          <table:table-cell office:value-type="string" calcext:value-type="string">
            <text:p>detection_3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3.177338" calcext:value-type="float">
            <text:p>83,177338</text:p>
          </table:table-cell>
          <table:table-cell office:value-type="float" office:value="71.196342" calcext:value-type="float">
            <text:p>71,196342</text:p>
          </table:table-cell>
          <table:table-cell office:value-type="float" office:value="63.751076" calcext:value-type="float">
            <text:p>63,751076</text:p>
          </table:table-cell>
          <table:table-cell office:value-type="float" office:value="83.694443" calcext:value-type="float">
            <text:p>83,694443</text:p>
          </table:table-cell>
          <table:table-cell office:value-type="float" office:value="71.358528" calcext:value-type="float">
            <text:p>71,358528</text:p>
          </table:table-cell>
          <table:table-cell office:value-type="float" office:value="63.809944" calcext:value-type="float">
            <text:p>63,809944</text:p>
          </table:table-cell>
          <table:table-cell office:value-type="float" office:value="83.738037" calcext:value-type="float">
            <text:p>83,738037</text:p>
          </table:table-cell>
          <table:table-cell office:value-type="float" office:value="70.700661" calcext:value-type="float">
            <text:p>70,700661</text:p>
          </table:table-cell>
          <table:table-cell office:value-type="float" office:value="63.385635" calcext:value-type="float">
            <text:p>63,385635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3.776375" calcext:value-type="float">
            <text:p>83,776375</text:p>
          </table:table-cell>
          <table:table-cell office:value-type="float" office:value="71.59021" calcext:value-type="float">
            <text:p>71,59021</text:p>
          </table:table-cell>
          <table:table-cell office:value-type="float" office:value="63.917168" calcext:value-type="float">
            <text:p>63,917168</text:p>
          </table:table-cell>
          <table:table-cell office:value-type="float" office:value="83.601685" calcext:value-type="float">
            <text:p>83,601685</text:p>
          </table:table-cell>
          <table:table-cell office:value-type="float" office:value="72.56813" calcext:value-type="float">
            <text:p>72,56813</text:p>
          </table:table-cell>
          <table:table-cell office:value-type="float" office:value="64.653725" calcext:value-type="float">
            <text:p>64,653725</text:p>
          </table:table-cell>
          <table:table-cell office:value-type="float" office:value="84.372101" calcext:value-type="float">
            <text:p>84,372101</text:p>
          </table:table-cell>
          <table:table-cell office:value-type="float" office:value="72.701965" calcext:value-type="float">
            <text:p>72,701965</text:p>
          </table:table-cell>
          <table:table-cell office:value-type="float" office:value="64.661331" calcext:value-type="float">
            <text:p>64,661331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64.800034" calcext:value-type="float">
            <text:p>64,800034</text:p>
          </table:table-cell>
          <table:table-cell office:value-type="float" office:value="58.028625" calcext:value-type="float">
            <text:p>58,028625</text:p>
          </table:table-cell>
          <table:table-cell office:value-type="float" office:value="50.886242" calcext:value-type="float">
            <text:p>50,886242</text:p>
          </table:table-cell>
          <table:table-cell office:value-type="float" office:value="65.242828" calcext:value-type="float">
            <text:p>65,242828</text:p>
          </table:table-cell>
          <table:table-cell office:value-type="float" office:value="57.673557" calcext:value-type="float">
            <text:p>57,673557</text:p>
          </table:table-cell>
          <table:table-cell office:value-type="float" office:value="50.682892" calcext:value-type="float">
            <text:p>50,682892</text:p>
          </table:table-cell>
          <table:table-cell office:value-type="float" office:value="66.979477" calcext:value-type="float">
            <text:p>66,979477</text:p>
          </table:table-cell>
          <table:table-cell office:value-type="float" office:value="58.926998" calcext:value-type="float">
            <text:p>58,926998</text:p>
          </table:table-cell>
          <table:table-cell office:value-type="float" office:value="51.722645" calcext:value-type="float">
            <text:p>51,722645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64.873154" calcext:value-type="float">
            <text:p>64,873154</text:p>
          </table:table-cell>
          <table:table-cell office:value-type="float" office:value="57.318073" calcext:value-type="float">
            <text:p>57,318073</text:p>
          </table:table-cell>
          <table:table-cell office:value-type="float" office:value="50.46925" calcext:value-type="float">
            <text:p>50,46925</text:p>
          </table:table-cell>
          <table:table-cell office:value-type="float" office:value="69.879875" calcext:value-type="float">
            <text:p>69,879875</text:p>
          </table:table-cell>
          <table:table-cell office:value-type="float" office:value="61.305218" calcext:value-type="float">
            <text:p>61,305218</text:p>
          </table:table-cell>
          <table:table-cell office:value-type="float" office:value="55.997379" calcext:value-type="float">
            <text:p>55,997379</text:p>
          </table:table-cell>
          <table:table-cell office:value-type="float" office:value="67.234924" calcext:value-type="float">
            <text:p>67,234924</text:p>
          </table:table-cell>
          <table:table-cell office:value-type="float" office:value="59.185398" calcext:value-type="float">
            <text:p>59,185398</text:p>
          </table:table-cell>
          <table:table-cell office:value-type="float" office:value="51.978691" calcext:value-type="float">
            <text:p>51,978691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74.897217" calcext:value-type="float">
            <text:p>74,897217</text:p>
          </table:table-cell>
          <table:table-cell office:value-type="float" office:value="56.524349" calcext:value-type="float">
            <text:p>56,524349</text:p>
          </table:table-cell>
          <table:table-cell office:value-type="float" office:value="52.968018" calcext:value-type="float">
            <text:p>52,968018</text:p>
          </table:table-cell>
          <table:table-cell office:value-type="float" office:value="76.183151" calcext:value-type="float">
            <text:p>76,183151</text:p>
          </table:table-cell>
          <table:table-cell office:value-type="float" office:value="55.860954" calcext:value-type="float">
            <text:p>55,860954</text:p>
          </table:table-cell>
          <table:table-cell office:value-type="float" office:value="52.556454" calcext:value-type="float">
            <text:p>52,556454</text:p>
          </table:table-cell>
          <table:table-cell office:value-type="float" office:value="79.889923" calcext:value-type="float">
            <text:p>79,889923</text:p>
          </table:table-cell>
          <table:table-cell office:value-type="float" office:value="59.055996" calcext:value-type="float">
            <text:p>59,055996</text:p>
          </table:table-cell>
          <table:table-cell office:value-type="float" office:value="55.338608" calcext:value-type="float">
            <text:p>55,338608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7.363266" calcext:value-type="float">
            <text:p>77,363266</text:p>
          </table:table-cell>
          <table:table-cell office:value-type="float" office:value="57.707256" calcext:value-type="float">
            <text:p>57,707256</text:p>
          </table:table-cell>
          <table:table-cell office:value-type="float" office:value="54.083298" calcext:value-type="float">
            <text:p>54,083298</text:p>
          </table:table-cell>
          <table:table-cell office:value-type="float" office:value="79.155037" calcext:value-type="float">
            <text:p>79,155037</text:p>
          </table:table-cell>
          <table:table-cell office:value-type="float" office:value="58.46011" calcext:value-type="float">
            <text:p>58,46011</text:p>
          </table:table-cell>
          <table:table-cell office:value-type="float" office:value="55.227787" calcext:value-type="float">
            <text:p>55,227787</text:p>
          </table:table-cell>
          <table:table-cell office:value-type="float" office:value="79.362587" calcext:value-type="float">
            <text:p>79,362587</text:p>
          </table:table-cell>
          <table:table-cell office:value-type="float" office:value="58.694393" calcext:value-type="float">
            <text:p>58,694393</text:p>
          </table:table-cell>
          <table:table-cell office:value-type="float" office:value="55.282127" calcext:value-type="float">
            <text:p>55,282127</text:p>
          </table:table-cell>
        </table:table-row>
        <table:table-row table:style-name="ro1">
          <table:table-cell/>
          <table:table-cell office:value-type="string" calcext:value-type="string">
            <text:p>Average time</text:p>
          </table:table-cell>
          <table:table-cell table:number-columns-repeated="11"/>
          <table:table-cell office:value-type="string" calcext:value-type="string">
            <text:p>Average time</text:p>
          </table:table-cell>
          <table:table-cell table:number-columns-repeated="9"/>
        </table:table-row>
      </table:table>
      <table:table table:name="Analisys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3" table:default-cell-style-name="ce8"/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Box2D</text:p>
          </table:table-cell>
          <table:table-cell table:style-name="ce5" office:value-type="string" calcext:value-type="string">
            <text:p>detection AP</text:p>
          </table:table-cell>
          <table:table-cell table:style-name="ce5" table:number-columns-repeated="3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13" office:value-type="string" calcext:value-type="string">
            <text:p>Średnia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/>
          <table:table-cell office:value-type="string" calcext:value-type="string">
            <text:p>car</text:p>
          </table:table-cell>
          <table:table-cell table:style-name="ce10" office:value-type="float" office:value="96.482544" calcext:value-type="float">
            <text:p>96,5</text:p>
          </table:table-cell>
          <table:table-cell table:style-name="ce10" office:value-type="float" office:value="90.305161" calcext:value-type="float">
            <text:p>90,3</text:p>
          </table:table-cell>
          <table:table-cell table:style-name="ce10" office:value-type="float" office:value="87.626389" calcext:value-type="float">
            <text:p>87,6</text:p>
          </table:table-cell>
          <table:table-cell table:style-name="ce11" table:formula="of:=AVERAGE([.D5:.F5])" office:value-type="float" office:value="91.4713646666667" calcext:value-type="float">
            <text:p>91,5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/>
          <table:table-cell office:value-type="string" calcext:value-type="string">
            <text:p>pedestrian</text:p>
          </table:table-cell>
          <table:table-cell table:style-name="ce10" office:value-type="float" office:value="84.555908" calcext:value-type="float">
            <text:p>84,6</text:p>
          </table:table-cell>
          <table:table-cell table:style-name="ce10" office:value-type="float" office:value="76.389679" calcext:value-type="float">
            <text:p>76,4</text:p>
          </table:table-cell>
          <table:table-cell table:style-name="ce10" office:value-type="float" office:value="72.43866" calcext:value-type="float">
            <text:p>72,4</text:p>
          </table:table-cell>
          <table:table-cell table:style-name="ce11" table:formula="of:=AVERAGE([.D6:.F6])" office:value-type="float" office:value="77.794749" calcext:value-type="float">
            <text:p>77,8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/>
          <table:table-cell office:value-type="string" calcext:value-type="string">
            <text:p>cyclist</text:p>
          </table:table-cell>
          <table:table-cell table:style-name="ce10" office:value-type="float" office:value="88.994469" calcext:value-type="float">
            <text:p>89,0</text:p>
          </table:table-cell>
          <table:table-cell table:style-name="ce10" office:value-type="float" office:value="72.703659" calcext:value-type="float">
            <text:p>72,7</text:p>
          </table:table-cell>
          <table:table-cell table:style-name="ce10" office:value-type="float" office:value="70.610924" calcext:value-type="float">
            <text:p>70,6</text:p>
          </table:table-cell>
          <table:table-cell table:style-name="ce11" table:formula="of:=AVERAGE([.D7:.F7])" office:value-type="float" office:value="77.4363506666667" calcext:value-type="float">
            <text:p>77,4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11" table:formula="of:=AVERAGE([.D5:.D7])" office:value-type="float" office:value="90.0109736666667" calcext:value-type="float">
            <text:p>90,0</text:p>
          </table:table-cell>
          <table:table-cell table:style-name="ce11" table:formula="of:=AVERAGE([.E5:.E7])" office:value-type="float" office:value="79.7994996666667" calcext:value-type="float">
            <text:p>79,8</text:p>
          </table:table-cell>
          <table:table-cell table:style-name="ce11" table:formula="of:=AVERAGE([.F5:.F7])" office:value-type="float" office:value="76.891991" calcext:value-type="float">
            <text:p>76,9</text:p>
          </table:table-cell>
          <table:table-cell table:style-name="ce10" table:formula="of:=AVERAGE([.D8:.F8])" office:value-type="float" office:value="82.2341547777778" calcext:value-type="float">
            <text:p>82,2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ull ensemble</text:p>
          </table:table-cell>
          <table:table-cell table:style-name="ce1" table:number-columns-repeated="4"/>
          <table:table-cell table:number-columns-repeated="5"/>
          <table:table-cell table:style-name="ce1" office:value-type="string" calcext:value-type="string">
            <text:p>No ensemble (but learning like ensemble)</text:p>
          </table:table-cell>
          <table:table-cell table:style-name="ce1" table:number-columns-repeated="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 table:number-columns-repeated="2"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style-name="ce10" table:formula="of:=AVERAGE([Data.C12];[Data.F12];[Data.I12])" office:value-type="float" office:value="88.235606" calcext:value-type="float">
            <text:p>88,2</text:p>
          </table:table-cell>
          <table:table-cell table:style-name="ce10" table:formula="of:=AVERAGE([Data.D12];[Data.G12];[Data.J12])" office:value-type="float" office:value="85.3823696666667" calcext:value-type="float">
            <text:p>85,4</text:p>
          </table:table-cell>
          <table:table-cell table:style-name="ce10" table:formula="of:=AVERAGE([Data.E12];[Data.H12];[Data.K12])" office:value-type="float" office:value="77.1183166666667" calcext:value-type="float">
            <text:p>77,1</text:p>
          </table:table-cell>
          <table:table-cell table:style-name="ce12" table:formula="of:=STDEV([Data.C12];[Data.F12];[Data.I12])" office:value-type="float" office:value="0.276575624480896" calcext:value-type="float">
            <text:p>0,3</text:p>
          </table:table-cell>
          <table:table-cell table:style-name="ce12" table:formula="of:=STDEV([Data.D12];[Data.G12];[Data.J12])" office:value-type="float" office:value="0.213009841296907" calcext:value-type="float">
            <text:p>0,2</text:p>
          </table:table-cell>
          <table:table-cell table:style-name="ce12" table:formula="of:=STDEV([Data.E12];[Data.H12];[Data.K12])" office:value-type="float" office:value="0.189605439812082" calcext:value-type="float">
            <text:p>0,2</text:p>
          </table:table-cell>
          <table:table-cell table:style-name="ce10" table:formula="of:=AVERAGE([.D14:.F14])" office:value-type="float" office:value="83.5787641111111" calcext:value-type="float">
            <text:p>83,6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style-name="ce10" table:formula="of:=AVERAGE([Data.O6];[Data.R6];[Data.U6];[Data.O18];[Data.R18];[Data.U18];[Data.O30];[Data.R30];[Data.U30])" office:value-type="float" office:value="87.6208131111111" calcext:value-type="float">
            <text:p>87,6</text:p>
          </table:table-cell>
          <table:table-cell table:style-name="ce10" table:formula="of:=AVERAGE([Data.P6];[Data.S6];[Data.V6];[Data.P18];[Data.S18];[Data.V18];[Data.P30];[Data.S30];[Data.V30])" office:value-type="float" office:value="83.4082547777778" calcext:value-type="float">
            <text:p>83,4</text:p>
          </table:table-cell>
          <table:table-cell table:style-name="ce10" table:formula="of:=AVERAGE([Data.Q6];[Data.T6];[Data.W6];[Data.Q18];[Data.T18];[Data.W18];[Data.Q30];[Data.T30];[Data.W30])" office:value-type="float" office:value="75.9443095555556" calcext:value-type="float">
            <text:p>75,9</text:p>
          </table:table-cell>
          <table:table-cell table:style-name="ce16" table:formula="of:=STDEV([Data.O6];[Data.R6];[Data.U6];[Data.O18];[Data.R18];[Data.U18];[Data.O30];[Data.R30];[Data.U30])" office:value-type="float" office:value="0.407584894905173" calcext:value-type="float">
            <text:p>0,4</text:p>
          </table:table-cell>
          <table:table-cell table:style-name="ce16" table:formula="of:=STDEV([Data.P6];[Data.S6];[Data.V6];[Data.P18];[Data.S18];[Data.V18];[Data.P30];[Data.S30];[Data.V30])" office:value-type="float" office:value="0.813469136935104" calcext:value-type="float">
            <text:p>0,8</text:p>
          </table:table-cell>
          <table:table-cell table:style-name="ce16" table:formula="of:=STDEV([Data.Q6];[Data.T6];[Data.W6];[Data.Q18];[Data.T18];[Data.W18];[Data.Q30];[Data.T30];[Data.W30])" office:value-type="float" office:value="0.422179933258354" calcext:value-type="float">
            <text:p>0,4</text:p>
          </table:table-cell>
          <table:table-cell table:style-name="ce10" table:formula="of:=AVERAGE([.N14:.P14])" office:value-type="float" office:value="82.3244591481481" calcext:value-type="float">
            <text:p>82,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style-name="ce10" table:formula="of:=AVERAGE([Data.C13];[Data.F13];[Data.I13])" office:value-type="float" office:value="73.138733" calcext:value-type="float">
            <text:p>73,1</text:p>
          </table:table-cell>
          <table:table-cell table:style-name="ce10" table:formula="of:=AVERAGE([Data.D13];[Data.G13];[Data.J13])" office:value-type="float" office:value="66.597127" calcext:value-type="float">
            <text:p>66,6</text:p>
          </table:table-cell>
          <table:table-cell table:style-name="ce10" table:formula="of:=AVERAGE([Data.E13];[Data.H13];[Data.K13])" office:value-type="float" office:value="59.7397496666667" calcext:value-type="float">
            <text:p>59,7</text:p>
          </table:table-cell>
          <table:table-cell table:style-name="ce12" table:formula="of:=STDEV([Data.C13];[Data.F13];[Data.I13])" office:value-type="float" office:value="2.51698308136805" calcext:value-type="float">
            <text:p>2,5</text:p>
          </table:table-cell>
          <table:table-cell table:style-name="ce12" table:formula="of:=STDEV([Data.D13];[Data.G13];[Data.J13])" office:value-type="float" office:value="1.26965405193344" calcext:value-type="float">
            <text:p>1,3</text:p>
          </table:table-cell>
          <table:table-cell table:style-name="ce12" table:formula="of:=STDEV([Data.E13];[Data.H13];[Data.K13])" office:value-type="float" office:value="1.01363389738916" calcext:value-type="float">
            <text:p>1,0</text:p>
          </table:table-cell>
          <table:table-cell table:style-name="ce10" table:formula="of:=AVERAGE([.D15:.F15])" office:value-type="float" office:value="66.4918698888889" calcext:value-type="float">
            <text:p>66,5</text:p>
          </table:table-cell>
          <table:table-cell table:number-columns-repeated="2"/>
          <table:table-cell office:value-type="string" calcext:value-type="string">
            <text:p>pedestrian</text:p>
          </table:table-cell>
          <table:table-cell table:style-name="ce10" table:formula="of:=AVERAGE([Data.O7];[Data.R7];[Data.U7];[Data.O19];[Data.R19];[Data.U19];[Data.O31];[Data.R31];[Data.U31])" office:value-type="float" office:value="69.7661548888889" calcext:value-type="float">
            <text:p>69,8</text:p>
          </table:table-cell>
          <table:table-cell table:style-name="ce10" table:formula="of:=AVERAGE([Data.P7];[Data.S7];[Data.V7];[Data.P19];[Data.S19];[Data.V19];[Data.P31];[Data.S31];[Data.V31])" office:value-type="float" office:value="63.3248468888889" calcext:value-type="float">
            <text:p>63,3</text:p>
          </table:table-cell>
          <table:table-cell table:style-name="ce10" table:formula="of:=AVERAGE([Data.Q7];[Data.T7];[Data.W7];[Data.Q19];[Data.T19];[Data.W19];[Data.Q31];[Data.T31];[Data.W31])" office:value-type="float" office:value="56.7931165555556" calcext:value-type="float">
            <text:p>56,8</text:p>
          </table:table-cell>
          <table:table-cell table:style-name="ce16" table:formula="of:=STDEV([Data.O7];[Data.R7];[Data.U7];[Data.O19];[Data.R19];[Data.U19];[Data.O31];[Data.R31];[Data.U31])" office:value-type="float" office:value="1.94220026343085" calcext:value-type="float">
            <text:p>1,9</text:p>
          </table:table-cell>
          <table:table-cell table:style-name="ce16" table:formula="of:=STDEV([Data.P7];[Data.S7];[Data.V7];[Data.P19];[Data.S19];[Data.V19];[Data.P31];[Data.S31];[Data.V31])" office:value-type="float" office:value="2.58577808446749" calcext:value-type="float">
            <text:p>2,6</text:p>
          </table:table-cell>
          <table:table-cell table:style-name="ce16" table:formula="of:=STDEV([Data.Q7];[Data.T7];[Data.W7];[Data.Q19];[Data.T19];[Data.W19];[Data.Q31];[Data.T31];[Data.W31])" office:value-type="float" office:value="1.13780660157901" calcext:value-type="float">
            <text:p>1,1</text:p>
          </table:table-cell>
          <table:table-cell table:style-name="ce10" table:formula="of:=AVERAGE([.N15:.P15])" office:value-type="float" office:value="63.2947061111111" calcext:value-type="float">
            <text:p>63,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style-name="ce10" table:formula="of:=AVERAGE([Data.C14];[Data.F14];[Data.I14])" office:value-type="float" office:value="82.585579" calcext:value-type="float">
            <text:p>82,6</text:p>
          </table:table-cell>
          <table:table-cell table:style-name="ce10" table:formula="of:=AVERAGE([Data.D14];[Data.G14];[Data.J14])" office:value-type="float" office:value="63.3354416666667" calcext:value-type="float">
            <text:p>63,3</text:p>
          </table:table-cell>
          <table:table-cell table:style-name="ce10" table:formula="of:=AVERAGE([Data.E14];[Data.H14];[Data.K14])" office:value-type="float" office:value="59.087358" calcext:value-type="float">
            <text:p>59,1</text:p>
          </table:table-cell>
          <table:table-cell table:style-name="ce12" table:formula="of:=STDEV([Data.C14];[Data.F14];[Data.I14])" office:value-type="float" office:value="1.04206899683322" calcext:value-type="float">
            <text:p>1,0</text:p>
          </table:table-cell>
          <table:table-cell table:style-name="ce12" table:formula="of:=STDEV([Data.D14];[Data.G14];[Data.J14])" office:value-type="float" office:value="0.895908462333251" calcext:value-type="float">
            <text:p>0,9</text:p>
          </table:table-cell>
          <table:table-cell table:style-name="ce12" table:formula="of:=STDEV([Data.E14];[Data.H14];[Data.K14])" office:value-type="float" office:value="0.664798585468563" calcext:value-type="float">
            <text:p>0,7</text:p>
          </table:table-cell>
          <table:table-cell table:style-name="ce10" table:formula="of:=AVERAGE([.D16:.F16])" office:value-type="float" office:value="68.3361262222222" calcext:value-type="float">
            <text:p>68,3</text:p>
          </table:table-cell>
          <table:table-cell table:number-columns-repeated="2"/>
          <table:table-cell office:value-type="string" calcext:value-type="string">
            <text:p>cyclist</text:p>
          </table:table-cell>
          <table:table-cell table:style-name="ce10" table:formula="of:=AVERAGE([Data.O8];[Data.R8];[Data.U8];[Data.O20];[Data.R20];[Data.U20];[Data.O32];[Data.R32];[Data.U32])" office:value-type="float" office:value="78.9034823333333" calcext:value-type="float">
            <text:p>78,9</text:p>
          </table:table-cell>
          <table:table-cell table:style-name="ce10" table:formula="of:=AVERAGE([Data.P8];[Data.S8];[Data.V8];[Data.P20];[Data.S20];[Data.V20];[Data.P32];[Data.S32];[Data.V32])" office:value-type="float" office:value="59.8808097777778" calcext:value-type="float">
            <text:p>59,9</text:p>
          </table:table-cell>
          <table:table-cell table:style-name="ce10" table:formula="of:=AVERAGE([Data.Q8];[Data.T8];[Data.W8];[Data.Q20];[Data.T20];[Data.W20];[Data.Q32];[Data.T32];[Data.W32])" office:value-type="float" office:value="56.3451592222222" calcext:value-type="float">
            <text:p>56,3</text:p>
          </table:table-cell>
          <table:table-cell table:style-name="ce16" table:formula="of:=STDEV([Data.O8];[Data.R8];[Data.U8];[Data.O20];[Data.R20];[Data.U20];[Data.O32];[Data.R32];[Data.U32])" office:value-type="float" office:value="1.62721706739037" calcext:value-type="float">
            <text:p>1,6</text:p>
          </table:table-cell>
          <table:table-cell table:style-name="ce16" table:formula="of:=STDEV([Data.P8];[Data.S8];[Data.V8];[Data.P20];[Data.S20];[Data.V20];[Data.P32];[Data.S32];[Data.V32])" office:value-type="float" office:value="1.40109519878797" calcext:value-type="float">
            <text:p>1,4</text:p>
          </table:table-cell>
          <table:table-cell table:style-name="ce16" table:formula="of:=STDEV([Data.Q8];[Data.T8];[Data.W8];[Data.Q20];[Data.T20];[Data.W20];[Data.Q32];[Data.T32];[Data.W32])" office:value-type="float" office:value="1.03538680069271" calcext:value-type="float">
            <text:p>1,0</text:p>
          </table:table-cell>
          <table:table-cell table:style-name="ce10" table:formula="of:=AVERAGE([.N16:.P16])" office:value-type="float" office:value="65.0431504444444" calcext:value-type="float">
            <text:p>65,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12" table:formula="of:=AVERAGE([.D14:.D16])" office:value-type="float" office:value="81.3199726666667" calcext:value-type="float">
            <text:p>81,3</text:p>
          </table:table-cell>
          <table:table-cell table:style-name="ce12" table:formula="of:=AVERAGE([.E14:.E16])" office:value-type="float" office:value="71.7716461111111" calcext:value-type="float">
            <text:p>71,8</text:p>
          </table:table-cell>
          <table:table-cell table:style-name="ce12" table:formula="of:=AVERAGE([.F14:.F16])" office:value-type="float" office:value="65.3151414444445" calcext:value-type="float">
            <text:p>65,3</text:p>
          </table:table-cell>
          <table:table-cell table:style-name="ce14" table:number-columns-repeated="3"/>
          <table:table-cell table:style-name="ce12" table:formula="of:=AVERAGE([.D17:.F17])" office:value-type="float" office:value="72.8022534074074" calcext:value-type="float">
            <text:p>72,8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style-name="ce12" table:formula="of:=AVERAGE([.N14:.N16])" office:value-type="float" office:value="78.7634834444444" calcext:value-type="float">
            <text:p>78,8</text:p>
          </table:table-cell>
          <table:table-cell table:style-name="ce12" table:formula="of:=AVERAGE([.O14:.O16])" office:value-type="float" office:value="68.8713038148148" calcext:value-type="float">
            <text:p>68,9</text:p>
          </table:table-cell>
          <table:table-cell table:style-name="ce12" table:formula="of:=AVERAGE([.P14:.P16])" office:value-type="float" office:value="63.0275284444444" calcext:value-type="float">
            <text:p>63,0</text:p>
          </table:table-cell>
          <table:table-cell table:style-name="ce14" table:number-columns-repeated="3"/>
          <table:table-cell table:style-name="ce12" table:formula="of:=AVERAGE([.N17:.P17])" office:value-type="float" office:value="70.2207719012346" calcext:value-type="float">
            <text:p>70,2</text:p>
          </table:table-cell>
        </table:table-row>
        <table:table-row table:style-name="ro1">
          <table:table-cell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 table:number-columns-repeated="2"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style-name="ce10" table:formula="of:=AVERAGE([Data.C18];[Data.F18];[Data.I18])" office:value-type="float" office:value="84.5158816666667" calcext:value-type="float">
            <text:p>84,5</text:p>
          </table:table-cell>
          <table:table-cell table:style-name="ce10" table:formula="of:=AVERAGE([Data.D18];[Data.G18];[Data.J18])" office:value-type="float" office:value="72.726621" calcext:value-type="float">
            <text:p>72,7</text:p>
          </table:table-cell>
          <table:table-cell table:style-name="ce10" table:formula="of:=AVERAGE([Data.E18];[Data.H18];[Data.K18])" office:value-type="float" office:value="64.7859546666667" calcext:value-type="float">
            <text:p>64,8</text:p>
          </table:table-cell>
          <table:table-cell table:style-name="ce12" table:formula="of:=STDEV([Data.C18];[Data.F18];[Data.I18])" office:value-type="float" office:value="0.452490137320509" calcext:value-type="float">
            <text:p>0,5</text:p>
          </table:table-cell>
          <table:table-cell table:style-name="ce12" table:formula="of:=STDEV([Data.D18];[Data.G18];[Data.J18])" office:value-type="float" office:value="0.489899195520869" calcext:value-type="float">
            <text:p>0,5</text:p>
          </table:table-cell>
          <table:table-cell table:style-name="ce12" table:formula="of:=STDEV([Data.E18];[Data.H18];[Data.K18])" office:value-type="float" office:value="0.352033724106557" calcext:value-type="float">
            <text:p>0,4</text:p>
          </table:table-cell>
          <table:table-cell table:style-name="ce10" table:formula="of:=AVERAGE([.D20:.F20])" office:value-type="float" office:value="74.0094857777778" calcext:value-type="float">
            <text:p>74,0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style-name="ce10" table:formula="of:=AVERAGE([Data.O12];[Data.R12];[Data.U12];[Data.O24];[Data.R24];[Data.U24];[Data.O36];[Data.R36];[Data.U36])" office:value-type="float" office:value="82.7229121111111" calcext:value-type="float">
            <text:p>82,7</text:p>
          </table:table-cell>
          <table:table-cell table:style-name="ce10" table:formula="of:=AVERAGE([Data.P12];[Data.S12];[Data.V12];[Data.P24];[Data.S24];[Data.V24];[Data.P36];[Data.S36];[Data.V36])" office:value-type="float" office:value="70.1195365555555" calcext:value-type="float">
            <text:p>70,1</text:p>
          </table:table-cell>
          <table:table-cell table:style-name="ce10" table:formula="of:=AVERAGE([Data.Q12];[Data.T12];[Data.W12];[Data.Q24];[Data.T24];[Data.W24];[Data.Q36];[Data.T36];[Data.W36])" office:value-type="float" office:value="63.1315615555556" calcext:value-type="float">
            <text:p>63,1</text:p>
          </table:table-cell>
          <table:table-cell table:style-name="ce16" table:formula="of:=STDEV([Data.O12];[Data.R12];[Data.U12];[Data.O24];[Data.R24];[Data.U24];[Data.O36];[Data.R36];[Data.U36])" office:value-type="float" office:value="0.809110338819194" calcext:value-type="float">
            <text:p>0,8</text:p>
          </table:table-cell>
          <table:table-cell table:style-name="ce16" table:formula="of:=STDEV([Data.P12];[Data.S12];[Data.V12];[Data.P24];[Data.S24];[Data.V24];[Data.P36];[Data.S36];[Data.V36])" office:value-type="float" office:value="0.961649063620809" calcext:value-type="float">
            <text:p>1,0</text:p>
          </table:table-cell>
          <table:table-cell table:style-name="ce16" table:formula="of:=STDEV([Data.Q12];[Data.T12];[Data.W12];[Data.Q24];[Data.T24];[Data.W24];[Data.Q36];[Data.T36];[Data.W36])" office:value-type="float" office:value="0.517683770900033" calcext:value-type="float">
            <text:p>0,5</text:p>
          </table:table-cell>
          <table:table-cell table:style-name="ce10" table:formula="of:=AVERAGE([.N20:.P20])" office:value-type="float" office:value="71.9913367407407" calcext:value-type="float">
            <text:p>72,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style-name="ce10" table:formula="of:=AVERAGE([Data.C19];[Data.F19];[Data.I19])" office:value-type="float" office:value="68.01518" calcext:value-type="float">
            <text:p>68,0</text:p>
          </table:table-cell>
          <table:table-cell table:style-name="ce10" table:formula="of:=AVERAGE([Data.D19];[Data.G19];[Data.J19])" office:value-type="float" office:value="59.9789046666667" calcext:value-type="float">
            <text:p>60,0</text:p>
          </table:table-cell>
          <table:table-cell table:style-name="ce10" table:formula="of:=AVERAGE([Data.E19];[Data.H19];[Data.K19])" office:value-type="float" office:value="53.5375" calcext:value-type="float">
            <text:p>53,5</text:p>
          </table:table-cell>
          <table:table-cell table:style-name="ce12" table:formula="of:=STDEV([Data.C19];[Data.F19];[Data.I19])" office:value-type="float" office:value="1.28542961296681" calcext:value-type="float">
            <text:p>1,3</text:p>
          </table:table-cell>
          <table:table-cell table:style-name="ce12" table:formula="of:=STDEV([Data.D19];[Data.G19];[Data.J19])" office:value-type="float" office:value="0.966622301736482" calcext:value-type="float">
            <text:p>1,0</text:p>
          </table:table-cell>
          <table:table-cell table:style-name="ce12" table:formula="of:=STDEV([Data.E19];[Data.H19];[Data.K19])" office:value-type="float" office:value="2.15891059759523" calcext:value-type="float">
            <text:p>2,2</text:p>
          </table:table-cell>
          <table:table-cell table:style-name="ce10" table:formula="of:=AVERAGE([.D21:.F21])" office:value-type="float" office:value="60.5105282222222" calcext:value-type="float">
            <text:p>60,5</text:p>
          </table:table-cell>
          <table:table-cell table:number-columns-repeated="2"/>
          <table:table-cell office:value-type="string" calcext:value-type="string">
            <text:p>pedestrian</text:p>
          </table:table-cell>
          <table:table-cell table:style-name="ce10" table:formula="of:=AVERAGE([Data.O13];[Data.R13];[Data.U13];[Data.O25];[Data.R25];[Data.U25];[Data.O37];[Data.R37];[Data.U37])" office:value-type="float" office:value="63.4442315555556" calcext:value-type="float">
            <text:p>63,4</text:p>
          </table:table-cell>
          <table:table-cell table:style-name="ce10" table:formula="of:=AVERAGE([Data.P13];[Data.S13];[Data.V13];[Data.P25];[Data.S25];[Data.V25];[Data.P37];[Data.S37];[Data.V37])" office:value-type="float" office:value="56.347212" calcext:value-type="float">
            <text:p>56,3</text:p>
          </table:table-cell>
          <table:table-cell table:style-name="ce10" table:formula="of:=AVERAGE([Data.Q13];[Data.T13];[Data.W13];[Data.Q25];[Data.T25];[Data.W25];[Data.Q37];[Data.T37];[Data.W37])" office:value-type="float" office:value="49.6593255555556" calcext:value-type="float">
            <text:p>49,7</text:p>
          </table:table-cell>
          <table:table-cell table:style-name="ce16" table:formula="of:=STDEV([Data.O13];[Data.R13];[Data.U13];[Data.O25];[Data.R25];[Data.U25];[Data.O37];[Data.R37];[Data.U37])" office:value-type="float" office:value="3.02333613801253" calcext:value-type="float">
            <text:p>3,0</text:p>
          </table:table-cell>
          <table:table-cell table:style-name="ce16" table:formula="of:=STDEV([Data.P13];[Data.S13];[Data.V13];[Data.P25];[Data.S25];[Data.V25];[Data.P37];[Data.S37];[Data.V37])" office:value-type="float" office:value="2.16447647622664" calcext:value-type="float">
            <text:p>2,2</text:p>
          </table:table-cell>
          <table:table-cell table:style-name="ce16" table:formula="of:=STDEV([Data.Q13];[Data.T13];[Data.W13];[Data.Q25];[Data.T25];[Data.W25];[Data.Q37];[Data.T37];[Data.W37])" office:value-type="float" office:value="1.4664029021161" calcext:value-type="float">
            <text:p>1,5</text:p>
          </table:table-cell>
          <table:table-cell table:style-name="ce10" table:formula="of:=AVERAGE([.N21:.P21])" office:value-type="float" office:value="56.4835897037037" calcext:value-type="float">
            <text:p>56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style-name="ce10" table:formula="of:=AVERAGE([Data.C20];[Data.F20];[Data.I20])" office:value-type="float" office:value="79.8479793333333" calcext:value-type="float">
            <text:p>79,8</text:p>
          </table:table-cell>
          <table:table-cell table:style-name="ce10" table:formula="of:=AVERAGE([Data.D20];[Data.G20];[Data.J20])" office:value-type="float" office:value="59.1588313333333" calcext:value-type="float">
            <text:p>59,2</text:p>
          </table:table-cell>
          <table:table-cell table:style-name="ce10" table:formula="of:=AVERAGE([Data.E20];[Data.H20];[Data.K20])" office:value-type="float" office:value="56.12973" calcext:value-type="float">
            <text:p>56,1</text:p>
          </table:table-cell>
          <table:table-cell table:style-name="ce12" table:formula="of:=STDEV([Data.C20];[Data.F20];[Data.I20])" office:value-type="float" office:value="0.65459617636856" calcext:value-type="float">
            <text:p>0,7</text:p>
          </table:table-cell>
          <table:table-cell table:style-name="ce12" table:formula="of:=STDEV([Data.D20];[Data.G20];[Data.J20])" office:value-type="float" office:value="0.532138864461463" calcext:value-type="float">
            <text:p>0,5</text:p>
          </table:table-cell>
          <table:table-cell table:style-name="ce12" table:formula="of:=STDEV([Data.E20];[Data.H20];[Data.K20])" office:value-type="float" office:value="0.344673894452425" calcext:value-type="float">
            <text:p>0,3</text:p>
          </table:table-cell>
          <table:table-cell table:style-name="ce10" table:formula="of:=AVERAGE([.D22:.F22])" office:value-type="float" office:value="65.0455135555556" calcext:value-type="float">
            <text:p>65,0</text:p>
          </table:table-cell>
          <table:table-cell table:number-columns-repeated="2"/>
          <table:table-cell office:value-type="string" calcext:value-type="string">
            <text:p>cyclist</text:p>
          </table:table-cell>
          <table:table-cell table:style-name="ce10" table:formula="of:=AVERAGE([Data.O14];[Data.R14];[Data.U14];[Data.O26];[Data.R26];[Data.U26];[Data.O38];[Data.R38];[Data.U38])" office:value-type="float" office:value="74.4572347777778" calcext:value-type="float">
            <text:p>74,5</text:p>
          </table:table-cell>
          <table:table-cell table:style-name="ce10" table:formula="of:=AVERAGE([Data.P14];[Data.S14];[Data.V14];[Data.P26];[Data.S26];[Data.V26];[Data.P38];[Data.S38];[Data.V38])" office:value-type="float" office:value="55.8225465555555" calcext:value-type="float">
            <text:p>55,8</text:p>
          </table:table-cell>
          <table:table-cell table:style-name="ce10" table:formula="of:=AVERAGE([Data.Q14];[Data.T14];[Data.W14];[Data.Q26];[Data.T26];[Data.W26];[Data.Q38];[Data.T38];[Data.W38])" office:value-type="float" office:value="52.0574091111111" calcext:value-type="float">
            <text:p>52,1</text:p>
          </table:table-cell>
          <table:table-cell table:style-name="ce16" table:formula="of:=STDEV([Data.O14];[Data.R14];[Data.U14];[Data.O26];[Data.R26];[Data.U26];[Data.O38];[Data.R38];[Data.U38])" office:value-type="float" office:value="1.74927596588166" calcext:value-type="float">
            <text:p>1,7</text:p>
          </table:table-cell>
          <table:table-cell table:style-name="ce16" table:formula="of:=STDEV([Data.P14];[Data.S14];[Data.V14];[Data.P26];[Data.S26];[Data.V26];[Data.P38];[Data.S38];[Data.V38])" office:value-type="float" office:value="1.14950484908396" calcext:value-type="float">
            <text:p>1,1</text:p>
          </table:table-cell>
          <table:table-cell table:style-name="ce16" table:formula="of:=STDEV([Data.Q14];[Data.T14];[Data.W14];[Data.Q26];[Data.T26];[Data.W26];[Data.Q38];[Data.T38];[Data.W38])" office:value-type="float" office:value="1.31942750613338" calcext:value-type="float">
            <text:p>1,3</text:p>
          </table:table-cell>
          <table:table-cell table:style-name="ce10" table:formula="of:=AVERAGE([.N22:.P22])" office:value-type="float" office:value="60.7790634814815" calcext:value-type="float">
            <text:p>60,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12" table:formula="of:=AVERAGE([.D20:.D22])" office:value-type="float" office:value="77.4596803333333" calcext:value-type="float">
            <text:p>77,5</text:p>
          </table:table-cell>
          <table:table-cell table:style-name="ce12" table:formula="of:=AVERAGE([.E20:.E22])" office:value-type="float" office:value="63.9547856666667" calcext:value-type="float">
            <text:p>64,0</text:p>
          </table:table-cell>
          <table:table-cell table:style-name="ce12" table:formula="of:=AVERAGE([.F20:.F22])" office:value-type="float" office:value="58.1510615555556" calcext:value-type="float">
            <text:p>58,2</text:p>
          </table:table-cell>
          <table:table-cell table:style-name="ce14" table:number-columns-repeated="3"/>
          <table:table-cell table:style-name="ce12" table:formula="of:=AVERAGE([.D23:.F23])" office:value-type="float" office:value="66.5218425185185" calcext:value-type="float">
            <text:p>66,5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style-name="ce12" table:formula="of:=AVERAGE([.N20:.N22])" office:value-type="float" office:value="73.5414594814815" calcext:value-type="float">
            <text:p>73,5</text:p>
          </table:table-cell>
          <table:table-cell table:style-name="ce12" table:formula="of:=AVERAGE([.O20:.O22])" office:value-type="float" office:value="60.7630983703704" calcext:value-type="float">
            <text:p>60,8</text:p>
          </table:table-cell>
          <table:table-cell table:style-name="ce12" table:formula="of:=AVERAGE([.P20:.P22])" office:value-type="float" office:value="54.9494320740741" calcext:value-type="float">
            <text:p>54,9</text:p>
          </table:table-cell>
          <table:table-cell table:style-name="ce14" table:number-columns-repeated="3"/>
          <table:table-cell table:style-name="ce12" table:formula="of:=AVERAGE([.N23:.P23])" office:value-type="float" office:value="63.084663308642" calcext:value-type="float">
            <text:p>63,1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verage time</text:p>
          </table:table-cell>
          <table:table-cell table:style-name="ce7" table:formula="of:=[Data.C21]" office:value-type="float" office:value="0.200558587946" calcext:value-type="float">
            <text:p>0,2005585879</text:p>
          </table:table-cell>
          <table:table-cell table:style-name="Default" table:number-columns-repeated="2"/>
          <table:table-cell table:number-columns-repeated="6"/>
          <table:table-cell table:style-name="ce5" office:value-type="string" calcext:value-type="string">
            <text:p>Average time</text:p>
          </table:table-cell>
          <table:table-cell table:style-name="ce7" table:formula="of:=[Data.O39]" office:value-type="float" office:value="0.0801687519857" calcext:value-type="float">
            <text:p>0,08016875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egemntation – no ensemble</text:p>
          </table:table-cell>
          <table:table-cell table:style-name="ce1" table:number-columns-repeated="4"/>
          <table:table-cell table:number-columns-repeated="5"/>
          <table:table-cell table:style-name="ce1" office:value-type="string" calcext:value-type="string">
            <text:p>Only segmentation ensemble</text:p>
          </table:table-cell>
          <table:table-cell table:style-name="ce1" table:number-columns-repeated="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 table:number-columns-repeated="2"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formula="of:=AVERAGE([Data.C46];[Data.F46];[Data.I46];[Data.C58];[Data.F58];[Data.I58];[Data.C70];[Data.F70];[Data.I70])" office:value-type="float" office:value="88.1551776666667" calcext:value-type="float">
            <text:p>88,1551776667</text:p>
          </table:table-cell>
          <table:table-cell table:formula="of:=AVERAGE([Data.D46];[Data.G46];[Data.J46];[Data.D58];[Data.G58];[Data.J58];[Data.D70];[Data.G70];[Data.J70])" office:value-type="float" office:value="85.1199358888889" calcext:value-type="float">
            <text:p>85,1199358889</text:p>
          </table:table-cell>
          <table:table-cell table:formula="of:=AVERAGE([Data.E46];[Data.H46];[Data.K46];[Data.E58];[Data.H58];[Data.K58];[Data.E70];[Data.H70];[Data.K70])" office:value-type="float" office:value="76.8789366666667" calcext:value-type="float">
            <text:p>76,8789366667</text:p>
          </table:table-cell>
          <table:table-cell table:style-name="ce15" table:formula="of:=STDEV([Data.C46];[Data.F46];[Data.I46];[Data.C58];[Data.F58];[Data.I58];[Data.C70];[Data.F70];[Data.I70])" office:value-type="float" office:value="0.221387490813621" calcext:value-type="float">
            <text:p>0,2213874908</text:p>
          </table:table-cell>
          <table:table-cell table:style-name="ce15" table:formula="of:=STDEV([Data.D46];[Data.G46];[Data.J46];[Data.D58];[Data.G58];[Data.J58];[Data.D70];[Data.G70];[Data.J70])" office:value-type="float" office:value="0.255359396324791" calcext:value-type="float">
            <text:p>0,2553593963</text:p>
          </table:table-cell>
          <table:table-cell table:style-name="ce15" table:formula="of:=STDEV([Data.E46];[Data.H46];[Data.K46];[Data.E58];[Data.H58];[Data.K58];[Data.E70];[Data.H70];[Data.K70])" office:value-type="float" office:value="0.175162205761547" calcext:value-type="float">
            <text:p>0,1751622058</text:p>
          </table:table-cell>
          <table:table-cell table:style-name="ce8" table:formula="of:=AVERAGE([.D29:.F29])" office:value-type="float" office:value="83.3846834074074" calcext:value-type="float">
            <text:p>83,3846834074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style-name="ce8" table:formula="of:=AVERAGE([Data.O46];[Data.R46];[Data.U46];[Data.O58];[Data.R58];[Data.U58];[Data.O70];[Data.R70];[Data.U70])" office:value-type="float" office:value="87.6678551111111" calcext:value-type="float">
            <text:p>87,6678551111</text:p>
          </table:table-cell>
          <table:table-cell table:style-name="ce8" table:formula="of:=AVERAGE([Data.P46];[Data.S46];[Data.V46];[Data.P58];[Data.S58];[Data.V58];[Data.P70];[Data.S70];[Data.V70])" office:value-type="float" office:value="83.9679097777778" calcext:value-type="float">
            <text:p>83,9679097778</text:p>
          </table:table-cell>
          <table:table-cell table:style-name="ce8" table:formula="of:=AVERAGE([Data.Q46];[Data.T46];[Data.W46];[Data.Q58];[Data.T58];[Data.W58];[Data.Q70];[Data.T70];[Data.W70])" office:value-type="float" office:value="76.2984992222222" calcext:value-type="float">
            <text:p>76,2984992222</text:p>
          </table:table-cell>
          <table:table-cell table:style-name="ce15" table:formula="of:=STDEV([Data.O46];[Data.R46];[Data.U46];[Data.O58];[Data.R58];[Data.U58];[Data.O70];[Data.R70];[Data.U70])" office:value-type="float" office:value="0.536477990015075" calcext:value-type="float">
            <text:p>0,53647799</text:p>
          </table:table-cell>
          <table:table-cell table:style-name="ce15" table:formula="of:=STDEV([Data.P46];[Data.S46];[Data.V46];[Data.P58];[Data.S58];[Data.V58];[Data.P70];[Data.S70];[Data.V70])" office:value-type="float" office:value="0.801350735207402" calcext:value-type="float">
            <text:p>0,8013507352</text:p>
          </table:table-cell>
          <table:table-cell table:style-name="ce15" table:formula="of:=STDEV([Data.Q46];[Data.T46];[Data.W46];[Data.Q58];[Data.T58];[Data.W58];[Data.Q70];[Data.T70];[Data.W70])" office:value-type="float" office:value="0.472128078154057" calcext:value-type="float">
            <text:p>0,4721280782</text:p>
          </table:table-cell>
          <table:table-cell table:style-name="ce8" table:formula="of:=AVERAGE([.N29:.P29])" office:value-type="float" office:value="82.6447547037037" calcext:value-type="float">
            <text:p>82,6447547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formula="of:=AVERAGE([Data.C47];[Data.F47];[Data.I47];[Data.C59];[Data.F59];[Data.I59];[Data.C71];[Data.F71];[Data.I71])" office:value-type="float" office:value="72.6896277777778" calcext:value-type="float">
            <text:p>72,6896277778</text:p>
          </table:table-cell>
          <table:table-cell table:formula="of:=AVERAGE([Data.D47];[Data.G47];[Data.J47];[Data.D59];[Data.G59];[Data.J59];[Data.D71];[Data.G71];[Data.J71])" office:value-type="float" office:value="66.3770521111111" calcext:value-type="float">
            <text:p>66,3770521111</text:p>
          </table:table-cell>
          <table:table-cell table:formula="of:=AVERAGE([Data.E47];[Data.H47];[Data.K47];[Data.E59];[Data.H59];[Data.K59];[Data.E71];[Data.H71];[Data.K71])" office:value-type="float" office:value="59.3490986666667" calcext:value-type="float">
            <text:p>59,3490986667</text:p>
          </table:table-cell>
          <table:table-cell table:style-name="ce15" table:formula="of:=STDEV([Data.C47];[Data.F47];[Data.I47];[Data.C59];[Data.F59];[Data.I59];[Data.C71];[Data.F71];[Data.I71])" office:value-type="float" office:value="2.10503866889891" calcext:value-type="float">
            <text:p>2,1050386689</text:p>
          </table:table-cell>
          <table:table-cell table:style-name="ce15" table:formula="of:=STDEV([Data.D47];[Data.G47];[Data.J47];[Data.D59];[Data.G59];[Data.J59];[Data.D71];[Data.G71];[Data.J71])" office:value-type="float" office:value="1.19426016408732" calcext:value-type="float">
            <text:p>1,1942601641</text:p>
          </table:table-cell>
          <table:table-cell table:style-name="ce15" table:formula="of:=STDEV([Data.E47];[Data.H47];[Data.K47];[Data.E59];[Data.H59];[Data.K59];[Data.E71];[Data.H71];[Data.K71])" office:value-type="float" office:value="1.20209324020986" calcext:value-type="float">
            <text:p>1,2020932402</text:p>
          </table:table-cell>
          <table:table-cell table:style-name="ce8" table:formula="of:=AVERAGE([.D30:.F30])" office:value-type="float" office:value="66.1385928518519" calcext:value-type="float">
            <text:p>66,1385928519</text:p>
          </table:table-cell>
          <table:table-cell table:number-columns-repeated="2"/>
          <table:table-cell office:value-type="string" calcext:value-type="string">
            <text:p>pedestrian</text:p>
          </table:table-cell>
          <table:table-cell table:style-name="ce8" table:formula="of:=AVERAGE([Data.O47];[Data.R47];[Data.U47];[Data.O59];[Data.R59];[Data.U59];[Data.O71];[Data.R71];[Data.U71])" office:value-type="float" office:value="70.2341893333333" calcext:value-type="float">
            <text:p>70,2341893333</text:p>
          </table:table-cell>
          <table:table-cell table:style-name="ce8" table:formula="of:=AVERAGE([Data.P47];[Data.S47];[Data.V47];[Data.P59];[Data.S59];[Data.V59];[Data.P71];[Data.S71];[Data.V71])" office:value-type="float" office:value="63.7216304444445" calcext:value-type="float">
            <text:p>63,7216304444</text:p>
          </table:table-cell>
          <table:table-cell table:style-name="ce8" table:formula="of:=AVERAGE([Data.Q47];[Data.T47];[Data.W47];[Data.Q59];[Data.T59];[Data.W59];[Data.Q71];[Data.T71];[Data.W71])" office:value-type="float" office:value="57.3311738888889" calcext:value-type="float">
            <text:p>57,3311738889</text:p>
          </table:table-cell>
          <table:table-cell table:style-name="ce15" table:formula="of:=STDEV([Data.O47];[Data.R47];[Data.U47];[Data.O59];[Data.R59];[Data.U59];[Data.O71];[Data.R71];[Data.U71])" office:value-type="float" office:value="1.3844448298904" calcext:value-type="float">
            <text:p>1,3844448299</text:p>
          </table:table-cell>
          <table:table-cell table:style-name="ce15" table:formula="of:=STDEV([Data.P47];[Data.S47];[Data.V47];[Data.P59];[Data.S59];[Data.V59];[Data.P71];[Data.S71];[Data.V71])" office:value-type="float" office:value="2.3395754670825" calcext:value-type="float">
            <text:p>2,3395754671</text:p>
          </table:table-cell>
          <table:table-cell table:style-name="ce15" table:formula="of:=STDEV([Data.Q47];[Data.T47];[Data.W47];[Data.Q59];[Data.T59];[Data.W59];[Data.Q71];[Data.T71];[Data.W71])" office:value-type="float" office:value="1.18825003473842" calcext:value-type="float">
            <text:p>1,1882500347</text:p>
          </table:table-cell>
          <table:table-cell table:style-name="ce8" table:formula="of:=AVERAGE([.N30:.P30])" office:value-type="float" office:value="63.7623312222222" calcext:value-type="float">
            <text:p>63,76233122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formula="of:=AVERAGE([Data.C48];[Data.F48];[Data.I48];[Data.C60];[Data.F60];[Data.I60];[Data.C72];[Data.F72];[Data.I72])" office:value-type="float" office:value="81.2690887777778" calcext:value-type="float">
            <text:p>81,2690887778</text:p>
          </table:table-cell>
          <table:table-cell table:formula="of:=AVERAGE([Data.D48];[Data.G48];[Data.J48];[Data.D60];[Data.G60];[Data.J60];[Data.D72];[Data.G72];[Data.J72])" office:value-type="float" office:value="62.1035905555556" calcext:value-type="float">
            <text:p>62,1035905556</text:p>
          </table:table-cell>
          <table:table-cell table:formula="of:=AVERAGE([Data.E48];[Data.H48];[Data.K48];[Data.E60];[Data.H60];[Data.K60];[Data.E72];[Data.H72];[Data.K72])" office:value-type="float" office:value="58.0496782222222" calcext:value-type="float">
            <text:p>58,0496782222</text:p>
          </table:table-cell>
          <table:table-cell table:style-name="ce15" table:formula="of:=STDEV([Data.C48];[Data.F48];[Data.I48];[Data.C60];[Data.F60];[Data.I60];[Data.C72];[Data.F72];[Data.I72])" office:value-type="float" office:value="1.49489337737218" calcext:value-type="float">
            <text:p>1,4948933774</text:p>
          </table:table-cell>
          <table:table-cell table:style-name="ce15" table:formula="of:=STDEV([Data.D48];[Data.G48];[Data.J48];[Data.D60];[Data.G60];[Data.J60];[Data.D72];[Data.G72];[Data.J72])" office:value-type="float" office:value="0.821702671225898" calcext:value-type="float">
            <text:p>0,8217026712</text:p>
          </table:table-cell>
          <table:table-cell table:style-name="ce15" table:formula="of:=STDEV([Data.E48];[Data.H48];[Data.K48];[Data.E60];[Data.H60];[Data.K60];[Data.E72];[Data.H72];[Data.K72])" office:value-type="float" office:value="0.669550578124568" calcext:value-type="float">
            <text:p>0,6695505781</text:p>
          </table:table-cell>
          <table:table-cell table:style-name="ce8" table:formula="of:=AVERAGE([.D31:.F31])" office:value-type="float" office:value="67.1407858518518" calcext:value-type="float">
            <text:p>67,1407858519</text:p>
          </table:table-cell>
          <table:table-cell table:number-columns-repeated="2"/>
          <table:table-cell office:value-type="string" calcext:value-type="string">
            <text:p>cyclist</text:p>
          </table:table-cell>
          <table:table-cell table:style-name="ce8" table:formula="of:=AVERAGE([Data.O48];[Data.R48];[Data.U48];[Data.O60];[Data.R60];[Data.U60];[Data.O72];[Data.R72];[Data.U72])" office:value-type="float" office:value="80.1103194444444" calcext:value-type="float">
            <text:p>80,1103194444</text:p>
          </table:table-cell>
          <table:table-cell table:style-name="ce8" table:formula="of:=AVERAGE([Data.P48];[Data.S48];[Data.V48];[Data.P60];[Data.S60];[Data.V60];[Data.P72];[Data.S72];[Data.V72])" office:value-type="float" office:value="60.9592992222222" calcext:value-type="float">
            <text:p>60,9592992222</text:p>
          </table:table-cell>
          <table:table-cell table:style-name="ce8" table:formula="of:=AVERAGE([Data.Q48];[Data.T48];[Data.W48];[Data.Q60];[Data.T60];[Data.W60];[Data.Q72];[Data.T72];[Data.W72])" office:value-type="float" office:value="57.0604464444444" calcext:value-type="float">
            <text:p>57,0604464444</text:p>
          </table:table-cell>
          <table:table-cell table:style-name="ce15" table:formula="of:=STDEV([Data.O48];[Data.R48];[Data.U48];[Data.O60];[Data.R60];[Data.U60];[Data.O72];[Data.R72];[Data.U72])" office:value-type="float" office:value="2.14276205012859" calcext:value-type="float">
            <text:p>2,1427620501</text:p>
          </table:table-cell>
          <table:table-cell table:style-name="ce15" table:formula="of:=STDEV([Data.P48];[Data.S48];[Data.V48];[Data.P60];[Data.S60];[Data.V60];[Data.P72];[Data.S72];[Data.V72])" office:value-type="float" office:value="1.98010163669518" calcext:value-type="float">
            <text:p>1,9801016367</text:p>
          </table:table-cell>
          <table:table-cell table:style-name="ce15" table:formula="of:=STDEV([Data.Q48];[Data.T48];[Data.W48];[Data.Q60];[Data.T60];[Data.W60];[Data.Q72];[Data.T72];[Data.W72])" office:value-type="float" office:value="1.62303002281051" calcext:value-type="float">
            <text:p>1,6230300228</text:p>
          </table:table-cell>
          <table:table-cell table:style-name="ce8" table:formula="of:=AVERAGE([.N31:.P31])" office:value-type="float" office:value="66.043355037037" calcext:value-type="float">
            <text:p>66,043355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D29:.D31])" office:value-type="float" office:value="80.7046314074074" calcext:value-type="float">
            <text:p>80,7046314074</text:p>
          </table:table-cell>
          <table:table-cell table:style-name="ce7" table:formula="of:=AVERAGE([.E29:.E31])" office:value-type="float" office:value="71.2001928518519" calcext:value-type="float">
            <text:p>71,2001928519</text:p>
          </table:table-cell>
          <table:table-cell table:style-name="ce7" table:formula="of:=AVERAGE([.F29:.F31])" office:value-type="float" office:value="64.7592378518519" calcext:value-type="float">
            <text:p>64,7592378519</text:p>
          </table:table-cell>
          <table:table-cell table:number-columns-repeated="3"/>
          <table:table-cell table:style-name="ce7" table:formula="of:=AVERAGE([.D32:.F32])" office:value-type="float" office:value="72.2213540370371" calcext:value-type="float">
            <text:p>72,221354037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N29:.N31])" office:value-type="float" office:value="79.3374546296296" calcext:value-type="float">
            <text:p>79,3374546296</text:p>
          </table:table-cell>
          <table:table-cell table:style-name="ce7" table:formula="of:=AVERAGE([.O29:.O31])" office:value-type="float" office:value="69.5496131481481" calcext:value-type="float">
            <text:p>69,5496131481</text:p>
          </table:table-cell>
          <table:table-cell table:style-name="ce7" table:formula="of:=AVERAGE([.P29:.P31])" office:value-type="float" office:value="63.5633731851852" calcext:value-type="float">
            <text:p>63,5633731852</text:p>
          </table:table-cell>
          <table:table-cell table:number-columns-repeated="3"/>
          <table:table-cell table:style-name="ce7" table:formula="of:=AVERAGE([.N32:.P32])" office:value-type="float" office:value="70.816813654321" calcext:value-type="float">
            <text:p>70,8168136543</text:p>
          </table:table-cell>
        </table:table-row>
        <table:table-row table:style-name="ro1">
          <table:table-cell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 table:number-columns-repeated="2"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formula="of:=AVERAGE([Data.C52];[Data.F52];[Data.I52];[Data.C64];[Data.F64];[Data.I64];[Data.C76];[Data.F76];[Data.I76])" office:value-type="float" office:value="84.2854486666667" calcext:value-type="float">
            <text:p>84,2854486667</text:p>
          </table:table-cell>
          <table:table-cell table:formula="of:=AVERAGE([Data.D52];[Data.G52];[Data.J52];[Data.D64];[Data.G64];[Data.J64];[Data.D76];[Data.G76];[Data.J76])" office:value-type="float" office:value="72.3949892222222" calcext:value-type="float">
            <text:p>72,3949892222</text:p>
          </table:table-cell>
          <table:table-cell table:formula="of:=AVERAGE([Data.E52];[Data.H52];[Data.K52];[Data.E64];[Data.H64];[Data.K64];[Data.E76];[Data.H76];[Data.K76])" office:value-type="float" office:value="64.5114441111111" calcext:value-type="float">
            <text:p>64,5114441111</text:p>
          </table:table-cell>
          <table:table-cell table:style-name="ce15" table:formula="of:=STDEV([Data.C52];[Data.F52];[Data.I52];[Data.C64];[Data.F64];[Data.I64];[Data.C76];[Data.F76];[Data.I76])" office:value-type="float" office:value="0.337726474194723" calcext:value-type="float">
            <text:p>0,3377264742</text:p>
          </table:table-cell>
          <table:table-cell table:style-name="ce15" table:formula="of:=STDEV([Data.D52];[Data.G52];[Data.J52];[Data.D64];[Data.G64];[Data.J64];[Data.D76];[Data.G76];[Data.J76])" office:value-type="float" office:value="0.414940960714827" calcext:value-type="float">
            <text:p>0,4149409607</text:p>
          </table:table-cell>
          <table:table-cell table:style-name="ce15" table:formula="of:=STDEV([Data.E52];[Data.H52];[Data.K52];[Data.E64];[Data.H64];[Data.K64];[Data.E76];[Data.H76];[Data.K76])" office:value-type="float" office:value="0.323016573958849" calcext:value-type="float">
            <text:p>0,323016574</text:p>
          </table:table-cell>
          <table:table-cell table:style-name="ce8" table:formula="of:=AVERAGE([.D35:.F35])" office:value-type="float" office:value="73.7306273333333" calcext:value-type="float">
            <text:p>73,7306273333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style-name="ce8" table:formula="of:=AVERAGE([Data.O52];[Data.R52];[Data.U52];[Data.O64];[Data.R64];[Data.U64];[Data.O76];[Data.R76];[Data.U76])" office:value-type="float" office:value="83.0208316666667" calcext:value-type="float">
            <text:p>83,0208316667</text:p>
          </table:table-cell>
          <table:table-cell table:style-name="ce8" table:formula="of:=AVERAGE([Data.P52];[Data.S52];[Data.V52];[Data.P64];[Data.S64];[Data.V64];[Data.P76];[Data.S76];[Data.V76])" office:value-type="float" office:value="70.8592368888889" calcext:value-type="float">
            <text:p>70,8592368889</text:p>
          </table:table-cell>
          <table:table-cell table:style-name="ce8" table:formula="of:=AVERAGE([Data.Q52];[Data.T52];[Data.W52];[Data.Q64];[Data.T64];[Data.W64];[Data.Q76];[Data.T76];[Data.W76])" office:value-type="float" office:value="63.5400801111111" calcext:value-type="float">
            <text:p>63,5400801111</text:p>
          </table:table-cell>
          <table:table-cell table:style-name="ce15" table:formula="of:=STDEV([Data.O52];[Data.R52];[Data.U52];[Data.O64];[Data.R64];[Data.U64];[Data.O76];[Data.R76];[Data.U76])" office:value-type="float" office:value="0.598832996802948" calcext:value-type="float">
            <text:p>0,5988329968</text:p>
          </table:table-cell>
          <table:table-cell table:style-name="ce15" table:formula="of:=STDEV([Data.P52];[Data.S52];[Data.V52];[Data.P64];[Data.S64];[Data.V64];[Data.P76];[Data.S76];[Data.V76])" office:value-type="float" office:value="0.93059146139773" calcext:value-type="float">
            <text:p>0,9305914614</text:p>
          </table:table-cell>
          <table:table-cell table:style-name="ce15" table:formula="of:=STDEV([Data.Q52];[Data.T52];[Data.W52];[Data.Q64];[Data.T64];[Data.W64];[Data.Q76];[Data.T76];[Data.W76])" office:value-type="float" office:value="0.534481247289942" calcext:value-type="float">
            <text:p>0,5344812473</text:p>
          </table:table-cell>
          <table:table-cell table:style-name="ce8" table:formula="of:=AVERAGE([.N35:.P35])" office:value-type="float" office:value="72.4733828888889" calcext:value-type="float">
            <text:p>72,473382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formula="of:=AVERAGE([Data.C53];[Data.F53];[Data.I53];[Data.C65];[Data.F65];[Data.I65];[Data.C77];[Data.F77];[Data.I77])" office:value-type="float" office:value="67.58854" calcext:value-type="float">
            <text:p>67,58854</text:p>
          </table:table-cell>
          <table:table-cell table:formula="of:=AVERAGE([Data.D53];[Data.G53];[Data.J53];[Data.D65];[Data.G65];[Data.J65];[Data.D77];[Data.G77];[Data.J77])" office:value-type="float" office:value="59.5457827777778" calcext:value-type="float">
            <text:p>59,5457827778</text:p>
          </table:table-cell>
          <table:table-cell table:formula="of:=AVERAGE([Data.E53];[Data.H53];[Data.K53];[Data.E65];[Data.H65];[Data.K65];[Data.E77];[Data.H77];[Data.K77])" office:value-type="float" office:value="52.6840584444444" calcext:value-type="float">
            <text:p>52,6840584444</text:p>
          </table:table-cell>
          <table:table-cell table:style-name="ce15" table:formula="of:=STDEV([Data.C53];[Data.F53];[Data.I53];[Data.C65];[Data.F65];[Data.I65];[Data.C77];[Data.F77];[Data.I77])" office:value-type="float" office:value="1.81053445852357" calcext:value-type="float">
            <text:p>1,8105344585</text:p>
          </table:table-cell>
          <table:table-cell table:style-name="ce15" table:formula="of:=STDEV([Data.D53];[Data.G53];[Data.J53];[Data.D65];[Data.G65];[Data.J65];[Data.D77];[Data.G77];[Data.J77])" office:value-type="float" office:value="1.27310074361682" calcext:value-type="float">
            <text:p>1,2731007436</text:p>
          </table:table-cell>
          <table:table-cell table:style-name="ce15" table:formula="of:=STDEV([Data.E53];[Data.H53];[Data.K53];[Data.E65];[Data.H65];[Data.K65];[Data.E77];[Data.H77];[Data.K77])" office:value-type="float" office:value="1.48314386726407" calcext:value-type="float">
            <text:p>1,4831438673</text:p>
          </table:table-cell>
          <table:table-cell table:style-name="ce8" table:formula="of:=AVERAGE([.D36:.F36])" office:value-type="float" office:value="59.9394604074074" calcext:value-type="float">
            <text:p>59,9394604074</text:p>
          </table:table-cell>
          <table:table-cell table:number-columns-repeated="2"/>
          <table:table-cell office:value-type="string" calcext:value-type="string">
            <text:p>pedestrian</text:p>
          </table:table-cell>
          <table:table-cell table:style-name="ce8" table:formula="of:=AVERAGE([Data.O53];[Data.R53];[Data.U53];[Data.O65];[Data.R65];[Data.U65];[Data.O77];[Data.R77];[Data.U77])" office:value-type="float" office:value="63.9379838888889" calcext:value-type="float">
            <text:p>63,9379838889</text:p>
          </table:table-cell>
          <table:table-cell table:style-name="ce8" table:formula="of:=AVERAGE([Data.P53];[Data.S53];[Data.V53];[Data.P65];[Data.S65];[Data.V65];[Data.P77];[Data.S77];[Data.V77])" office:value-type="float" office:value="57.0736575555556" calcext:value-type="float">
            <text:p>57,0736575556</text:p>
          </table:table-cell>
          <table:table-cell table:style-name="ce8" table:formula="of:=AVERAGE([Data.Q53];[Data.T53];[Data.W53];[Data.Q65];[Data.T65];[Data.W65];[Data.Q77];[Data.T77];[Data.W77])" office:value-type="float" office:value="50.2384521111111" calcext:value-type="float">
            <text:p>50,2384521111</text:p>
          </table:table-cell>
          <table:table-cell table:style-name="ce15" table:formula="of:=STDEV([Data.O53];[Data.R53];[Data.U53];[Data.O65];[Data.R65];[Data.U65];[Data.O77];[Data.R77];[Data.U77])" office:value-type="float" office:value="3.20043981033593" calcext:value-type="float">
            <text:p>3,2004398103</text:p>
          </table:table-cell>
          <table:table-cell table:style-name="ce15" table:formula="of:=STDEV([Data.P53];[Data.S53];[Data.V53];[Data.P65];[Data.S65];[Data.V65];[Data.P77];[Data.S77];[Data.V77])" office:value-type="float" office:value="2.35757846880348" calcext:value-type="float">
            <text:p>2,3575784688</text:p>
          </table:table-cell>
          <table:table-cell table:style-name="ce15" table:formula="of:=STDEV([Data.Q53];[Data.T53];[Data.W53];[Data.Q65];[Data.T65];[Data.W65];[Data.Q77];[Data.T77];[Data.W77])" office:value-type="float" office:value="1.64316683807476" calcext:value-type="float">
            <text:p>1,6431668381</text:p>
          </table:table-cell>
          <table:table-cell table:style-name="ce8" table:formula="of:=AVERAGE([.N36:.P36])" office:value-type="float" office:value="57.0833645185185" calcext:value-type="float">
            <text:p>57,0833645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formula="of:=AVERAGE([Data.C54];[Data.F54];[Data.I54];[Data.C66];[Data.F66];[Data.I66];[Data.C78];[Data.F78];[Data.I78])" office:value-type="float" office:value="78.3654216666667" calcext:value-type="float">
            <text:p>78,3654216667</text:p>
          </table:table-cell>
          <table:table-cell table:formula="of:=AVERAGE([Data.D54];[Data.G54];[Data.J54];[Data.D66];[Data.G66];[Data.J66];[Data.D78];[Data.G78];[Data.J78])" office:value-type="float" office:value="58.1798631111111" calcext:value-type="float">
            <text:p>58,1798631111</text:p>
          </table:table-cell>
          <table:table-cell table:formula="of:=AVERAGE([Data.E54];[Data.H54];[Data.K54];[Data.E66];[Data.H66];[Data.K66];[Data.E78];[Data.H78];[Data.K78])" office:value-type="float" office:value="54.5565218888889" calcext:value-type="float">
            <text:p>54,5565218889</text:p>
          </table:table-cell>
          <table:table-cell table:style-name="ce15" table:formula="of:=STDEV([Data.C54];[Data.F54];[Data.I54];[Data.C66];[Data.F66];[Data.I66];[Data.C78];[Data.F78];[Data.I78])" office:value-type="float" office:value="1.29872758140468" calcext:value-type="float">
            <text:p>1,2987275814</text:p>
          </table:table-cell>
          <table:table-cell table:style-name="ce15" table:formula="of:=STDEV([Data.D54];[Data.G54];[Data.J54];[Data.D66];[Data.G66];[Data.J66];[Data.D78];[Data.G78];[Data.J78])" office:value-type="float" office:value="0.634536812932756" calcext:value-type="float">
            <text:p>0,6345368129</text:p>
          </table:table-cell>
          <table:table-cell table:style-name="ce15" table:formula="of:=STDEV([Data.E54];[Data.H54];[Data.K54];[Data.E66];[Data.H66];[Data.K66];[Data.E78];[Data.H78];[Data.K78])" office:value-type="float" office:value="0.737924813428584" calcext:value-type="float">
            <text:p>0,7379248134</text:p>
          </table:table-cell>
          <table:table-cell table:style-name="ce8" table:formula="of:=AVERAGE([.D37:.F37])" office:value-type="float" office:value="63.7006022222222" calcext:value-type="float">
            <text:p>63,7006022222</text:p>
          </table:table-cell>
          <table:table-cell table:number-columns-repeated="2"/>
          <table:table-cell office:value-type="string" calcext:value-type="string">
            <text:p>cyclist</text:p>
          </table:table-cell>
          <table:table-cell table:style-name="ce8" table:formula="of:=AVERAGE([Data.O54];[Data.R54];[Data.U54];[Data.O66];[Data.R66];[Data.U66];[Data.O78];[Data.R78];[Data.U78])" office:value-type="float" office:value="75.01533" calcext:value-type="float">
            <text:p>75,01533</text:p>
          </table:table-cell>
          <table:table-cell table:style-name="ce8" table:formula="of:=AVERAGE([Data.P54];[Data.S54];[Data.V54];[Data.P66];[Data.S66];[Data.V66];[Data.P78];[Data.S78];[Data.V78])" office:value-type="float" office:value="55.9938773333333" calcext:value-type="float">
            <text:p>55,9938773333</text:p>
          </table:table-cell>
          <table:table-cell table:style-name="ce8" table:formula="of:=AVERAGE([Data.Q54];[Data.T54];[Data.W54];[Data.Q66];[Data.T66];[Data.W66];[Data.Q78];[Data.T78];[Data.W78])" office:value-type="float" office:value="52.606823" calcext:value-type="float">
            <text:p>52,606823</text:p>
          </table:table-cell>
          <table:table-cell table:style-name="ce15" table:formula="of:=STDEV([Data.O54];[Data.R54];[Data.U54];[Data.O66];[Data.R66];[Data.U66];[Data.O78];[Data.R78];[Data.U78])" office:value-type="float" office:value="2.60995828274132" calcext:value-type="float">
            <text:p>2,6099582827</text:p>
          </table:table-cell>
          <table:table-cell table:style-name="ce15" table:formula="of:=STDEV([Data.P54];[Data.S54];[Data.V54];[Data.P66];[Data.S66];[Data.V66];[Data.P78];[Data.S78];[Data.V78])" office:value-type="float" office:value="1.37937061195215" calcext:value-type="float">
            <text:p>1,379370612</text:p>
          </table:table-cell>
          <table:table-cell table:style-name="ce15" table:formula="of:=STDEV([Data.Q54];[Data.T54];[Data.W54];[Data.Q66];[Data.T66];[Data.W66];[Data.Q78];[Data.T78];[Data.W78])" office:value-type="float" office:value="1.32668377313812" calcext:value-type="float">
            <text:p>1,3266837731</text:p>
          </table:table-cell>
          <table:table-cell table:style-name="ce8" table:formula="of:=AVERAGE([.N37:.P37])" office:value-type="float" office:value="61.2053434444444" calcext:value-type="float">
            <text:p>61,2053434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D35:.D37])" office:value-type="float" office:value="76.7464701111111" calcext:value-type="float">
            <text:p>76,7464701111</text:p>
          </table:table-cell>
          <table:table-cell table:style-name="ce7" table:formula="of:=AVERAGE([.E35:.E37])" office:value-type="float" office:value="63.373545037037" calcext:value-type="float">
            <text:p>63,373545037</text:p>
          </table:table-cell>
          <table:table-cell table:style-name="ce7" table:formula="of:=AVERAGE([.F35:.F37])" office:value-type="float" office:value="57.2506748148148" calcext:value-type="float">
            <text:p>57,2506748148</text:p>
          </table:table-cell>
          <table:table-cell table:number-columns-repeated="3"/>
          <table:table-cell table:style-name="ce7" table:formula="of:=AVERAGE([.D38:.F38])" office:value-type="float" office:value="65.7902299876543" calcext:value-type="float">
            <text:p>65,7902299877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N35:.N37])" office:value-type="float" office:value="73.9913818518518" calcext:value-type="float">
            <text:p>73,9913818519</text:p>
          </table:table-cell>
          <table:table-cell table:style-name="ce7" table:formula="of:=AVERAGE([.O35:.O37])" office:value-type="float" office:value="61.3089239259259" calcext:value-type="float">
            <text:p>61,3089239259</text:p>
          </table:table-cell>
          <table:table-cell table:style-name="ce7" table:formula="of:=AVERAGE([.P35:.P37])" office:value-type="float" office:value="55.4617850740741" calcext:value-type="float">
            <text:p>55,4617850741</text:p>
          </table:table-cell>
          <table:table-cell table:number-columns-repeated="3"/>
          <table:table-cell table:style-name="ce7" table:formula="of:=AVERAGE([.N38:.P38])" office:value-type="float" office:value="63.587363617284" calcext:value-type="float">
            <text:p>63,587363617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verage time</text:p>
          </table:table-cell>
          <table:table-cell table:style-name="ce7"/>
          <table:table-cell table:style-name="Default" table:number-columns-repeated="2"/>
          <table:table-cell table:number-columns-repeated="6"/>
          <table:table-cell table:style-name="ce5" office:value-type="string" calcext:value-type="string">
            <text:p>Average time</text:p>
          </table:table-cell>
          <table:table-cell table:style-name="ce7" table:formula="of:=[Data.O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-Net– no ensemble</text:p>
          </table:table-cell>
          <table:table-cell table:style-name="ce1" table:number-columns-repeated="4"/>
          <table:table-cell table:number-columns-repeated="5"/>
          <table:table-cell table:style-name="ce1" office:value-type="string" calcext:value-type="string">
            <text:p>Only T-Net ensemble</text:p>
          </table:table-cell>
          <table:table-cell table:style-name="ce1" table:number-columns-repeated="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 table:number-columns-repeated="2"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formula="of:=AVERAGE([Data.C86];[Data.F86];[Data.I86];[Data.C98];[Data.F98];[Data.I98];[Data.C110];[Data.F110];[Data.I110])" office:value-type="float" office:value="88.3172243333333" calcext:value-type="float">
            <text:p>88,3172243333</text:p>
          </table:table-cell>
          <table:table-cell table:formula="of:=AVERAGE([Data.D86];[Data.G86];[Data.J86];[Data.D98];[Data.G98];[Data.J98];[Data.D110];[Data.G110];[Data.J110])" office:value-type="float" office:value="85.4249818888889" calcext:value-type="float">
            <text:p>85,4249818889</text:p>
          </table:table-cell>
          <table:table-cell table:formula="of:=AVERAGE([Data.E86];[Data.H86];[Data.K86];[Data.E98];[Data.H98];[Data.K98];[Data.E110];[Data.H110];[Data.K110])" office:value-type="float" office:value="77.1531483333333" calcext:value-type="float">
            <text:p>77,1531483333</text:p>
          </table:table-cell>
          <table:table-cell table:style-name="ce15" table:formula="of:=STDEV([Data.C86];[Data.F86];[Data.I86];[Data.C98];[Data.F98];[Data.I98];[Data.C110];[Data.F110];[Data.I110])" office:value-type="float" office:value="0.268005179438291" calcext:value-type="float">
            <text:p>0,2680051794</text:p>
          </table:table-cell>
          <table:table-cell table:style-name="ce15" table:formula="of:=STDEV([Data.D86];[Data.G86];[Data.J86];[Data.D98];[Data.G98];[Data.J98];[Data.D110];[Data.G110];[Data.J110])" office:value-type="float" office:value="0.465816321164642" calcext:value-type="float">
            <text:p>0,4658163212</text:p>
          </table:table-cell>
          <table:table-cell table:style-name="ce15" table:formula="of:=STDEV([Data.E86];[Data.H86];[Data.K86];[Data.E98];[Data.H98];[Data.K98];[Data.E110];[Data.H110];[Data.K110])" office:value-type="float" office:value="0.320596164555192" calcext:value-type="float">
            <text:p>0,3205961646</text:p>
          </table:table-cell>
          <table:table-cell table:style-name="ce8" table:formula="of:=AVERAGE([.D44:.F44])" office:value-type="float" office:value="83.6317848518519" calcext:value-type="float">
            <text:p>83,6317848519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style-name="ce8" table:formula="of:=AVERAGE([Data.O86];[Data.R86];[Data.U86];[Data.O98];[Data.R98];[Data.U98];[Data.O110];[Data.R110];[Data.U110])" office:value-type="float" office:value="87.4639925555556" calcext:value-type="float">
            <text:p>87,4639925556</text:p>
          </table:table-cell>
          <table:table-cell table:style-name="ce8" table:formula="of:=AVERAGE([Data.P86];[Data.S86];[Data.V86];[Data.P98];[Data.S98];[Data.V98];[Data.P110];[Data.S110];[Data.V110])" office:value-type="float" office:value="83.4506165555556" calcext:value-type="float">
            <text:p>83,4506165556</text:p>
          </table:table-cell>
          <table:table-cell table:style-name="ce8" table:formula="of:=AVERAGE([Data.Q86];[Data.T86];[Data.W86];[Data.Q98];[Data.T98];[Data.W98];[Data.Q110];[Data.T110];[Data.W110])" office:value-type="float" office:value="75.9831255555556" calcext:value-type="float">
            <text:p>75,9831255556</text:p>
          </table:table-cell>
          <table:table-cell table:style-name="ce15" table:formula="of:=STDEV([Data.O86];[Data.R86];[Data.U86];[Data.O98];[Data.R98];[Data.U98];[Data.O110];[Data.R110];[Data.U110])" office:value-type="float" office:value="0.274165922790431" calcext:value-type="float">
            <text:p>0,2741659228</text:p>
          </table:table-cell>
          <table:table-cell table:style-name="ce15" table:formula="of:=STDEV([Data.P86];[Data.S86];[Data.V86];[Data.P98];[Data.S98];[Data.V98];[Data.P110];[Data.S110];[Data.V110])" office:value-type="float" office:value="0.651378932292314" calcext:value-type="float">
            <text:p>0,6513789323</text:p>
          </table:table-cell>
          <table:table-cell table:style-name="ce15" table:formula="of:=STDEV([Data.Q86];[Data.T86];[Data.W86];[Data.Q98];[Data.T98];[Data.W98];[Data.Q110];[Data.T110];[Data.W110])" office:value-type="float" office:value="0.388773902398653" calcext:value-type="float">
            <text:p>0,3887739024</text:p>
          </table:table-cell>
          <table:table-cell table:style-name="ce8" table:formula="of:=AVERAGE([.N44:.P44])" office:value-type="float" office:value="82.2992448888889" calcext:value-type="float">
            <text:p>82,299244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formula="of:=AVERAGE([Data.C87];[Data.F87];[Data.I87];[Data.C99];[Data.F99];[Data.I99];[Data.C111];[Data.F111];[Data.I111])" office:value-type="float" office:value="73.3158417777778" calcext:value-type="float">
            <text:p>73,3158417778</text:p>
          </table:table-cell>
          <table:table-cell table:formula="of:=AVERAGE([Data.D87];[Data.G87];[Data.J87];[Data.D99];[Data.G99];[Data.J99];[Data.D111];[Data.G111];[Data.J111])" office:value-type="float" office:value="66.811604" calcext:value-type="float">
            <text:p>66,811604</text:p>
          </table:table-cell>
          <table:table-cell table:formula="of:=AVERAGE([Data.E87];[Data.H87];[Data.K87];[Data.E99];[Data.H99];[Data.K99];[Data.E111];[Data.H111];[Data.K111])" office:value-type="float" office:value="59.8699896666667" calcext:value-type="float">
            <text:p>59,8699896667</text:p>
          </table:table-cell>
          <table:table-cell table:style-name="ce15" table:formula="of:=STDEV([Data.C87];[Data.F87];[Data.I87];[Data.C99];[Data.F99];[Data.I99];[Data.C111];[Data.F111];[Data.I111])" office:value-type="float" office:value="2.09987270257656" calcext:value-type="float">
            <text:p>2,0998727026</text:p>
          </table:table-cell>
          <table:table-cell table:style-name="ce15" table:formula="of:=STDEV([Data.D87];[Data.G87];[Data.J87];[Data.D99];[Data.G99];[Data.J99];[Data.D111];[Data.G111];[Data.J111])" office:value-type="float" office:value="1.21601619694013" calcext:value-type="float">
            <text:p>1,2160161969</text:p>
          </table:table-cell>
          <table:table-cell table:style-name="ce15" table:formula="of:=STDEV([Data.E87];[Data.H87];[Data.K87];[Data.E99];[Data.H99];[Data.K99];[Data.E111];[Data.H111];[Data.K111])" office:value-type="float" office:value="1.08794635766602" calcext:value-type="float">
            <text:p>1,0879463577</text:p>
          </table:table-cell>
          <table:table-cell table:style-name="ce8" table:formula="of:=AVERAGE([.D45:.F45])" office:value-type="float" office:value="66.6658118148148" calcext:value-type="float">
            <text:p>66,6658118148</text:p>
          </table:table-cell>
          <table:table-cell table:number-columns-repeated="2"/>
          <table:table-cell office:value-type="string" calcext:value-type="string">
            <text:p>pedestrian</text:p>
          </table:table-cell>
          <table:table-cell table:style-name="ce8" table:formula="of:=AVERAGE([Data.O87];[Data.R87];[Data.U87];[Data.O99];[Data.R99];[Data.U99];[Data.O111];[Data.R111];[Data.U111])" office:value-type="float" office:value="69.9715668888889" calcext:value-type="float">
            <text:p>69,9715668889</text:p>
          </table:table-cell>
          <table:table-cell table:style-name="ce8" table:formula="of:=AVERAGE([Data.P87];[Data.S87];[Data.V87];[Data.P99];[Data.S99];[Data.V99];[Data.P111];[Data.S111];[Data.V111])" office:value-type="float" office:value="63.4438701111111" calcext:value-type="float">
            <text:p>63,4438701111</text:p>
          </table:table-cell>
          <table:table-cell table:style-name="ce8" table:formula="of:=AVERAGE([Data.Q87];[Data.T87];[Data.W87];[Data.Q99];[Data.T99];[Data.W99];[Data.Q111];[Data.T111];[Data.W111])" office:value-type="float" office:value="56.7194354444445" calcext:value-type="float">
            <text:p>56,7194354444</text:p>
          </table:table-cell>
          <table:table-cell table:style-name="ce15" table:formula="of:=STDEV([Data.O87];[Data.R87];[Data.U87];[Data.O99];[Data.R99];[Data.U99];[Data.O111];[Data.R111];[Data.U111])" office:value-type="float" office:value="2.10940223059161" calcext:value-type="float">
            <text:p>2,1094022306</text:p>
          </table:table-cell>
          <table:table-cell table:style-name="ce15" table:formula="of:=STDEV([Data.P87];[Data.S87];[Data.V87];[Data.P99];[Data.S99];[Data.V99];[Data.P111];[Data.S111];[Data.V111])" office:value-type="float" office:value="2.84842309863749" calcext:value-type="float">
            <text:p>2,8484230986</text:p>
          </table:table-cell>
          <table:table-cell table:style-name="ce15" table:formula="of:=STDEV([Data.Q87];[Data.T87];[Data.W87];[Data.Q99];[Data.T99];[Data.W99];[Data.Q111];[Data.T111];[Data.W111])" office:value-type="float" office:value="2.38829155833752" calcext:value-type="float">
            <text:p>2,3882915583</text:p>
          </table:table-cell>
          <table:table-cell table:style-name="ce8" table:formula="of:=AVERAGE([.N45:.P45])" office:value-type="float" office:value="63.3782908148148" calcext:value-type="float">
            <text:p>63,3782908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formula="of:=AVERAGE([Data.C88];[Data.F88];[Data.I88];[Data.C100];[Data.F100];[Data.I100];[Data.C112];[Data.F112];[Data.I112])" office:value-type="float" office:value="82.3822952222222" calcext:value-type="float">
            <text:p>82,3822952222</text:p>
          </table:table-cell>
          <table:table-cell table:formula="of:=AVERAGE([Data.D88];[Data.G88];[Data.J88];[Data.D100];[Data.G100];[Data.J100];[Data.D112];[Data.G112];[Data.J112])" office:value-type="float" office:value="63.0765117777778" calcext:value-type="float">
            <text:p>63,0765117778</text:p>
          </table:table-cell>
          <table:table-cell table:formula="of:=AVERAGE([Data.E88];[Data.H88];[Data.K88];[Data.E100];[Data.H100];[Data.K100];[Data.E112];[Data.H112];[Data.K112])" office:value-type="float" office:value="58.8200811111111" calcext:value-type="float">
            <text:p>58,8200811111</text:p>
          </table:table-cell>
          <table:table-cell table:style-name="ce15" table:formula="of:=STDEV([Data.C88];[Data.F88];[Data.I88];[Data.C100];[Data.F100];[Data.I100];[Data.C112];[Data.F112];[Data.I112])" office:value-type="float" office:value="0.7470364913036" calcext:value-type="float">
            <text:p>0,7470364913</text:p>
          </table:table-cell>
          <table:table-cell table:style-name="ce15" table:formula="of:=STDEV([Data.D88];[Data.G88];[Data.J88];[Data.D100];[Data.G100];[Data.J100];[Data.D112];[Data.G112];[Data.J112])" office:value-type="float" office:value="0.666951221829373" calcext:value-type="float">
            <text:p>0,6669512218</text:p>
          </table:table-cell>
          <table:table-cell table:style-name="ce15" table:formula="of:=STDEV([Data.E88];[Data.H88];[Data.K88];[Data.E100];[Data.H100];[Data.K100];[Data.E112];[Data.H112];[Data.K112])" office:value-type="float" office:value="0.629839841169453" calcext:value-type="float">
            <text:p>0,6298398412</text:p>
          </table:table-cell>
          <table:table-cell table:style-name="ce8" table:formula="of:=AVERAGE([.D46:.F46])" office:value-type="float" office:value="68.0929627037037" calcext:value-type="float">
            <text:p>68,0929627037</text:p>
          </table:table-cell>
          <table:table-cell table:number-columns-repeated="2"/>
          <table:table-cell office:value-type="string" calcext:value-type="string">
            <text:p>cyclist</text:p>
          </table:table-cell>
          <table:table-cell table:style-name="ce8" table:formula="of:=AVERAGE([Data.O88];[Data.R88];[Data.U88];[Data.O100];[Data.R100];[Data.U100];[Data.O112];[Data.R112];[Data.U112])" office:value-type="float" office:value="80.2457664444444" calcext:value-type="float">
            <text:p>80,2457664444</text:p>
          </table:table-cell>
          <table:table-cell table:style-name="ce8" table:formula="of:=AVERAGE([Data.P88];[Data.S88];[Data.V88];[Data.P100];[Data.S100];[Data.V100];[Data.P112];[Data.S112];[Data.V112])" office:value-type="float" office:value="60.9034373333333" calcext:value-type="float">
            <text:p>60,9034373333</text:p>
          </table:table-cell>
          <table:table-cell table:style-name="ce8" table:formula="of:=AVERAGE([Data.Q88];[Data.T88];[Data.W88];[Data.Q100];[Data.T100];[Data.W100];[Data.Q112];[Data.T112];[Data.W112])" office:value-type="float" office:value="56.9799396666667" calcext:value-type="float">
            <text:p>56,9799396667</text:p>
          </table:table-cell>
          <table:table-cell table:style-name="ce15" table:formula="of:=STDEV([Data.O88];[Data.R88];[Data.U88];[Data.O100];[Data.R100];[Data.U100];[Data.O112];[Data.R112];[Data.U112])" office:value-type="float" office:value="2.0209106464207" calcext:value-type="float">
            <text:p>2,0209106464</text:p>
          </table:table-cell>
          <table:table-cell table:style-name="ce15" table:formula="of:=STDEV([Data.P88];[Data.S88];[Data.V88];[Data.P100];[Data.S100];[Data.V100];[Data.P112];[Data.S112];[Data.V112])" office:value-type="float" office:value="1.39140745959604" calcext:value-type="float">
            <text:p>1,3914074596</text:p>
          </table:table-cell>
          <table:table-cell table:style-name="ce15" table:formula="of:=STDEV([Data.Q88];[Data.T88];[Data.W88];[Data.Q100];[Data.T100];[Data.W100];[Data.Q112];[Data.T112];[Data.W112])" office:value-type="float" office:value="1.11162136502723" calcext:value-type="float">
            <text:p>1,111621365</text:p>
          </table:table-cell>
          <table:table-cell table:style-name="ce8" table:formula="of:=AVERAGE([.N46:.P46])" office:value-type="float" office:value="66.0430478148148" calcext:value-type="float">
            <text:p>66,0430478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D44:.D46])" office:value-type="float" office:value="81.3384537777778" calcext:value-type="float">
            <text:p>81,3384537778</text:p>
          </table:table-cell>
          <table:table-cell table:style-name="ce7" table:formula="of:=AVERAGE([.E44:.E46])" office:value-type="float" office:value="71.7710325555556" calcext:value-type="float">
            <text:p>71,7710325556</text:p>
          </table:table-cell>
          <table:table-cell table:style-name="ce7" table:formula="of:=AVERAGE([.F44:.F46])" office:value-type="float" office:value="65.281073037037" calcext:value-type="float">
            <text:p>65,281073037</text:p>
          </table:table-cell>
          <table:table-cell table:number-columns-repeated="3"/>
          <table:table-cell table:style-name="ce7" table:formula="of:=AVERAGE([.D47:.F47])" office:value-type="float" office:value="72.7968531234568" calcext:value-type="float">
            <text:p>72,7968531235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N44:.N46])" office:value-type="float" office:value="79.2271086296296" calcext:value-type="float">
            <text:p>79,2271086296</text:p>
          </table:table-cell>
          <table:table-cell table:style-name="ce7" table:formula="of:=AVERAGE([.O44:.O46])" office:value-type="float" office:value="69.2659746666667" calcext:value-type="float">
            <text:p>69,2659746667</text:p>
          </table:table-cell>
          <table:table-cell table:style-name="ce7" table:formula="of:=AVERAGE([.P44:.P46])" office:value-type="float" office:value="63.2275002222222" calcext:value-type="float">
            <text:p>63,2275002222</text:p>
          </table:table-cell>
          <table:table-cell table:number-columns-repeated="3"/>
          <table:table-cell table:style-name="ce7" table:formula="of:=AVERAGE([.N47:.P47])" office:value-type="float" office:value="70.5735278395062" calcext:value-type="float">
            <text:p>70,5735278395</text:p>
          </table:table-cell>
        </table:table-row>
        <table:table-row table:style-name="ro1">
          <table:table-cell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 table:number-columns-repeated="2"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formula="of:=AVERAGE([Data.C92];[Data.F92];[Data.I92];[Data.C104];[Data.F104];[Data.I104];[Data.C116];[Data.F116];[Data.I116])" office:value-type="float" office:value="84.3771591111111" calcext:value-type="float">
            <text:p>84,3771591111</text:p>
          </table:table-cell>
          <table:table-cell table:formula="of:=AVERAGE([Data.D92];[Data.G92];[Data.J92];[Data.D104];[Data.G104];[Data.J104];[Data.D116];[Data.G116];[Data.J116])" office:value-type="float" office:value="72.583179" calcext:value-type="float">
            <text:p>72,583179</text:p>
          </table:table-cell>
          <table:table-cell table:formula="of:=AVERAGE([Data.E92];[Data.H92];[Data.K92];[Data.E104];[Data.H104];[Data.K104];[Data.E116];[Data.H116];[Data.K116])" office:value-type="float" office:value="64.6716262222222" calcext:value-type="float">
            <text:p>64,6716262222</text:p>
          </table:table-cell>
          <table:table-cell table:style-name="ce15" table:formula="of:=STDEV([Data.C92];[Data.F92];[Data.I92];[Data.C104];[Data.F104];[Data.I104];[Data.C116];[Data.F116];[Data.I116])" office:value-type="float" office:value="0.376357678490302" calcext:value-type="float">
            <text:p>0,3763576785</text:p>
          </table:table-cell>
          <table:table-cell table:style-name="ce15" table:formula="of:=STDEV([Data.D92];[Data.G92];[Data.J92];[Data.D104];[Data.G104];[Data.J104];[Data.D116];[Data.G116];[Data.J116])" office:value-type="float" office:value="0.591726537682104" calcext:value-type="float">
            <text:p>0,5917265377</text:p>
          </table:table-cell>
          <table:table-cell table:style-name="ce15" table:formula="of:=STDEV([Data.E92];[Data.H92];[Data.K92];[Data.E104];[Data.H104];[Data.K104];[Data.E116];[Data.H116];[Data.K116])" office:value-type="float" office:value="0.434084548430884" calcext:value-type="float">
            <text:p>0,4340845484</text:p>
          </table:table-cell>
          <table:table-cell table:style-name="ce8" table:formula="of:=AVERAGE([.D50:.F50])" office:value-type="float" office:value="73.8773214444444" calcext:value-type="float">
            <text:p>73,8773214444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style-name="ce8" table:formula="of:=AVERAGE([Data.O92];[Data.R92];[Data.U92];[Data.O104];[Data.R104];[Data.U104];[Data.O116];[Data.R116];[Data.U116])" office:value-type="float" office:value="83.0818454444445" calcext:value-type="float">
            <text:p>83,0818454444</text:p>
          </table:table-cell>
          <table:table-cell table:style-name="ce8" table:formula="of:=AVERAGE([Data.P92];[Data.S92];[Data.V92];[Data.P104];[Data.S104];[Data.V104];[Data.P116];[Data.S116];[Data.V116])" office:value-type="float" office:value="70.5278268888889" calcext:value-type="float">
            <text:p>70,5278268889</text:p>
          </table:table-cell>
          <table:table-cell table:style-name="ce8" table:formula="of:=AVERAGE([Data.Q92];[Data.T92];[Data.W92];[Data.Q104];[Data.T104];[Data.W104];[Data.Q116];[Data.T116];[Data.W116])" office:value-type="float" office:value="63.3521074444445" calcext:value-type="float">
            <text:p>63,3521074444</text:p>
          </table:table-cell>
          <table:table-cell table:style-name="ce15" table:formula="of:=STDEV([Data.O92];[Data.R92];[Data.U92];[Data.O104];[Data.R104];[Data.U104];[Data.O116];[Data.R116];[Data.U116])" office:value-type="float" office:value="0.378406182392717" calcext:value-type="float">
            <text:p>0,3784061824</text:p>
          </table:table-cell>
          <table:table-cell table:style-name="ce15" table:formula="of:=STDEV([Data.P92];[Data.S92];[Data.V92];[Data.P104];[Data.S104];[Data.V104];[Data.P116];[Data.S116];[Data.V116])" office:value-type="float" office:value="0.740425362054213" calcext:value-type="float">
            <text:p>0,7404253621</text:p>
          </table:table-cell>
          <table:table-cell table:style-name="ce15" table:formula="of:=STDEV([Data.Q92];[Data.T92];[Data.W92];[Data.Q104];[Data.T104];[Data.W104];[Data.Q116];[Data.T116];[Data.W116])" office:value-type="float" office:value="0.380019693414733" calcext:value-type="float">
            <text:p>0,3800196934</text:p>
          </table:table-cell>
          <table:table-cell table:style-name="ce8" table:formula="of:=AVERAGE([.N50:.P50])" office:value-type="float" office:value="72.3205932592593" calcext:value-type="float">
            <text:p>72,32059325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formula="of:=AVERAGE([Data.C93];[Data.F93];[Data.I93];[Data.C105];[Data.F105];[Data.I105];[Data.C117];[Data.F117];[Data.I117])" office:value-type="float" office:value="68.0650091111111" calcext:value-type="float">
            <text:p>68,0650091111</text:p>
          </table:table-cell>
          <table:table-cell table:formula="of:=AVERAGE([Data.D93];[Data.G93];[Data.J93];[Data.D105];[Data.G105];[Data.J105];[Data.D117];[Data.G117];[Data.J117])" office:value-type="float" office:value="59.9527873333333" calcext:value-type="float">
            <text:p>59,9527873333</text:p>
          </table:table-cell>
          <table:table-cell table:formula="of:=AVERAGE([Data.E93];[Data.H93];[Data.K93];[Data.E105];[Data.H105];[Data.K105];[Data.E117];[Data.H117];[Data.K117])" office:value-type="float" office:value="53.5116318888889" calcext:value-type="float">
            <text:p>53,5116318889</text:p>
          </table:table-cell>
          <table:table-cell table:style-name="ce15" table:formula="of:=STDEV([Data.C93];[Data.F93];[Data.I93];[Data.C105];[Data.F105];[Data.I105];[Data.C117];[Data.F117];[Data.I117])" office:value-type="float" office:value="1.64495560340693" calcext:value-type="float">
            <text:p>1,6449556034</text:p>
          </table:table-cell>
          <table:table-cell table:style-name="ce15" table:formula="of:=STDEV([Data.D93];[Data.G93];[Data.J93];[Data.D105];[Data.G105];[Data.J105];[Data.D117];[Data.G117];[Data.J117])" office:value-type="float" office:value="1.23213017413015" calcext:value-type="float">
            <text:p>1,2321301741</text:p>
          </table:table-cell>
          <table:table-cell table:style-name="ce15" table:formula="of:=STDEV([Data.E93];[Data.H93];[Data.K93];[Data.E105];[Data.H105];[Data.K105];[Data.E117];[Data.H117];[Data.K117])" office:value-type="float" office:value="2.12802935267752" calcext:value-type="float">
            <text:p>2,1280293527</text:p>
          </table:table-cell>
          <table:table-cell table:style-name="ce8" table:formula="of:=AVERAGE([.D51:.F51])" office:value-type="float" office:value="60.5098094444445" calcext:value-type="float">
            <text:p>60,5098094444</text:p>
          </table:table-cell>
          <table:table-cell table:number-columns-repeated="2"/>
          <table:table-cell office:value-type="string" calcext:value-type="string">
            <text:p>pedestrian</text:p>
          </table:table-cell>
          <table:table-cell table:style-name="ce8" table:formula="of:=AVERAGE([Data.O93];[Data.R93];[Data.U93];[Data.O105];[Data.R105];[Data.U105];[Data.O117];[Data.R117];[Data.U117])" office:value-type="float" office:value="63.1518566666667" calcext:value-type="float">
            <text:p>63,1518566667</text:p>
          </table:table-cell>
          <table:table-cell table:style-name="ce8" table:formula="of:=AVERAGE([Data.P93];[Data.S93];[Data.V93];[Data.P105];[Data.S105];[Data.V105];[Data.P117];[Data.S117];[Data.V117])" office:value-type="float" office:value="56.1241641111111" calcext:value-type="float">
            <text:p>56,1241641111</text:p>
          </table:table-cell>
          <table:table-cell table:style-name="ce8" table:formula="of:=AVERAGE([Data.Q93];[Data.T93];[Data.W93];[Data.Q105];[Data.T105];[Data.W105];[Data.Q117];[Data.T117];[Data.W117])" office:value-type="float" office:value="49.6042633333333" calcext:value-type="float">
            <text:p>49,6042633333</text:p>
          </table:table-cell>
          <table:table-cell table:style-name="ce15" table:formula="of:=STDEV([Data.O93];[Data.R93];[Data.U93];[Data.O105];[Data.R105];[Data.U105];[Data.O117];[Data.R117];[Data.U117])" office:value-type="float" office:value="3.27545202637522" calcext:value-type="float">
            <text:p>3,2754520264</text:p>
          </table:table-cell>
          <table:table-cell table:style-name="ce15" table:formula="of:=STDEV([Data.P93];[Data.S93];[Data.V93];[Data.P105];[Data.S105];[Data.V105];[Data.P117];[Data.S117];[Data.V117])" office:value-type="float" office:value="3.16665648540339" calcext:value-type="float">
            <text:p>3,1666564854</text:p>
          </table:table-cell>
          <table:table-cell table:style-name="ce15" table:formula="of:=STDEV([Data.Q93];[Data.T93];[Data.W93];[Data.Q105];[Data.T105];[Data.W105];[Data.Q117];[Data.T117];[Data.W117])" office:value-type="float" office:value="2.24512830753261" calcext:value-type="float">
            <text:p>2,2451283075</text:p>
          </table:table-cell>
          <table:table-cell table:style-name="ce8" table:formula="of:=AVERAGE([.N51:.P51])" office:value-type="float" office:value="56.293428037037" calcext:value-type="float">
            <text:p>56,293428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formula="of:=AVERAGE([Data.C94];[Data.F94];[Data.I94];[Data.C106];[Data.F106];[Data.I106];[Data.C118];[Data.F118];[Data.I118])" office:value-type="float" office:value="79.4939914444444" calcext:value-type="float">
            <text:p>79,4939914444</text:p>
          </table:table-cell>
          <table:table-cell table:formula="of:=AVERAGE([Data.D94];[Data.G94];[Data.J94];[Data.D106];[Data.G106];[Data.J106];[Data.D118];[Data.G118];[Data.J118])" office:value-type="float" office:value="59.1884743333333" calcext:value-type="float">
            <text:p>59,1884743333</text:p>
          </table:table-cell>
          <table:table-cell table:formula="of:=AVERAGE([Data.E94];[Data.H94];[Data.K94];[Data.E106];[Data.H106];[Data.K106];[Data.E118];[Data.H118];[Data.K118])" office:value-type="float" office:value="55.7450886666667" calcext:value-type="float">
            <text:p>55,7450886667</text:p>
          </table:table-cell>
          <table:table-cell table:style-name="ce15" table:formula="of:=STDEV([Data.C94];[Data.F94];[Data.I94];[Data.C106];[Data.F106];[Data.I106];[Data.C118];[Data.F118];[Data.I118])" office:value-type="float" office:value="1.55462714391515" calcext:value-type="float">
            <text:p>1,5546271439</text:p>
          </table:table-cell>
          <table:table-cell table:style-name="ce15" table:formula="of:=STDEV([Data.D94];[Data.G94];[Data.J94];[Data.D106];[Data.G106];[Data.J106];[Data.D118];[Data.G118];[Data.J118])" office:value-type="float" office:value="1.36343504948723" calcext:value-type="float">
            <text:p>1,3634350495</text:p>
          </table:table-cell>
          <table:table-cell table:style-name="ce15" table:formula="of:=STDEV([Data.E94];[Data.H94];[Data.K94];[Data.E106];[Data.H106];[Data.K106];[Data.E118];[Data.H118];[Data.K118])" office:value-type="float" office:value="1.3284587917923" calcext:value-type="float">
            <text:p>1,3284587918</text:p>
          </table:table-cell>
          <table:table-cell table:style-name="ce8" table:formula="of:=AVERAGE([.D52:.F52])" office:value-type="float" office:value="64.8091848148148" calcext:value-type="float">
            <text:p>64,8091848148</text:p>
          </table:table-cell>
          <table:table-cell table:number-columns-repeated="2"/>
          <table:table-cell office:value-type="string" calcext:value-type="string">
            <text:p>cyclist</text:p>
          </table:table-cell>
          <table:table-cell table:style-name="ce8" table:formula="of:=AVERAGE([Data.O94];[Data.R94];[Data.U94];[Data.O106];[Data.R106];[Data.U106];[Data.O118];[Data.R118];[Data.U118])" office:value-type="float" office:value="74.2654428888889" calcext:value-type="float">
            <text:p>74,2654428889</text:p>
          </table:table-cell>
          <table:table-cell table:style-name="ce8" table:formula="of:=AVERAGE([Data.P94];[Data.S94];[Data.V94];[Data.P106];[Data.S106];[Data.V106];[Data.P118];[Data.S118];[Data.V118])" office:value-type="float" office:value="55.7329495555556" calcext:value-type="float">
            <text:p>55,7329495556</text:p>
          </table:table-cell>
          <table:table-cell table:style-name="ce8" table:formula="of:=AVERAGE([Data.Q94];[Data.T94];[Data.W94];[Data.Q106];[Data.T106];[Data.W106];[Data.Q118];[Data.T118];[Data.W118])" office:value-type="float" office:value="52.2763327777778" calcext:value-type="float">
            <text:p>52,2763327778</text:p>
          </table:table-cell>
          <table:table-cell table:style-name="ce15" table:formula="of:=STDEV([Data.O94];[Data.R94];[Data.U94];[Data.O106];[Data.R106];[Data.U106];[Data.O118];[Data.R118];[Data.U118])" office:value-type="float" office:value="1.5303700972048" calcext:value-type="float">
            <text:p>1,5303700972</text:p>
          </table:table-cell>
          <table:table-cell table:style-name="ce15" table:formula="of:=STDEV([Data.P94];[Data.S94];[Data.V94];[Data.P106];[Data.S106];[Data.V106];[Data.P118];[Data.S118];[Data.V118])" office:value-type="float" office:value="0.912325968927926" calcext:value-type="float">
            <text:p>0,9123259689</text:p>
          </table:table-cell>
          <table:table-cell table:style-name="ce15" table:formula="of:=STDEV([Data.Q94];[Data.T94];[Data.W94];[Data.Q106];[Data.T106];[Data.W106];[Data.Q118];[Data.T118];[Data.W118])" office:value-type="float" office:value="1.05737928936626" calcext:value-type="float">
            <text:p>1,0573792894</text:p>
          </table:table-cell>
          <table:table-cell table:style-name="ce8" table:formula="of:=AVERAGE([.N52:.P52])" office:value-type="float" office:value="60.7582417407407" calcext:value-type="float">
            <text:p>60,75824174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D50:.D52])" office:value-type="float" office:value="77.3120532222222" calcext:value-type="float">
            <text:p>77,3120532222</text:p>
          </table:table-cell>
          <table:table-cell table:style-name="ce7" table:formula="of:=AVERAGE([.E50:.E52])" office:value-type="float" office:value="63.9081468888889" calcext:value-type="float">
            <text:p>63,9081468889</text:p>
          </table:table-cell>
          <table:table-cell table:style-name="ce7" table:formula="of:=AVERAGE([.F50:.F52])" office:value-type="float" office:value="57.9761155925926" calcext:value-type="float">
            <text:p>57,9761155926</text:p>
          </table:table-cell>
          <table:table-cell table:number-columns-repeated="3"/>
          <table:table-cell table:style-name="ce7" table:formula="of:=AVERAGE([.D53:.F53])" office:value-type="float" office:value="66.3987719012346" calcext:value-type="float">
            <text:p>66,3987719012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N50:.N52])" office:value-type="float" office:value="73.499715" calcext:value-type="float">
            <text:p>73,499715</text:p>
          </table:table-cell>
          <table:table-cell table:style-name="ce7" table:formula="of:=AVERAGE([.O50:.O52])" office:value-type="float" office:value="60.7949801851852" calcext:value-type="float">
            <text:p>60,7949801852</text:p>
          </table:table-cell>
          <table:table-cell table:style-name="ce7" table:formula="of:=AVERAGE([.P50:.P52])" office:value-type="float" office:value="55.0775678518519" calcext:value-type="float">
            <text:p>55,0775678519</text:p>
          </table:table-cell>
          <table:table-cell table:number-columns-repeated="3"/>
          <table:table-cell table:style-name="ce7" table:formula="of:=AVERAGE([.N53:.P53])" office:value-type="float" office:value="63.1240876790123" calcext:value-type="float">
            <text:p>63,124087679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verage time</text:p>
          </table:table-cell>
          <table:table-cell table:style-name="ce7"/>
          <table:table-cell table:style-name="Default" table:number-columns-repeated="2"/>
          <table:table-cell table:number-columns-repeated="6"/>
          <table:table-cell table:style-name="ce5" office:value-type="string" calcext:value-type="string">
            <text:p>Average time</text:p>
          </table:table-cell>
          <table:table-cell table:style-name="ce7" table:formula="of:=[Data.O1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Bbox– no ensemble</text:p>
          </table:table-cell>
          <table:table-cell table:style-name="ce1" table:number-columns-repeated="4"/>
          <table:table-cell table:number-columns-repeated="5"/>
          <table:table-cell table:style-name="ce1" office:value-type="string" calcext:value-type="string">
            <text:p>Only Bbox ensemble</text:p>
          </table:table-cell>
          <table:table-cell table:style-name="ce1" table:number-columns-repeated="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 table:number-columns-repeated="2"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formula="of:=AVERAGE([Data.C126];[Data.F126];[Data.I126];[Data.C138];[Data.F138];[Data.I138];[Data.C150];[Data.F150];[Data.I150])" office:value-type="float" office:value="87.6886467777778" calcext:value-type="float">
            <text:p>87,6886467778</text:p>
          </table:table-cell>
          <table:table-cell table:formula="of:=AVERAGE([Data.D126];[Data.G126];[Data.J126];[Data.D138];[Data.G138];[Data.J138];[Data.D150];[Data.G150];[Data.J150])" office:value-type="float" office:value="84.0631248888889" calcext:value-type="float">
            <text:p>84,0631248889</text:p>
          </table:table-cell>
          <table:table-cell table:formula="of:=AVERAGE([Data.E126];[Data.H126];[Data.K126];[Data.E138];[Data.H138];[Data.K138];[Data.E150];[Data.H150];[Data.K150])" office:value-type="float" office:value="76.3249486666667" calcext:value-type="float">
            <text:p>76,3249486667</text:p>
          </table:table-cell>
          <table:table-cell table:style-name="ce15" table:formula="of:=STDEV([Data.C126];[Data.F126];[Data.I126];[Data.C138];[Data.F138];[Data.I138];[Data.C150];[Data.F150];[Data.I150])" office:value-type="float" office:value="0.396918322275432" calcext:value-type="float">
            <text:p>0,3969183223</text:p>
          </table:table-cell>
          <table:table-cell table:style-name="ce15" table:formula="of:=STDEV([Data.D126];[Data.G126];[Data.J126];[Data.D138];[Data.G138];[Data.J138];[Data.D150];[Data.G150];[Data.J150])" office:value-type="float" office:value="0.669207613679688" calcext:value-type="float">
            <text:p>0,6692076137</text:p>
          </table:table-cell>
          <table:table-cell table:style-name="ce15" table:formula="of:=STDEV([Data.E126];[Data.H126];[Data.K126];[Data.E138];[Data.H138];[Data.K138];[Data.E150];[Data.H150];[Data.K150])" office:value-type="float" office:value="0.41315506960462" calcext:value-type="float">
            <text:p>0,4131550696</text:p>
          </table:table-cell>
          <table:table-cell table:style-name="ce8" table:formula="of:=AVERAGE([.D59:.F59])" office:value-type="float" office:value="82.6922401111111" calcext:value-type="float">
            <text:p>82,6922401111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style-name="ce10" table:formula="of:=AVERAGE([Data.O126];[Data.R126];[Data.U126];[Data.O138];[Data.R138];[Data.U138];[Data.O150];[Data.R150];[Data.U150])" office:value-type="float" office:value="88.2200765555556" calcext:value-type="float">
            <text:p>88,2</text:p>
          </table:table-cell>
          <table:table-cell table:style-name="ce10" table:formula="of:=AVERAGE([Data.P126];[Data.S126];[Data.V126];[Data.P138];[Data.S138];[Data.V138];[Data.P150];[Data.S150];[Data.V150])" office:value-type="float" office:value="84.9744821111111" calcext:value-type="float">
            <text:p>85,0</text:p>
          </table:table-cell>
          <table:table-cell table:style-name="ce10" table:formula="of:=AVERAGE([Data.Q126];[Data.T126];[Data.W126];[Data.Q138];[Data.T138];[Data.W138];[Data.Q150];[Data.T150];[Data.W150])" office:value-type="float" office:value="76.826382" calcext:value-type="float">
            <text:p>76,8</text:p>
          </table:table-cell>
          <table:table-cell table:style-name="ce16" table:formula="of:=STDEV([Data.O126];[Data.R126];[Data.U126];[Data.O138];[Data.R138];[Data.U138];[Data.O150];[Data.R150];[Data.U150])" office:value-type="float" office:value="0.290581118019183" calcext:value-type="float">
            <text:p>0,3</text:p>
          </table:table-cell>
          <table:table-cell table:style-name="ce16" table:formula="of:=STDEV([Data.P126];[Data.S126];[Data.V126];[Data.P138];[Data.S138];[Data.V138];[Data.P150];[Data.S150];[Data.V150])" office:value-type="float" office:value="0.546973192853736" calcext:value-type="float">
            <text:p>0,5</text:p>
          </table:table-cell>
          <table:table-cell table:style-name="ce16" table:formula="of:=STDEV([Data.Q126];[Data.T126];[Data.W126];[Data.Q138];[Data.T138];[Data.W138];[Data.Q150];[Data.T150];[Data.W150])" office:value-type="float" office:value="0.326970667231021" calcext:value-type="float">
            <text:p>0,3</text:p>
          </table:table-cell>
          <table:table-cell table:style-name="ce10" table:formula="of:=AVERAGE([.N59:.P59])" office:value-type="float" office:value="83.3403135555556" calcext:value-type="float">
            <text:p>83,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formula="of:=AVERAGE([Data.C127];[Data.F127];[Data.I127];[Data.C139];[Data.F139];[Data.I139];[Data.C151];[Data.F151];[Data.I151])" office:value-type="float" office:value="70.6650256666667" calcext:value-type="float">
            <text:p>70,6650256667</text:p>
          </table:table-cell>
          <table:table-cell table:formula="of:=AVERAGE([Data.D127];[Data.G127];[Data.J127];[Data.D139];[Data.G139];[Data.J139];[Data.D151];[Data.G151];[Data.J151])" office:value-type="float" office:value="64.4286453333333" calcext:value-type="float">
            <text:p>64,4286453333</text:p>
          </table:table-cell>
          <table:table-cell table:formula="of:=AVERAGE([Data.E127];[Data.H127];[Data.K127];[Data.E139];[Data.H139];[Data.K139];[Data.E151];[Data.H151];[Data.K151])" office:value-type="float" office:value="57.5382733333333" calcext:value-type="float">
            <text:p>57,5382733333</text:p>
          </table:table-cell>
          <table:table-cell table:style-name="ce15" table:formula="of:=STDEV([Data.C127];[Data.F127];[Data.I127];[Data.C139];[Data.F139];[Data.I139];[Data.C151];[Data.F151];[Data.I151])" office:value-type="float" office:value="1.71867219935325" calcext:value-type="float">
            <text:p>1,7186721994</text:p>
          </table:table-cell>
          <table:table-cell table:style-name="ce15" table:formula="of:=STDEV([Data.D127];[Data.G127];[Data.J127];[Data.D139];[Data.G139];[Data.J139];[Data.D151];[Data.G151];[Data.J151])" office:value-type="float" office:value="2.45747657576441" calcext:value-type="float">
            <text:p>2,4574765758</text:p>
          </table:table-cell>
          <table:table-cell table:style-name="ce15" table:formula="of:=STDEV([Data.E127];[Data.H127];[Data.K127];[Data.E139];[Data.H139];[Data.K139];[Data.E151];[Data.H151];[Data.K151])" office:value-type="float" office:value="2.20193644566351" calcext:value-type="float">
            <text:p>2,2019364457</text:p>
          </table:table-cell>
          <table:table-cell table:style-name="ce8" table:formula="of:=AVERAGE([.D60:.F60])" office:value-type="float" office:value="64.2106481111111" calcext:value-type="float">
            <text:p>64,2106481111</text:p>
          </table:table-cell>
          <table:table-cell table:number-columns-repeated="2"/>
          <table:table-cell office:value-type="string" calcext:value-type="string">
            <text:p>pedestrian</text:p>
          </table:table-cell>
          <table:table-cell table:style-name="ce10" table:formula="of:=AVERAGE([Data.O127];[Data.R127];[Data.U127];[Data.O139];[Data.R139];[Data.U139];[Data.O151];[Data.R151];[Data.U151])" office:value-type="float" office:value="72.0750885555556" calcext:value-type="float">
            <text:p>72,1</text:p>
          </table:table-cell>
          <table:table-cell table:style-name="ce10" table:formula="of:=AVERAGE([Data.P127];[Data.S127];[Data.V127];[Data.P139];[Data.S139];[Data.V139];[Data.P151];[Data.S151];[Data.V151])" office:value-type="float" office:value="65.9427108888889" calcext:value-type="float">
            <text:p>65,9</text:p>
          </table:table-cell>
          <table:table-cell table:style-name="ce10" table:formula="of:=AVERAGE([Data.Q127];[Data.T127];[Data.W127];[Data.Q139];[Data.T139];[Data.W139];[Data.Q151];[Data.T151];[Data.W151])" office:value-type="float" office:value="58.965906" calcext:value-type="float">
            <text:p>59,0</text:p>
          </table:table-cell>
          <table:table-cell table:style-name="ce16" table:formula="of:=STDEV([Data.O127];[Data.R127];[Data.U127];[Data.O139];[Data.R139];[Data.U139];[Data.O151];[Data.R151];[Data.U151])" office:value-type="float" office:value="1.8882048736429" calcext:value-type="float">
            <text:p>1,9</text:p>
          </table:table-cell>
          <table:table-cell table:style-name="ce16" table:formula="of:=STDEV([Data.P127];[Data.S127];[Data.V127];[Data.P139];[Data.S139];[Data.V139];[Data.P151];[Data.S151];[Data.V151])" office:value-type="float" office:value="1.21871986077651" calcext:value-type="float">
            <text:p>1,2</text:p>
          </table:table-cell>
          <table:table-cell table:style-name="ce16" table:formula="of:=STDEV([Data.Q127];[Data.T127];[Data.W127];[Data.Q139];[Data.T139];[Data.W139];[Data.Q151];[Data.T151];[Data.W151])" office:value-type="float" office:value="1.18623928189921" calcext:value-type="float">
            <text:p>1,2</text:p>
          </table:table-cell>
          <table:table-cell table:style-name="ce10" table:formula="of:=AVERAGE([.N60:.P60])" office:value-type="float" office:value="65.6612351481482" calcext:value-type="float">
            <text:p>65,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formula="of:=AVERAGE([Data.C128];[Data.F128];[Data.I128];[Data.C140];[Data.F140];[Data.I140];[Data.C152];[Data.F152];[Data.I152])" office:value-type="float" office:value="80.4008112222222" calcext:value-type="float">
            <text:p>80,4008112222</text:p>
          </table:table-cell>
          <table:table-cell table:formula="of:=AVERAGE([Data.D128];[Data.G128];[Data.J128];[Data.D140];[Data.G140];[Data.J140];[Data.D152];[Data.G152];[Data.J152])" office:value-type="float" office:value="60.9223264444444" calcext:value-type="float">
            <text:p>60,9223264444</text:p>
          </table:table-cell>
          <table:table-cell table:formula="of:=AVERAGE([Data.E128];[Data.H128];[Data.K128];[Data.E140];[Data.H140];[Data.K140];[Data.E152];[Data.H152];[Data.K152])" office:value-type="float" office:value="57.0402425555556" calcext:value-type="float">
            <text:p>57,0402425556</text:p>
          </table:table-cell>
          <table:table-cell table:style-name="ce15" table:formula="of:=STDEV([Data.C128];[Data.F128];[Data.I128];[Data.C140];[Data.F140];[Data.I140];[Data.C152];[Data.F152];[Data.I152])" office:value-type="float" office:value="1.897946534846" calcext:value-type="float">
            <text:p>1,8979465348</text:p>
          </table:table-cell>
          <table:table-cell table:style-name="ce15" table:formula="of:=STDEV([Data.D128];[Data.G128];[Data.J128];[Data.D140];[Data.G140];[Data.J140];[Data.D152];[Data.G152];[Data.J152])" office:value-type="float" office:value="1.56470172820518" calcext:value-type="float">
            <text:p>1,5647017282</text:p>
          </table:table-cell>
          <table:table-cell table:style-name="ce15" table:formula="of:=STDEV([Data.E128];[Data.H128];[Data.K128];[Data.E140];[Data.H140];[Data.K140];[Data.E152];[Data.H152];[Data.K152])" office:value-type="float" office:value="1.24631885507824" calcext:value-type="float">
            <text:p>1,2463188551</text:p>
          </table:table-cell>
          <table:table-cell table:style-name="ce8" table:formula="of:=AVERAGE([.D61:.F61])" office:value-type="float" office:value="66.1211267407407" calcext:value-type="float">
            <text:p>66,1211267407</text:p>
          </table:table-cell>
          <table:table-cell table:number-columns-repeated="2"/>
          <table:table-cell office:value-type="string" calcext:value-type="string">
            <text:p>cyclist</text:p>
          </table:table-cell>
          <table:table-cell table:style-name="ce10" table:formula="of:=AVERAGE([Data.O128];[Data.R128];[Data.U128];[Data.O140];[Data.R140];[Data.U140];[Data.O152];[Data.R152];[Data.U152])" office:value-type="float" office:value="81.9946424444444" calcext:value-type="float">
            <text:p>82,0</text:p>
          </table:table-cell>
          <table:table-cell table:style-name="ce10" table:formula="of:=AVERAGE([Data.P128];[Data.S128];[Data.V128];[Data.P140];[Data.S140];[Data.V140];[Data.P152];[Data.S152];[Data.V152])" office:value-type="float" office:value="62.7515528888889" calcext:value-type="float">
            <text:p>62,8</text:p>
          </table:table-cell>
          <table:table-cell table:style-name="ce10" table:formula="of:=AVERAGE([Data.Q128];[Data.T128];[Data.W128];[Data.Q140];[Data.T140];[Data.W140];[Data.Q152];[Data.T152];[Data.W152])" office:value-type="float" office:value="58.5273648888889" calcext:value-type="float">
            <text:p>58,5</text:p>
          </table:table-cell>
          <table:table-cell table:style-name="ce16" table:formula="of:=STDEV([Data.O128];[Data.R128];[Data.U128];[Data.O140];[Data.R140];[Data.U140];[Data.O152];[Data.R152];[Data.U152])" office:value-type="float" office:value="1.31549474696872" calcext:value-type="float">
            <text:p>1,3</text:p>
          </table:table-cell>
          <table:table-cell table:style-name="ce16" table:formula="of:=STDEV([Data.P128];[Data.S128];[Data.V128];[Data.P140];[Data.S140];[Data.V140];[Data.P152];[Data.S152];[Data.V152])" office:value-type="float" office:value="0.948896940694621" calcext:value-type="float">
            <text:p>0,9</text:p>
          </table:table-cell>
          <table:table-cell table:style-name="ce16" table:formula="of:=STDEV([Data.Q128];[Data.T128];[Data.W128];[Data.Q140];[Data.T140];[Data.W140];[Data.Q152];[Data.T152];[Data.W152])" office:value-type="float" office:value="0.973133183438994" calcext:value-type="float">
            <text:p>1,0</text:p>
          </table:table-cell>
          <table:table-cell table:style-name="ce10" table:formula="of:=AVERAGE([.N61:.P61])" office:value-type="float" office:value="67.7578534074074" calcext:value-type="float">
            <text:p>67,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D59:.D61])" office:value-type="float" office:value="79.5848278888889" calcext:value-type="float">
            <text:p>79,5848278889</text:p>
          </table:table-cell>
          <table:table-cell table:style-name="ce7" table:formula="of:=AVERAGE([.E59:.E61])" office:value-type="float" office:value="69.8046988888889" calcext:value-type="float">
            <text:p>69,8046988889</text:p>
          </table:table-cell>
          <table:table-cell table:style-name="ce7" table:formula="of:=AVERAGE([.F59:.F61])" office:value-type="float" office:value="63.6344881851852" calcext:value-type="float">
            <text:p>63,6344881852</text:p>
          </table:table-cell>
          <table:table-cell table:number-columns-repeated="3"/>
          <table:table-cell table:style-name="ce7" table:formula="of:=AVERAGE([.D62:.F62])" office:value-type="float" office:value="71.0080049876543" calcext:value-type="float">
            <text:p>71,0080049877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style-name="ce12" table:formula="of:=AVERAGE([.N59:.N61])" office:value-type="float" office:value="80.7632691851852" calcext:value-type="float">
            <text:p>80,8</text:p>
          </table:table-cell>
          <table:table-cell table:style-name="ce12" table:formula="of:=AVERAGE([.O59:.O61])" office:value-type="float" office:value="71.2229152962963" calcext:value-type="float">
            <text:p>71,2</text:p>
          </table:table-cell>
          <table:table-cell table:style-name="ce12" table:formula="of:=AVERAGE([.P59:.P61])" office:value-type="float" office:value="64.7732176296296" calcext:value-type="float">
            <text:p>64,8</text:p>
          </table:table-cell>
          <table:table-cell table:style-name="ce14" table:number-columns-repeated="3"/>
          <table:table-cell table:style-name="ce12" table:formula="of:=AVERAGE([.N62:.P62])" office:value-type="float" office:value="72.253134037037" calcext:value-type="float">
            <text:p>72,3</text:p>
          </table:table-cell>
        </table:table-row>
        <table:table-row table:style-name="ro1">
          <table:table-cell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 table:number-columns-repeated="2"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formula="of:=AVERAGE([Data.C132];[Data.F132];[Data.I132];[Data.C144];[Data.F144];[Data.I144];[Data.C156];[Data.D110];[Data.I156])" office:value-type="float" office:value="83.5788176666667" calcext:value-type="float">
            <text:p>83,5788176667</text:p>
          </table:table-cell>
          <table:table-cell table:formula="of:=AVERAGE([Data.D132];[Data.G132];[Data.J132];[Data.D144];[Data.G144];[Data.J144];[Data.D156];[Data.E110];[Data.J156])" office:value-type="float" office:value="71.700314" calcext:value-type="float">
            <text:p>71,700314</text:p>
          </table:table-cell>
          <table:table-cell table:formula="of:=AVERAGE([Data.E132];[Data.H132];[Data.K132];[Data.E144];[Data.H144];[Data.K144];[Data.C110];[Data.H156];[Data.K156])" office:value-type="float" office:value="66.3824775555556" calcext:value-type="float">
            <text:p>66,3824775556</text:p>
          </table:table-cell>
          <table:table-cell table:style-name="ce15" table:formula="of:=STDEV([Data.C132];[Data.F132];[Data.I132];[Data.C144];[Data.F144];[Data.I144];[Data.C156];[Data.D110];[Data.I156])" office:value-type="float" office:value="0.708572973711777" calcext:value-type="float">
            <text:p>0,7085729737</text:p>
          </table:table-cell>
          <table:table-cell table:style-name="ce15" table:formula="of:=STDEV([Data.D132];[Data.G132];[Data.J132];[Data.D144];[Data.G144];[Data.J144];[Data.D156];[Data.E110];[Data.J156])" office:value-type="float" office:value="2.062814932928" calcext:value-type="float">
            <text:p>2,0628149329</text:p>
          </table:table-cell>
          <table:table-cell table:style-name="ce15" table:formula="of:=STDEV([Data.E132];[Data.H132];[Data.K132];[Data.E144];[Data.H144];[Data.K144];[Data.C110];[Data.H156];[Data.K156])" office:value-type="float" office:value="8.15769270043263" calcext:value-type="float">
            <text:p>8,1576927004</text:p>
          </table:table-cell>
          <table:table-cell table:style-name="ce8" table:formula="of:=AVERAGE([.D65:.F65])" office:value-type="float" office:value="73.8872030740741" calcext:value-type="float">
            <text:p>73,8872030741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style-name="ce10" table:formula="of:=AVERAGE([Data.O132];[Data.R132];[Data.U132];[Data.O144];[Data.R144];[Data.U144];[Data.O156];[Data.R156];[Data.U156])" office:value-type="float" office:value="84.0867656666667" calcext:value-type="float">
            <text:p>84,1</text:p>
          </table:table-cell>
          <table:table-cell table:style-name="ce10" table:formula="of:=AVERAGE([Data.P132];[Data.S132];[Data.V132];[Data.P144];[Data.S144];[Data.V144];[Data.P156];[Data.S156];[Data.V156])" office:value-type="float" office:value="72.233823" calcext:value-type="float">
            <text:p>72,2</text:p>
          </table:table-cell>
          <table:table-cell table:style-name="ce10" table:formula="of:=AVERAGE([Data.Q132];[Data.T132];[Data.W132];[Data.Q144];[Data.T144];[Data.W144];[Data.Q156];[Data.T156];[Data.W156])" office:value-type="float" office:value="64.3929402222222" calcext:value-type="float">
            <text:p>64,4</text:p>
          </table:table-cell>
          <table:table-cell table:style-name="ce16" table:formula="of:=STDEV([Data.O132];[Data.R132];[Data.U132];[Data.O144];[Data.R144];[Data.U144];[Data.O156];[Data.R156];[Data.U156])" office:value-type="float" office:value="0.426044711480204" calcext:value-type="float">
            <text:p>0,4</text:p>
          </table:table-cell>
          <table:table-cell table:style-name="ce16" table:formula="of:=STDEV([Data.P132];[Data.S132];[Data.V132];[Data.P144];[Data.S144];[Data.V144];[Data.P156];[Data.S156];[Data.V156])" office:value-type="float" office:value="0.534535508859797" calcext:value-type="float">
            <text:p>0,5</text:p>
          </table:table-cell>
          <table:table-cell table:style-name="ce16" table:formula="of:=STDEV([Data.Q132];[Data.T132];[Data.W132];[Data.Q144];[Data.T144];[Data.W144];[Data.Q156];[Data.T156];[Data.W156])" office:value-type="float" office:value="0.371924105136981" calcext:value-type="float">
            <text:p>0,4</text:p>
          </table:table-cell>
          <table:table-cell table:style-name="ce10" table:formula="of:=AVERAGE([.N65:.P65])" office:value-type="float" office:value="73.5711762962963" calcext:value-type="float">
            <text:p>73,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formula="of:=AVERAGE([Data.C133];[Data.F133];[Data.I133];[Data.C145];[Data.F145];[Data.I145];[Data.C157];[Data.D111];[Data.I157])" office:value-type="float" office:value="64.6290661111111" calcext:value-type="float">
            <text:p>64,6290661111</text:p>
          </table:table-cell>
          <table:table-cell table:formula="of:=AVERAGE([Data.D133];[Data.G133];[Data.J133];[Data.D145];[Data.G145];[Data.J145];[Data.D157];[Data.E111];[Data.J157])" office:value-type="float" office:value="57.5026494444444" calcext:value-type="float">
            <text:p>57,5026494444</text:p>
          </table:table-cell>
          <table:table-cell table:formula="of:=AVERAGE([Data.E133];[Data.H133];[Data.K133];[Data.E145];[Data.H145];[Data.K145];[Data.C111];[Data.H157];[Data.K157])" office:value-type="float" office:value="52.7361445555555" calcext:value-type="float">
            <text:p>52,7361445556</text:p>
          </table:table-cell>
          <table:table-cell table:style-name="ce15" table:formula="of:=STDEV([Data.C133];[Data.F133];[Data.I133];[Data.C145];[Data.F145];[Data.I145];[Data.C157];[Data.D111];[Data.I157])" office:value-type="float" office:value="3.42491900486371" calcext:value-type="float">
            <text:p>3,4249190049</text:p>
          </table:table-cell>
          <table:table-cell table:style-name="ce15" table:formula="of:=STDEV([Data.D133];[Data.G133];[Data.J133];[Data.D145];[Data.G145];[Data.J145];[Data.D157];[Data.E111];[Data.J157])" office:value-type="float" office:value="2.45775973076912" calcext:value-type="float">
            <text:p>2,4577597308</text:p>
          </table:table-cell>
          <table:table-cell table:style-name="ce15" table:formula="of:=STDEV([Data.E133];[Data.H133];[Data.K133];[Data.E145];[Data.H145];[Data.K145];[Data.C111];[Data.H157];[Data.K157])" office:value-type="float" office:value="6.7636419340828" calcext:value-type="float">
            <text:p>6,7636419341</text:p>
          </table:table-cell>
          <table:table-cell table:style-name="ce8" table:formula="of:=AVERAGE([.D66:.F66])" office:value-type="float" office:value="58.2892867037037" calcext:value-type="float">
            <text:p>58,2892867037</text:p>
          </table:table-cell>
          <table:table-cell table:number-columns-repeated="2"/>
          <table:table-cell office:value-type="string" calcext:value-type="string">
            <text:p>pedestrian</text:p>
          </table:table-cell>
          <table:table-cell table:style-name="ce10" table:formula="of:=AVERAGE([Data.O133];[Data.R133];[Data.U133];[Data.O145];[Data.R145];[Data.U145];[Data.O157];[Data.R157];[Data.U157])" office:value-type="float" office:value="67.1400646666667" calcext:value-type="float">
            <text:p>67,1</text:p>
          </table:table-cell>
          <table:table-cell table:style-name="ce10" table:formula="of:=AVERAGE([Data.P133];[Data.S133];[Data.V133];[Data.P145];[Data.S145];[Data.V145];[Data.P157];[Data.S157];[Data.V157])" office:value-type="float" office:value="59.1429616666667" calcext:value-type="float">
            <text:p>59,1</text:p>
          </table:table-cell>
          <table:table-cell table:style-name="ce10" table:formula="of:=AVERAGE([Data.Q133];[Data.T133];[Data.W133];[Data.Q145];[Data.T145];[Data.W145];[Data.Q157];[Data.T157];[Data.W157])" office:value-type="float" office:value="52.4946933333333" calcext:value-type="float">
            <text:p>52,5</text:p>
          </table:table-cell>
          <table:table-cell table:style-name="ce16" table:formula="of:=STDEV([Data.O133];[Data.R133];[Data.U133];[Data.O145];[Data.R145];[Data.U145];[Data.O157];[Data.R157];[Data.U157])" office:value-type="float" office:value="1.85825521515251" calcext:value-type="float">
            <text:p>1,9</text:p>
          </table:table-cell>
          <table:table-cell table:style-name="ce16" table:formula="of:=STDEV([Data.P133];[Data.S133];[Data.V133];[Data.P145];[Data.S145];[Data.V145];[Data.P157];[Data.S157];[Data.V157])" office:value-type="float" office:value="1.46595329342718" calcext:value-type="float">
            <text:p>1,5</text:p>
          </table:table-cell>
          <table:table-cell table:style-name="ce16" table:formula="of:=STDEV([Data.Q133];[Data.T133];[Data.W133];[Data.Q145];[Data.T145];[Data.W145];[Data.Q157];[Data.T157];[Data.W157])" office:value-type="float" office:value="2.0880806339567" calcext:value-type="float">
            <text:p>2,1</text:p>
          </table:table-cell>
          <table:table-cell table:style-name="ce10" table:formula="of:=AVERAGE([.N66:.P66])" office:value-type="float" office:value="59.5925732222222" calcext:value-type="float">
            <text:p>59,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formula="of:=AVERAGE([Data.C134];[Data.F134];[Data.I134];[Data.C146];[Data.F146];[Data.I146];[Data.C158];[Data.D112];[Data.K138])" office:value-type="float" office:value="74.1067797777778" calcext:value-type="float">
            <text:p>74,1067797778</text:p>
          </table:table-cell>
          <table:table-cell table:formula="of:=AVERAGE([Data.D134];[Data.G134];[Data.J134];[Data.D146];[Data.G146];[Data.J146];[Data.D158];[Data.E112];[Data.J158])" office:value-type="float" office:value="56.718925" calcext:value-type="float">
            <text:p>56,718925</text:p>
          </table:table-cell>
          <table:table-cell table:formula="of:=AVERAGE([Data.E134];[Data.H134];[Data.K134];[Data.E146];[Data.H146];[Data.K146];[Data.C112];[Data.J138];[Data.K158])" office:value-type="float" office:value="59.514586" calcext:value-type="float">
            <text:p>59,514586</text:p>
          </table:table-cell>
          <table:table-cell table:style-name="ce15" table:formula="of:=STDEV([Data.C134];[Data.F134];[Data.I134];[Data.C146];[Data.F146];[Data.I146];[Data.C158];[Data.D112];[Data.K138])" office:value-type="float" office:value="5.28660116315334" calcext:value-type="float">
            <text:p>5,2866011632</text:p>
          </table:table-cell>
          <table:table-cell table:style-name="ce15" table:formula="of:=STDEV([Data.D134];[Data.G134];[Data.J134];[Data.D146];[Data.G146];[Data.J146];[Data.D158];[Data.E112];[Data.J158])" office:value-type="float" office:value="2.02160351960579" calcext:value-type="float">
            <text:p>2,0216035196</text:p>
          </table:table-cell>
          <table:table-cell table:style-name="ce15" table:formula="of:=STDEV([Data.E134];[Data.H134];[Data.K134];[Data.E146];[Data.H146];[Data.K146];[Data.C112];[Data.J138];[Data.K158])" office:value-type="float" office:value="13.4793188377131" calcext:value-type="float">
            <text:p>13,4793188377</text:p>
          </table:table-cell>
          <table:table-cell table:style-name="ce8" table:formula="of:=AVERAGE([.D67:.F67])" office:value-type="float" office:value="63.4467635925926" calcext:value-type="float">
            <text:p>63,4467635926</text:p>
          </table:table-cell>
          <table:table-cell table:number-columns-repeated="2"/>
          <table:table-cell office:value-type="string" calcext:value-type="string">
            <text:p>cyclist</text:p>
          </table:table-cell>
          <table:table-cell table:style-name="ce10" table:formula="of:=AVERAGE([Data.O134];[Data.R134];[Data.U134];[Data.O146];[Data.R146];[Data.U146];[Data.O158];[Data.R158];[Data.U158])" office:value-type="float" office:value="78.4482125555556" calcext:value-type="float">
            <text:p>78,4</text:p>
          </table:table-cell>
          <table:table-cell table:style-name="ce10" table:formula="of:=AVERAGE([Data.P134];[Data.S134];[Data.V134];[Data.P146];[Data.S146];[Data.V146];[Data.P158];[Data.S158];[Data.V158])" office:value-type="float" office:value="58.1510632222222" calcext:value-type="float">
            <text:p>58,2</text:p>
          </table:table-cell>
          <table:table-cell table:style-name="ce10" table:formula="of:=AVERAGE([Data.Q134];[Data.T134];[Data.W134];[Data.Q146];[Data.T146];[Data.W146];[Data.Q158];[Data.T158];[Data.W158])" office:value-type="float" office:value="54.6429353333333" calcext:value-type="float">
            <text:p>54,6</text:p>
          </table:table-cell>
          <table:table-cell table:style-name="ce16" table:formula="of:=STDEV([Data.O134];[Data.R134];[Data.U134];[Data.O146];[Data.R146];[Data.U146];[Data.O158];[Data.R158];[Data.U158])" office:value-type="float" office:value="1.26701226700475" calcext:value-type="float">
            <text:p>1,3</text:p>
          </table:table-cell>
          <table:table-cell table:style-name="ce16" table:formula="of:=STDEV([Data.P134];[Data.S134];[Data.V134];[Data.P146];[Data.S146];[Data.V146];[Data.P158];[Data.S158];[Data.V158])" office:value-type="float" office:value="0.626113054469353" calcext:value-type="float">
            <text:p>0,6</text:p>
          </table:table-cell>
          <table:table-cell table:style-name="ce16" table:formula="of:=STDEV([Data.Q134];[Data.T134];[Data.W134];[Data.Q146];[Data.T146];[Data.W146];[Data.Q158];[Data.T158];[Data.W158])" office:value-type="float" office:value="0.726822324603992" calcext:value-type="float">
            <text:p>0,7</text:p>
          </table:table-cell>
          <table:table-cell table:style-name="ce10" table:formula="of:=AVERAGE([.N67:.P67])" office:value-type="float" office:value="63.7474037037037" calcext:value-type="float">
            <text:p>63,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D65:.D67])" office:value-type="float" office:value="74.1048878518519" calcext:value-type="float">
            <text:p>74,1048878519</text:p>
          </table:table-cell>
          <table:table-cell table:style-name="ce7" table:formula="of:=AVERAGE([.E65:.E67])" office:value-type="float" office:value="61.9739628148148" calcext:value-type="float">
            <text:p>61,9739628148</text:p>
          </table:table-cell>
          <table:table-cell table:style-name="ce7" table:formula="of:=AVERAGE([.F65:.F67])" office:value-type="float" office:value="59.5444027037037" calcext:value-type="float">
            <text:p>59,5444027037</text:p>
          </table:table-cell>
          <table:table-cell table:number-columns-repeated="3"/>
          <table:table-cell table:style-name="ce7" table:formula="of:=AVERAGE([.D68:.F68])" office:value-type="float" office:value="65.2077511234568" calcext:value-type="float">
            <text:p>65,2077511235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style-name="ce12" table:formula="of:=AVERAGE([.N65:.N67])" office:value-type="float" office:value="76.5583476296296" calcext:value-type="float">
            <text:p>76,6</text:p>
          </table:table-cell>
          <table:table-cell table:style-name="ce12" table:formula="of:=AVERAGE([.O65:.O67])" office:value-type="float" office:value="63.1759492962963" calcext:value-type="float">
            <text:p>63,2</text:p>
          </table:table-cell>
          <table:table-cell table:style-name="ce12" table:formula="of:=AVERAGE([.P65:.P67])" office:value-type="float" office:value="57.1768562962963" calcext:value-type="float">
            <text:p>57,2</text:p>
          </table:table-cell>
          <table:table-cell table:style-name="ce14" table:number-columns-repeated="3"/>
          <table:table-cell table:style-name="ce12" table:formula="of:=AVERAGE([.N68:.P68])" office:value-type="float" office:value="65.6370510740741" calcext:value-type="float">
            <text:p>65,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verage time</text:p>
          </table:table-cell>
          <table:table-cell table:style-name="ce7" table:formula="of:=[Data.C159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5" office:value-type="string" calcext:value-type="string">
            <text:p>Average time</text:p>
          </table:table-cell>
          <table:table-cell table:style-name="ce7" table:formula="of:=[Data.O1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Reference</text:p>
          </table:table-cell>
          <table:table-cell table:style-name="ce1" table:number-columns-repeated="4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formula="of:=AVERAGE([Data.C28];[Data.F28];[Data.I28])" office:value-type="string" office:string-value="" calcext:value-type="error">
            <text:p>#DZIEL/0!</text:p>
          </table:table-cell>
          <table:table-cell table:formula="of:=AVERAGE([Data.D28];[Data.G28];[Data.J28])" office:value-type="string" office:string-value="" calcext:value-type="error">
            <text:p>#DZIEL/0!</text:p>
          </table:table-cell>
          <table:table-cell table:formula="of:=AVERAGE([Data.E28];[Data.H28];[Data.K28])" office:value-type="string" office:string-value="" calcext:value-type="error">
            <text:p>#DZIEL/0!</text:p>
          </table:table-cell>
          <table:table-cell table:style-name="ce15" table:formula="of:=STDEV([Data.C28];[Data.F28];[Data.I28])" office:value-type="string" office:string-value="" calcext:value-type="error">
            <text:p>#DZIEL/0!</text:p>
          </table:table-cell>
          <table:table-cell table:style-name="ce15" table:formula="of:=STDEV([Data.D28];[Data.G28];[Data.J28])" office:value-type="string" office:string-value="" calcext:value-type="error">
            <text:p>#DZIEL/0!</text:p>
          </table:table-cell>
          <table:table-cell table:style-name="ce15" table:formula="of:=STDEV([Data.E28];[Data.H28];[Data.K28])" office:value-type="string" office:string-value="" calcext:value-type="error">
            <text:p>#DZIEL/0!</text:p>
          </table:table-cell>
          <table:table-cell table:style-name="ce8" table:formula="of:=AVERAGE([.D74:.F74])" office:value-type="string" office:string-value="" calcext:value-type="error">
            <text:p>#DZIEL/0!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formula="of:=AVERAGE([Data.C29];[Data.F29];[Data.I29])" office:value-type="string" office:string-value="" calcext:value-type="error">
            <text:p>#DZIEL/0!</text:p>
          </table:table-cell>
          <table:table-cell table:formula="of:=AVERAGE([Data.D29];[Data.G29];[Data.J29])" office:value-type="string" office:string-value="" calcext:value-type="error">
            <text:p>#DZIEL/0!</text:p>
          </table:table-cell>
          <table:table-cell table:formula="of:=AVERAGE([Data.E29];[Data.H29];[Data.K29])" office:value-type="string" office:string-value="" calcext:value-type="error">
            <text:p>#DZIEL/0!</text:p>
          </table:table-cell>
          <table:table-cell table:style-name="ce15" table:formula="of:=STDEV([Data.C29];[Data.F29];[Data.I29])" office:value-type="string" office:string-value="" calcext:value-type="error">
            <text:p>#DZIEL/0!</text:p>
          </table:table-cell>
          <table:table-cell table:style-name="ce15" table:formula="of:=STDEV([Data.D29];[Data.G29];[Data.J29])" office:value-type="string" office:string-value="" calcext:value-type="error">
            <text:p>#DZIEL/0!</text:p>
          </table:table-cell>
          <table:table-cell table:style-name="ce15" table:formula="of:=STDEV([Data.E29];[Data.H29];[Data.K29])" office:value-type="string" office:string-value="" calcext:value-type="error">
            <text:p>#DZIEL/0!</text:p>
          </table:table-cell>
          <table:table-cell table:style-name="ce8" table:formula="of:=AVERAGE([.D75:.F75])" office:value-type="string" office:string-value="" calcext:value-type="error">
            <text:p>#DZIEL/0!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formula="of:=AVERAGE([Data.C30];[Data.F30];[Data.I30])" office:value-type="string" office:string-value="" calcext:value-type="error">
            <text:p>#DZIEL/0!</text:p>
          </table:table-cell>
          <table:table-cell table:formula="of:=AVERAGE([Data.D30];[Data.G30];[Data.J30])" office:value-type="string" office:string-value="" calcext:value-type="error">
            <text:p>#DZIEL/0!</text:p>
          </table:table-cell>
          <table:table-cell table:formula="of:=AVERAGE([Data.E30];[Data.H30];[Data.K30])" office:value-type="string" office:string-value="" calcext:value-type="error">
            <text:p>#DZIEL/0!</text:p>
          </table:table-cell>
          <table:table-cell table:style-name="ce15" table:formula="of:=STDEV([Data.C30];[Data.F30];[Data.I30])" office:value-type="string" office:string-value="" calcext:value-type="error">
            <text:p>#DZIEL/0!</text:p>
          </table:table-cell>
          <table:table-cell table:style-name="ce15" table:formula="of:=STDEV([Data.D30];[Data.G30];[Data.J30])" office:value-type="string" office:string-value="" calcext:value-type="error">
            <text:p>#DZIEL/0!</text:p>
          </table:table-cell>
          <table:table-cell table:style-name="ce15" table:formula="of:=STDEV([Data.E30];[Data.H30];[Data.K30])" office:value-type="string" office:string-value="" calcext:value-type="error">
            <text:p>#DZIEL/0!</text:p>
          </table:table-cell>
          <table:table-cell table:style-name="ce8" table:formula="of:=AVERAGE([.D76:.F76])" office:value-type="string" office:string-value="" calcext:value-type="error">
            <text:p>#DZIEL/0!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D74:.D76])" office:value-type="string" office:string-value="" calcext:value-type="error">
            <text:p>#DZIEL/0!</text:p>
          </table:table-cell>
          <table:table-cell table:style-name="ce7" table:formula="of:=AVERAGE([.E74:.E76])" office:value-type="string" office:string-value="" calcext:value-type="error">
            <text:p>#DZIEL/0!</text:p>
          </table:table-cell>
          <table:table-cell table:style-name="ce7" table:formula="of:=AVERAGE([.F74:.F76])" office:value-type="string" office:string-value="" calcext:value-type="error">
            <text:p>#DZIEL/0!</text:p>
          </table:table-cell>
          <table:table-cell table:number-columns-repeated="3"/>
          <table:table-cell table:style-name="ce7" table:formula="of:=AVERAGE([.D77:.F77])" office:value-type="string" office:string-value="" calcext:value-type="error">
            <text:p>#DZIEL/0!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formula="of:=AVERAGE([Data.C34];[Data.D46];[Data.I34])" office:value-type="float" office:value="84.854126" calcext:value-type="float">
            <text:p>84,854126</text:p>
          </table:table-cell>
          <table:table-cell table:formula="of:=AVERAGE([Data.D34];[Data.E46];[Data.J34])" office:value-type="float" office:value="76.659866" calcext:value-type="float">
            <text:p>76,659866</text:p>
          </table:table-cell>
          <table:table-cell table:formula="of:=AVERAGE([Data.C46];[Data.H34];[Data.K34])" office:value-type="float" office:value="87.887283" calcext:value-type="float">
            <text:p>87,887283</text:p>
          </table:table-cell>
          <table:table-cell table:style-name="ce15" table:formula="of:=STDEV([Data.C34];[Data.D46];[Data.I34])" office:value-type="string" office:string-value="" calcext:value-type="error">
            <text:p>#DZIEL/0!</text:p>
          </table:table-cell>
          <table:table-cell table:style-name="ce15" table:formula="of:=STDEV([Data.D34];[Data.E46];[Data.J34])" office:value-type="string" office:string-value="" calcext:value-type="error">
            <text:p>#DZIEL/0!</text:p>
          </table:table-cell>
          <table:table-cell table:style-name="ce15" table:formula="of:=STDEV([Data.C46];[Data.H34];[Data.K34])" office:value-type="string" office:string-value="" calcext:value-type="error">
            <text:p>#DZIEL/0!</text:p>
          </table:table-cell>
          <table:table-cell table:style-name="ce8" table:formula="of:=AVERAGE([.D80:.F80])" office:value-type="float" office:value="83.1337583333333" calcext:value-type="float">
            <text:p>83,1337583333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formula="of:=AVERAGE([Data.C35];[Data.D47];[Data.I35])" office:value-type="float" office:value="65.355614" calcext:value-type="float">
            <text:p>65,355614</text:p>
          </table:table-cell>
          <table:table-cell table:formula="of:=AVERAGE([Data.D35];[Data.E47];[Data.J35])" office:value-type="float" office:value="58.123787" calcext:value-type="float">
            <text:p>58,123787</text:p>
          </table:table-cell>
          <table:table-cell table:formula="of:=AVERAGE([Data.C47];[Data.H35];[Data.K35])" office:value-type="float" office:value="71.411407" calcext:value-type="float">
            <text:p>71,411407</text:p>
          </table:table-cell>
          <table:table-cell table:style-name="ce15" table:formula="of:=STDEV([Data.C35];[Data.D47];[Data.I35])" office:value-type="string" office:string-value="" calcext:value-type="error">
            <text:p>#DZIEL/0!</text:p>
          </table:table-cell>
          <table:table-cell table:style-name="ce15" table:formula="of:=STDEV([Data.D35];[Data.E47];[Data.J35])" office:value-type="string" office:string-value="" calcext:value-type="error">
            <text:p>#DZIEL/0!</text:p>
          </table:table-cell>
          <table:table-cell table:style-name="ce15" table:formula="of:=STDEV([Data.C47];[Data.H35];[Data.K35])" office:value-type="string" office:string-value="" calcext:value-type="error">
            <text:p>#DZIEL/0!</text:p>
          </table:table-cell>
          <table:table-cell table:style-name="ce8" table:formula="of:=AVERAGE([.D81:.F81])" office:value-type="float" office:value="64.9636026666667" calcext:value-type="float">
            <text:p>64,9636026667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formula="of:=AVERAGE([Data.C36];[Data.D48];[Data.I36])" office:value-type="float" office:value="60.376949" calcext:value-type="float">
            <text:p>60,376949</text:p>
          </table:table-cell>
          <table:table-cell table:formula="of:=AVERAGE([Data.D36];[Data.E48];[Data.J36])" office:value-type="float" office:value="56.574451" calcext:value-type="float">
            <text:p>56,574451</text:p>
          </table:table-cell>
          <table:table-cell table:formula="of:=AVERAGE([Data.C48];[Data.H36];[Data.K36])" office:value-type="float" office:value="77.786026" calcext:value-type="float">
            <text:p>77,786026</text:p>
          </table:table-cell>
          <table:table-cell table:style-name="ce15" table:formula="of:=STDEV([Data.C36];[Data.D48];[Data.I36])" office:value-type="string" office:string-value="" calcext:value-type="error">
            <text:p>#DZIEL/0!</text:p>
          </table:table-cell>
          <table:table-cell table:style-name="ce15" table:formula="of:=STDEV([Data.D36];[Data.E48];[Data.J36])" office:value-type="string" office:string-value="" calcext:value-type="error">
            <text:p>#DZIEL/0!</text:p>
          </table:table-cell>
          <table:table-cell table:style-name="ce15" table:formula="of:=STDEV([Data.C48];[Data.H36];[Data.K36])" office:value-type="string" office:string-value="" calcext:value-type="error">
            <text:p>#DZIEL/0!</text:p>
          </table:table-cell>
          <table:table-cell table:style-name="ce8" table:formula="of:=AVERAGE([.D82:.F82])" office:value-type="float" office:value="64.9124753333333" calcext:value-type="float">
            <text:p>64,9124753333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D80:.D82])" office:value-type="float" office:value="70.195563" calcext:value-type="float">
            <text:p>70,195563</text:p>
          </table:table-cell>
          <table:table-cell table:style-name="ce7" table:formula="of:=AVERAGE([.E80:.E82])" office:value-type="float" office:value="63.7860346666667" calcext:value-type="float">
            <text:p>63,7860346667</text:p>
          </table:table-cell>
          <table:table-cell table:style-name="ce7" table:formula="of:=AVERAGE([.F80:.F82])" office:value-type="float" office:value="79.0282386666667" calcext:value-type="float">
            <text:p>79,0282386667</text:p>
          </table:table-cell>
          <table:table-cell table:number-columns-repeated="3"/>
          <table:table-cell table:style-name="ce7" table:formula="of:=AVERAGE([.D83:.F83])" office:value-type="float" office:value="71.0032787777778" calcext:value-type="float">
            <text:p>71,0032787778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Average time</text:p>
          </table:table-cell>
          <table:table-cell table:style-name="ce7" office:value-type="float" office:value="0.055162720476" calcext:value-type="float">
            <text:p>0,0551627205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.00.0000</text:date>, <text:time style:data-style-name="N2" text:time-value="13:35:19.97487897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9:39:28.498260190</meta:creation-date>
    <dc:date>2019-03-05T13:36:46.069978081</dc:date>
    <meta:editing-duration>PT6H53M11S</meta:editing-duration>
    <meta:editing-cycles>58</meta:editing-cycles>
    <meta:generator>LibreOffice/5.1.6.2$Linux_X86_64 LibreOffice_project/10m0$Build-2</meta:generator>
    <meta:document-statistic meta:table-count="2" meta:cell-count="2717" meta:object-count="0"/>
  </office:meta>
</office:document-meta>
</file>